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4597in" style:rel-column-width="15256*"/>
    </style:style>
    <style:style style:name="Table1.B" style:family="table-column">
      <style:table-column-properties style:column-width="0.9507in" style:rel-column-width="9936*"/>
    </style:style>
    <style:style style:name="Table1.C" style:family="table-column">
      <style:table-column-properties style:column-width="0.9167in" style:rel-column-width="9580*"/>
    </style:style>
    <style:style style:name="Table1.D" style:family="table-column">
      <style:table-column-properties style:column-width="0.9674in" style:rel-column-width="10110*"/>
    </style:style>
    <style:style style:name="Table1.E" style:family="table-column">
      <style:table-column-properties style:column-width="1.0757in" style:rel-column-width="11243*"/>
    </style:style>
    <style:style style:name="Table1.F" style:family="table-column">
      <style:table-column-properties style:column-width="0.9in" style:rel-column-width="9410*"/>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4953in" style:auto-text-indent="false"/>
      <style:text-properties fo:language="en" fo:country="US" officeooo:rsid="0296e97a" officeooo:paragraph-rsid="0296e97a"/>
    </style:style>
    <style:style style:name="P9"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10"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11" style:family="paragraph" style:parent-style-name="Standard">
      <style:paragraph-properties fo:margin-left="0in" fo:margin-right="0in" fo:text-indent="0in" style:auto-text-indent="false"/>
      <style:text-properties fo:language="en" fo:country="US" officeooo:paragraph-rsid="003de4de"/>
    </style:style>
    <style:style style:name="P12"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Normal-text">
      <style:paragraph-properties fo:margin-left="0in" fo:margin-right="0in" fo:text-indent="0in" style:auto-text-indent="false"/>
      <style:text-properties officeooo:rsid="02250744" officeooo:paragraph-rsid="02027a73"/>
    </style:style>
    <style:style style:name="P17" style:family="paragraph" style:parent-style-name="Caption">
      <style:text-properties fo:language="en" fo:country="US"/>
    </style:style>
    <style:style style:name="P18" style:family="paragraph" style:parent-style-name="Caption">
      <style:text-properties fo:language="en" fo:country="US" officeooo:rsid="00595a25" officeooo:paragraph-rsid="005a2b72"/>
    </style:style>
    <style:style style:name="P19" style:family="paragraph" style:parent-style-name="Footnote">
      <style:text-properties officeooo:rsid="014fa11f" officeooo:paragraph-rsid="014fa11f"/>
    </style:style>
    <style:style style:name="P20" style:family="paragraph" style:parent-style-name="Footnote">
      <style:text-properties officeooo:paragraph-rsid="01b6319f"/>
    </style:style>
    <style:style style:name="P21" style:family="paragraph" style:parent-style-name="Footnote">
      <style:text-properties officeooo:paragraph-rsid="0275f0f7"/>
    </style:style>
    <style:style style:name="P22"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29"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30"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31" style:family="paragraph" style:parent-style-name="Standard">
      <style:text-properties officeooo:rsid="02131627" officeooo:paragraph-rsid="02680c7a"/>
    </style:style>
    <style:style style:name="P32" style:family="paragraph" style:parent-style-name="Standard">
      <style:text-properties officeooo:rsid="02131627" officeooo:paragraph-rsid="026951cb"/>
    </style:style>
    <style:style style:name="P33" style:family="paragraph" style:parent-style-name="Standard">
      <style:text-properties officeooo:rsid="02131627" officeooo:paragraph-rsid="02fba738"/>
    </style:style>
    <style:style style:name="P34" style:family="paragraph" style:parent-style-name="Standard">
      <style:text-properties officeooo:paragraph-rsid="026951cb"/>
    </style:style>
    <style:style style:name="P35" style:family="paragraph" style:parent-style-name="Standard">
      <style:text-properties officeooo:rsid="026951cb" officeooo:paragraph-rsid="026951cb"/>
    </style:style>
    <style:style style:name="P36" style:family="paragraph" style:parent-style-name="Standard">
      <style:text-properties officeooo:rsid="02cf9a88"/>
    </style:style>
    <style:style style:name="P37" style:family="paragraph" style:parent-style-name="Standard">
      <style:text-properties officeooo:rsid="02cf9a88" officeooo:paragraph-rsid="02cf9a88"/>
    </style:style>
    <style:style style:name="P38" style:family="paragraph" style:parent-style-name="Standard">
      <style:text-properties officeooo:rsid="02cf9a88" officeooo:paragraph-rsid="02d6ab2d"/>
    </style:style>
    <style:style style:name="P39" style:family="paragraph" style:parent-style-name="Standard">
      <style:text-properties officeooo:paragraph-rsid="02df2c9c"/>
    </style:style>
    <style:style style:name="P40" style:family="paragraph" style:parent-style-name="Standard">
      <style:text-properties officeooo:paragraph-rsid="02e09971"/>
    </style:style>
    <style:style style:name="P41" style:family="paragraph" style:parent-style-name="Standard">
      <style:text-properties officeooo:paragraph-rsid="02e243f3"/>
    </style:style>
    <style:style style:name="P42" style:family="paragraph" style:parent-style-name="Standard">
      <style:text-properties officeooo:rsid="02c0c9c5" officeooo:paragraph-rsid="02bd58c1"/>
    </style:style>
    <style:style style:name="P43" style:family="paragraph" style:parent-style-name="Standard">
      <style:text-properties officeooo:rsid="02daf16e" officeooo:paragraph-rsid="02daf16e"/>
    </style:style>
    <style:style style:name="P44" style:family="paragraph" style:parent-style-name="Standard">
      <style:text-properties officeooo:rsid="02df2c9c" officeooo:paragraph-rsid="02df2c9c"/>
    </style:style>
    <style:style style:name="P45" style:family="paragraph" style:parent-style-name="Standard">
      <style:text-properties officeooo:rsid="02df2c9c" officeooo:paragraph-rsid="02e19fb3"/>
    </style:style>
    <style:style style:name="P46" style:family="paragraph" style:parent-style-name="Standard">
      <style:text-properties officeooo:rsid="02e243f3" officeooo:paragraph-rsid="02e243f3"/>
    </style:style>
    <style:style style:name="P47" style:family="paragraph" style:parent-style-name="Standard">
      <style:text-properties officeooo:rsid="02e243f3" officeooo:paragraph-rsid="02fce3fe"/>
    </style:style>
    <style:style style:name="P48" style:family="paragraph" style:parent-style-name="Standard">
      <style:text-properties officeooo:rsid="02e4a21c" officeooo:paragraph-rsid="02e243f3"/>
    </style:style>
    <style:style style:name="P49" style:family="paragraph" style:parent-style-name="Standard">
      <style:text-properties officeooo:rsid="02e6248e" officeooo:paragraph-rsid="02e6248e"/>
    </style:style>
    <style:style style:name="P50" style:family="paragraph" style:parent-style-name="Standard">
      <style:text-properties officeooo:paragraph-rsid="02f2f8a3"/>
    </style:style>
    <style:style style:name="P51" style:family="paragraph" style:parent-style-name="Standard">
      <style:text-properties officeooo:rsid="02680c7a" officeooo:paragraph-rsid="02fba738"/>
    </style:style>
    <style:style style:name="P52" style:family="paragraph" style:parent-style-name="Standard">
      <style:text-properties officeooo:paragraph-rsid="02fce3fe"/>
    </style:style>
    <style:style style:name="P53" style:family="paragraph" style:parent-style-name="Standard">
      <style:text-properties officeooo:rsid="02e98893" officeooo:paragraph-rsid="02feb870"/>
    </style:style>
    <style:style style:name="P54"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55"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56" style:family="paragraph" style:parent-style-name="Standard" style:master-page-name="">
      <style:paragraph-properties style:page-number="auto" fo:keep-with-next="always"/>
      <style:text-properties officeooo:rsid="02cf9a88" officeooo:paragraph-rsid="02cf9a88"/>
    </style:style>
    <style:style style:name="P57" style:family="paragraph" style:parent-style-name="Standard" style:master-page-name="">
      <style:paragraph-properties style:page-number="auto" fo:keep-with-next="always"/>
      <style:text-properties officeooo:rsid="02d898b7"/>
    </style:style>
    <style:style style:name="P58" style:family="paragraph" style:parent-style-name="Standard" style:master-page-name="">
      <style:paragraph-properties style:page-number="auto" fo:keep-with-next="always"/>
      <style:text-properties officeooo:paragraph-rsid="02eb5ae1"/>
    </style:style>
    <style:style style:name="P59" style:family="paragraph" style:parent-style-name="Standard" style:master-page-name="">
      <style:paragraph-properties style:page-number="auto"/>
      <style:text-properties officeooo:rsid="02df2c9c" officeooo:paragraph-rsid="02df2c9c"/>
    </style:style>
    <style:style style:name="P60" style:family="paragraph" style:parent-style-name="Standard" style:master-page-name="">
      <style:paragraph-properties style:page-number="auto"/>
      <style:text-properties officeooo:rsid="02e243f3" officeooo:paragraph-rsid="02e243f3"/>
    </style:style>
    <style:style style:name="P61" style:family="paragraph" style:parent-style-name="Standard" style:master-page-name="">
      <style:paragraph-properties style:page-number="auto" fo:keep-with-next="auto"/>
      <style:text-properties officeooo:rsid="02d898b7"/>
    </style:style>
    <style:style style:name="P62"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63"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64"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65"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66"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67"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68"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69"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70"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71"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72"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73"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74"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75"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76"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77"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78"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79"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80" style:family="paragraph" style:parent-style-name="Table_20_Contents">
      <style:paragraph-properties fo:text-align="justify" style:justify-single-word="false" fo:hyphenation-ladder-count="no-limit"/>
      <style:text-properties fo:language="en" fo:country="US" officeooo:rsid="01da21fe" officeooo:paragraph-rsid="0051b53c" fo:hyphenate="false" fo:hyphenation-remain-char-count="2" fo:hyphenation-push-char-count="2"/>
    </style:style>
    <style:style style:name="P81" style:family="paragraph" style:parent-style-name="Table_20_Contents">
      <style:paragraph-properties fo:text-align="justify" style:justify-single-word="false" fo:hyphenation-ladder-count="no-limit"/>
      <style:text-properties fo:language="en" fo:country="US" officeooo:rsid="01d8e57b" officeooo:paragraph-rsid="01f37c39" fo:hyphenate="false" fo:hyphenation-remain-char-count="2" fo:hyphenation-push-char-count="2"/>
    </style:style>
    <style:style style:name="P82"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83" style:family="paragraph" style:parent-style-name="Table_20_Contents">
      <style:paragraph-properties fo:text-align="justify" style:justify-single-word="false" fo:hyphenation-ladder-count="no-limit"/>
      <style:text-properties fo:language="en" fo:country="US" officeooo:rsid="0236b556" officeooo:paragraph-rsid="0236b556" fo:hyphenate="false" fo:hyphenation-remain-char-count="2" fo:hyphenation-push-char-count="2"/>
    </style:style>
    <style:style style:name="P84" style:family="paragraph" style:parent-style-name="Table_20_Contents">
      <style:paragraph-properties fo:text-align="justify" style:justify-single-word="false"/>
    </style:style>
    <style:style style:name="P85" style:family="paragraph" style:parent-style-name="Table_20_Contents">
      <style:paragraph-properties fo:text-align="justify" style:justify-single-word="false"/>
      <style:text-properties officeooo:paragraph-rsid="028b5d68"/>
    </style:style>
    <style:style style:name="P86" style:family="paragraph" style:parent-style-name="Table_20_Contents">
      <style:paragraph-properties fo:text-align="justify" style:justify-single-word="false"/>
      <style:text-properties officeooo:rsid="028b5d68" officeooo:paragraph-rsid="028b5d68"/>
    </style:style>
    <style:style style:name="P87" style:family="paragraph" style:parent-style-name="Table_20_Contents">
      <style:paragraph-properties fo:text-align="justify" style:justify-single-word="false"/>
      <style:text-properties officeooo:rsid="028bd007" officeooo:paragraph-rsid="028bd007"/>
    </style:style>
    <style:style style:name="P88"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89"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90"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91"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92"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93" style:family="paragraph" style:parent-style-name="Normal-text">
      <style:paragraph-properties fo:hyphenation-ladder-count="no-limit"/>
      <style:text-properties fo:language="en" fo:country="US" officeooo:paragraph-rsid="0051b53c" fo:hyphenate="false" fo:hyphenation-remain-char-count="2" fo:hyphenation-push-char-count="2"/>
    </style:style>
    <style:style style:name="P94"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95"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96"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97"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98" style:family="paragraph" style:parent-style-name="Normal-text">
      <style:paragraph-properties fo:hyphenation-ladder-count="no-limit"/>
      <style:text-properties fo:language="en" fo:country="US" officeooo:rsid="0044f3ae" officeooo:paragraph-rsid="02b8c7b0" fo:hyphenate="false" fo:hyphenation-remain-char-count="2" fo:hyphenation-push-char-count="2"/>
    </style:style>
    <style:style style:name="P99"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100"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101"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02"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03"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04"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05"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06"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07"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08"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09"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10"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11"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12"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13"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14"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15"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16"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17"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18"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19" style:family="paragraph" style:parent-style-name="Normal-text">
      <style:text-properties fo:language="en" fo:country="US" officeooo:rsid="0261777c" officeooo:paragraph-rsid="0261777c"/>
    </style:style>
    <style:style style:name="P120"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21"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22"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23" style:family="paragraph" style:parent-style-name="Normal-text">
      <style:paragraph-properties fo:hyphenation-ladder-count="no-limit"/>
      <style:text-properties fo:language="en" fo:country="US" officeooo:rsid="02b8c7b0" officeooo:paragraph-rsid="02b8c7b0" fo:hyphenate="false" fo:hyphenation-remain-char-count="2" fo:hyphenation-push-char-count="2"/>
    </style:style>
    <style:style style:name="P124"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25"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126" style:family="paragraph" style:parent-style-name="Normal-text">
      <style:paragraph-properties fo:hyphenation-ladder-count="no-limit"/>
      <style:text-properties fo:hyphenate="false" fo:hyphenation-remain-char-count="2" fo:hyphenation-push-char-count="2"/>
    </style:style>
    <style:style style:name="P127" style:family="paragraph" style:parent-style-name="Normal-text">
      <style:paragraph-properties fo:hyphenation-ladder-count="no-limit"/>
      <style:text-properties officeooo:paragraph-rsid="013cf5e6" fo:hyphenate="false" fo:hyphenation-remain-char-count="2" fo:hyphenation-push-char-count="2"/>
    </style:style>
    <style:style style:name="P128" style:family="paragraph" style:parent-style-name="Normal-text">
      <style:paragraph-properties fo:hyphenation-ladder-count="no-limit"/>
      <style:text-properties officeooo:paragraph-rsid="01e85d93" fo:hyphenate="false" fo:hyphenation-remain-char-count="2" fo:hyphenation-push-char-count="2"/>
    </style:style>
    <style:style style:name="P129" style:family="paragraph" style:parent-style-name="Normal-text">
      <style:paragraph-properties fo:hyphenation-ladder-count="no-limit"/>
      <style:text-properties officeooo:paragraph-rsid="01eb3a57" fo:hyphenate="false" fo:hyphenation-remain-char-count="2" fo:hyphenation-push-char-count="2"/>
    </style:style>
    <style:style style:name="P130" style:family="paragraph" style:parent-style-name="Normal-text">
      <style:paragraph-properties fo:hyphenation-ladder-count="no-limit"/>
      <style:text-properties officeooo:paragraph-rsid="028e56da" fo:hyphenate="false" fo:hyphenation-remain-char-count="2" fo:hyphenation-push-char-count="2"/>
    </style:style>
    <style:style style:name="P131" style:family="paragraph" style:parent-style-name="Normal-text">
      <style:paragraph-properties fo:hyphenation-ladder-count="no-limit"/>
      <style:text-properties officeooo:paragraph-rsid="00d6d46d" fo:hyphenate="false" fo:hyphenation-remain-char-count="2" fo:hyphenation-push-char-count="2"/>
    </style:style>
    <style:style style:name="P132" style:family="paragraph" style:parent-style-name="Normal-text">
      <style:paragraph-properties fo:hyphenation-ladder-count="no-limit"/>
      <style:text-properties officeooo:paragraph-rsid="02918277" fo:hyphenate="false" fo:hyphenation-remain-char-count="2" fo:hyphenation-push-char-count="2"/>
    </style:style>
    <style:style style:name="P133" style:family="paragraph" style:parent-style-name="Normal-text">
      <style:paragraph-properties fo:hyphenation-ladder-count="no-limit"/>
      <style:text-properties officeooo:paragraph-rsid="02a059d3" fo:hyphenate="false" fo:hyphenation-remain-char-count="2" fo:hyphenation-push-char-count="2"/>
    </style:style>
    <style:style style:name="P134"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35" style:family="paragraph" style:parent-style-name="Normal-text">
      <style:text-properties officeooo:paragraph-rsid="02052ef6"/>
    </style:style>
    <style:style style:name="P136" style:family="paragraph" style:parent-style-name="Normal-text">
      <style:text-properties officeooo:paragraph-rsid="02069f09"/>
    </style:style>
    <style:style style:name="P137" style:family="paragraph" style:parent-style-name="Normal-text">
      <style:text-properties officeooo:paragraph-rsid="0207dc33"/>
    </style:style>
    <style:style style:name="P138" style:family="paragraph" style:parent-style-name="Normal-text">
      <style:text-properties officeooo:rsid="02052ef6"/>
    </style:style>
    <style:style style:name="P139" style:family="paragraph" style:parent-style-name="Normal-text">
      <style:text-properties officeooo:rsid="02052ef6" officeooo:paragraph-rsid="02052ef6"/>
    </style:style>
    <style:style style:name="P140" style:family="paragraph" style:parent-style-name="Normal-text">
      <style:text-properties officeooo:rsid="0207dc33" officeooo:paragraph-rsid="0207dc33"/>
    </style:style>
    <style:style style:name="P141" style:family="paragraph" style:parent-style-name="Normal-text">
      <style:text-properties officeooo:paragraph-rsid="0199ec1a"/>
    </style:style>
    <style:style style:name="P142" style:family="paragraph" style:parent-style-name="Normal-text">
      <style:text-properties officeooo:paragraph-rsid="022e339a"/>
    </style:style>
    <style:style style:name="P143" style:family="paragraph" style:parent-style-name="Normal-text">
      <style:text-properties officeooo:paragraph-rsid="023022c5"/>
    </style:style>
    <style:style style:name="P144" style:family="paragraph" style:parent-style-name="Normal-text">
      <style:text-properties officeooo:paragraph-rsid="0261777c"/>
    </style:style>
    <style:style style:name="P145" style:family="paragraph" style:parent-style-name="Normal-text">
      <style:text-properties officeooo:paragraph-rsid="0219d348"/>
    </style:style>
    <style:style style:name="P146" style:family="paragraph" style:parent-style-name="Normal-text">
      <style:text-properties officeooo:rsid="021dcb25" officeooo:paragraph-rsid="02680c7a"/>
    </style:style>
    <style:style style:name="P147" style:family="paragraph" style:parent-style-name="Normal-text">
      <style:text-properties officeooo:paragraph-rsid="026951cb"/>
    </style:style>
    <style:style style:name="P148" style:family="paragraph" style:parent-style-name="Normal-text">
      <style:text-properties officeooo:rsid="026951cb" officeooo:paragraph-rsid="026951cb"/>
    </style:style>
    <style:style style:name="P149" style:family="paragraph" style:parent-style-name="Normal-text">
      <style:text-properties officeooo:rsid="026f62de" officeooo:paragraph-rsid="0273110b"/>
    </style:style>
    <style:style style:name="P150" style:family="paragraph" style:parent-style-name="Normal-text">
      <style:text-properties officeooo:paragraph-rsid="027137e5"/>
    </style:style>
    <style:style style:name="P151" style:family="paragraph" style:parent-style-name="Normal-text">
      <style:text-properties officeooo:paragraph-rsid="02311e20"/>
    </style:style>
    <style:style style:name="P152" style:family="paragraph" style:parent-style-name="Normal-text">
      <style:text-properties officeooo:rsid="0281106c" officeooo:paragraph-rsid="0281106c"/>
    </style:style>
    <style:style style:name="P153" style:family="paragraph" style:parent-style-name="Normal-text">
      <style:text-properties officeooo:rsid="0197f7a4" officeooo:paragraph-rsid="0282d91e"/>
    </style:style>
    <style:style style:name="P154" style:family="paragraph" style:parent-style-name="Normal-text">
      <style:text-properties officeooo:rsid="0282d91e" officeooo:paragraph-rsid="0282d91e"/>
    </style:style>
    <style:style style:name="P155" style:family="paragraph" style:parent-style-name="Normal-text">
      <style:text-properties officeooo:paragraph-rsid="02bb73bd"/>
    </style:style>
    <style:style style:name="P156" style:family="paragraph" style:parent-style-name="Normal-text">
      <style:text-properties officeooo:paragraph-rsid="02ddab54"/>
    </style:style>
    <style:style style:name="P157" style:family="paragraph" style:parent-style-name="Normal-text">
      <style:text-properties officeooo:paragraph-rsid="02e7bb11"/>
    </style:style>
    <style:style style:name="P158" style:family="paragraph" style:parent-style-name="Normal-text">
      <style:text-properties officeooo:rsid="02df2c9c" officeooo:paragraph-rsid="02df2c9c"/>
    </style:style>
    <style:style style:name="P159" style:family="paragraph" style:parent-style-name="Normal-text">
      <style:text-properties officeooo:rsid="02e7bb11" officeooo:paragraph-rsid="02e7bb11"/>
    </style:style>
    <style:style style:name="P160" style:family="paragraph" style:parent-style-name="Normal-text">
      <style:text-properties officeooo:paragraph-rsid="02e98893"/>
    </style:style>
    <style:style style:name="P161" style:family="paragraph" style:parent-style-name="Normal-text">
      <style:text-properties officeooo:paragraph-rsid="02ec00f6"/>
    </style:style>
    <style:style style:name="P162" style:family="paragraph" style:parent-style-name="Normal-text">
      <style:text-properties officeooo:paragraph-rsid="02f0714b"/>
    </style:style>
    <style:style style:name="P163" style:family="paragraph" style:parent-style-name="Normal-text">
      <style:text-properties officeooo:paragraph-rsid="02e19fb3"/>
    </style:style>
    <style:style style:name="P164" style:family="paragraph" style:parent-style-name="Normal-text">
      <style:text-properties officeooo:rsid="02f1b711" officeooo:paragraph-rsid="02f1b711"/>
    </style:style>
    <style:style style:name="P165" style:family="paragraph" style:parent-style-name="Normal-text">
      <style:text-properties officeooo:rsid="02e98893" officeooo:paragraph-rsid="02e98893"/>
    </style:style>
    <style:style style:name="P166" style:family="paragraph" style:parent-style-name="Normal-text">
      <style:text-properties officeooo:rsid="02eb5ae1" officeooo:paragraph-rsid="02eb5ae1"/>
    </style:style>
    <style:style style:name="P167"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168"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169"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170" style:family="paragraph" style:parent-style-name="Normal-text-no-indention">
      <style:paragraph-properties fo:hyphenation-ladder-count="no-limit"/>
      <style:text-properties fo:language="en" fo:country="US" officeooo:rsid="0066774e" officeooo:paragraph-rsid="018b4b37" fo:hyphenate="false" fo:hyphenation-remain-char-count="2" fo:hyphenation-push-char-count="2"/>
    </style:style>
    <style:style style:name="P171"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172" style:family="paragraph" style:parent-style-name="Normal-text-no-indention">
      <style:text-properties fo:language="en" fo:country="US" officeooo:rsid="025dbf91" officeooo:paragraph-rsid="0261777c"/>
    </style:style>
    <style:style style:name="P173"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174" style:family="paragraph" style:parent-style-name="Normal-text-no-indention">
      <style:paragraph-properties fo:hyphenation-ladder-count="no-limit"/>
      <style:text-properties officeooo:paragraph-rsid="01bd75a8" fo:hyphenate="false" fo:hyphenation-remain-char-count="2" fo:hyphenation-push-char-count="2"/>
    </style:style>
    <style:style style:name="P175" style:family="paragraph" style:parent-style-name="Normal-text-no-indention">
      <style:text-properties officeooo:paragraph-rsid="02052ef6"/>
    </style:style>
    <style:style style:name="P176" style:family="paragraph" style:parent-style-name="Normal-text-no-indention">
      <style:text-properties officeooo:paragraph-rsid="0207dc33"/>
    </style:style>
    <style:style style:name="P177" style:family="paragraph" style:parent-style-name="Normal-text-no-indention">
      <style:text-properties officeooo:rsid="0197f7a4" officeooo:paragraph-rsid="0282d91e"/>
    </style:style>
    <style:style style:name="P178" style:family="paragraph" style:parent-style-name="Normal-text-no-indention">
      <style:text-properties officeooo:paragraph-rsid="02e3ca1a"/>
    </style:style>
    <style:style style:name="P179" style:family="paragraph" style:parent-style-name="Normal-text-no-indention">
      <style:text-properties officeooo:rsid="02df2c9c" officeooo:paragraph-rsid="02df2c9c"/>
    </style:style>
    <style:style style:name="P180" style:family="paragraph" style:parent-style-name="Normal-text-no-indention">
      <style:text-properties officeooo:rsid="02e98893" officeooo:paragraph-rsid="02e98893"/>
    </style:style>
    <style:style style:name="P181" style:family="paragraph" style:parent-style-name="Standard">
      <style:paragraph-properties fo:keep-with-next="always"/>
    </style:style>
    <style:style style:name="P182" style:family="paragraph" style:parent-style-name="Standard">
      <style:paragraph-properties fo:keep-with-next="always"/>
      <style:text-properties officeooo:rsid="02cf9a88"/>
    </style:style>
    <style:style style:name="P183" style:family="paragraph" style:parent-style-name="Standard">
      <style:paragraph-properties fo:keep-with-next="always"/>
      <style:text-properties officeooo:rsid="02cf9a88" officeooo:paragraph-rsid="02cf9a88"/>
    </style:style>
    <style:style style:name="P184" style:family="paragraph" style:parent-style-name="Standard">
      <style:paragraph-properties fo:keep-with-next="always"/>
      <style:text-properties officeooo:rsid="02cf9a88" officeooo:paragraph-rsid="02d6ab2d"/>
    </style:style>
    <style:style style:name="P185" style:family="paragraph" style:parent-style-name="Standard">
      <style:paragraph-properties fo:keep-with-next="always"/>
      <style:text-properties officeooo:rsid="02d898b7"/>
    </style:style>
    <style:style style:name="P186" style:family="paragraph" style:parent-style-name="Standard">
      <style:paragraph-properties fo:keep-with-next="always"/>
      <style:text-properties officeooo:rsid="02d898b7" officeooo:paragraph-rsid="02d898b7"/>
    </style:style>
    <style:style style:name="P187" style:family="paragraph" style:parent-style-name="Standard">
      <style:paragraph-properties fo:keep-with-next="always"/>
      <style:text-properties officeooo:rsid="02e98893"/>
    </style:style>
    <style:style style:name="P188" style:family="paragraph" style:parent-style-name="Standard">
      <style:paragraph-properties fo:keep-with-next="always"/>
      <style:text-properties officeooo:rsid="02e98893" officeooo:paragraph-rsid="02eb5ae1"/>
    </style:style>
    <style:style style:name="P189" style:family="paragraph" style:parent-style-name="Standard">
      <style:paragraph-properties fo:keep-with-next="always"/>
      <style:text-properties officeooo:rsid="02e98893" officeooo:paragraph-rsid="02feb870"/>
    </style:style>
    <style:style style:name="P190"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191"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192"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193"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194"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195"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196"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197"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198" style:family="paragraph" style:parent-style-name="Standard" style:list-style-name="L4"/>
    <style:style style:name="P199" style:family="paragraph" style:parent-style-name="Standard" style:list-style-name="L4">
      <style:text-properties officeooo:paragraph-rsid="02bd76e0"/>
    </style:style>
    <style:style style:name="P200" style:family="paragraph" style:parent-style-name="Standard" style:list-style-name="L4">
      <style:text-properties officeooo:paragraph-rsid="02d4f3c1"/>
    </style:style>
    <style:style style:name="P201" style:family="paragraph" style:parent-style-name="Standard" style:list-style-name="L4">
      <style:text-properties officeooo:rsid="02b8c7b0"/>
    </style:style>
    <style:style style:name="P202" style:family="paragraph" style:parent-style-name="Standard" style:list-style-name="L4">
      <style:text-properties officeooo:rsid="02b8c7b0" officeooo:paragraph-rsid="02bd76e0"/>
    </style:style>
    <style:style style:name="P203" style:family="paragraph" style:parent-style-name="Standard" style:list-style-name="L4">
      <style:text-properties officeooo:rsid="02b8c7b0" officeooo:paragraph-rsid="02df2c9c"/>
    </style:style>
    <style:style style:name="P204" style:family="paragraph" style:parent-style-name="Standard" style:list-style-name="L4">
      <style:text-properties officeooo:rsid="02b8c7b0" officeooo:paragraph-rsid="02dc622b"/>
    </style:style>
    <style:style style:name="P205" style:family="paragraph" style:parent-style-name="Standard" style:list-style-name="L4">
      <style:text-properties officeooo:rsid="02b8c7b0" officeooo:paragraph-rsid="02ddab54"/>
    </style:style>
    <style:style style:name="P206" style:family="paragraph" style:parent-style-name="Standard" style:list-style-name="L4">
      <style:text-properties officeooo:rsid="02bd360f" officeooo:paragraph-rsid="02dc622b"/>
    </style:style>
    <style:style style:name="P207" style:family="paragraph" style:parent-style-name="Standard">
      <style:text-properties officeooo:rsid="02fce3fe" officeooo:paragraph-rsid="02e243f3"/>
    </style:style>
    <style:style style:name="P208" style:family="paragraph" style:parent-style-name="Standard">
      <style:text-properties officeooo:rsid="02fce3fe" officeooo:paragraph-rsid="02fce3fe"/>
    </style:style>
    <style:style style:name="P209" style:family="paragraph" style:parent-style-name="Standard">
      <style:text-properties officeooo:rsid="02e243f3" officeooo:paragraph-rsid="02fce3fe"/>
    </style:style>
    <style:style style:name="P210" style:family="paragraph" style:parent-style-name="Standard" style:list-style-name="L5">
      <style:text-properties officeooo:rsid="02e7bb11"/>
    </style:style>
    <style:style style:name="P211" style:family="paragraph" style:parent-style-name="Standard" style:list-style-name="L5">
      <style:text-properties officeooo:rsid="02e7bb11" officeooo:paragraph-rsid="02e7bb11"/>
    </style:style>
    <style:style style:name="P212" style:family="paragraph" style:parent-style-name="Standard">
      <style:text-properties officeooo:rsid="02fba738" officeooo:paragraph-rsid="02fba738"/>
    </style:style>
    <style:style style:name="P213"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214" style:family="paragraph" style:parent-style-name="Footer" style:list-style-name="L1"/>
    <style:style style:name="P215" style:family="paragraph" style:parent-style-name="Heading_20_2">
      <style:text-properties officeooo:rsid="01e51397" officeooo:paragraph-rsid="01e6210a"/>
    </style:style>
    <style:style style:name="P216"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217"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218"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219" style:family="paragraph" style:parent-style-name="Heading_20_2">
      <style:text-properties fo:language="en" fo:country="US" officeooo:rsid="0188cc01" officeooo:paragraph-rsid="018b4b37"/>
    </style:style>
    <style:style style:name="P220"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221" style:family="paragraph" style:parent-style-name="Heading_20_2">
      <style:text-properties officeooo:rsid="02ded034" officeooo:paragraph-rsid="02ded034"/>
    </style:style>
    <style:style style:name="P222" style:family="paragraph" style:parent-style-name="Heading_20_2">
      <style:text-properties officeooo:rsid="02e243f3" officeooo:paragraph-rsid="02e243f3"/>
    </style:style>
    <style:style style:name="P223" style:family="paragraph" style:parent-style-name="Heading_20_2">
      <style:text-properties officeooo:rsid="02e98893" officeooo:paragraph-rsid="02e98893"/>
    </style:style>
    <style:style style:name="P224" style:family="paragraph" style:parent-style-name="Heading_20_2">
      <style:text-properties officeooo:paragraph-rsid="02063d08"/>
    </style:style>
    <style:style style:name="P225" style:family="paragraph" style:parent-style-name="Heading_20_2">
      <style:text-properties officeooo:rsid="02222e46" officeooo:paragraph-rsid="02222e46"/>
    </style:style>
    <style:style style:name="P226" style:family="paragraph" style:parent-style-name="Heading_20_2">
      <style:text-properties officeooo:paragraph-rsid="02131627"/>
    </style:style>
    <style:style style:name="P227" style:family="paragraph" style:parent-style-name="Heading_20_2">
      <style:text-properties officeooo:rsid="0207dc33" officeooo:paragraph-rsid="0207dc33"/>
    </style:style>
    <style:style style:name="P228" style:family="paragraph" style:parent-style-name="Heading_20_2">
      <style:text-properties officeooo:rsid="02250744" officeooo:paragraph-rsid="025f824d"/>
    </style:style>
    <style:style style:name="P229" style:family="paragraph" style:parent-style-name="Heading_20_2">
      <style:text-properties officeooo:rsid="0282d91e" officeooo:paragraph-rsid="0282d91e"/>
    </style:style>
    <style:style style:name="P230" style:family="paragraph" style:parent-style-name="Heading_20_2">
      <style:text-properties officeooo:rsid="0197f7a4" officeooo:paragraph-rsid="0197f7a4"/>
    </style:style>
    <style:style style:name="P231" style:family="paragraph" style:parent-style-name="Caption" style:master-page-name="Standard">
      <style:paragraph-properties style:page-number="auto"/>
      <style:text-properties fo:font-size="12pt" fo:language="en" fo:country="US" style:font-size-asian="12pt" style:font-size-complex="12pt"/>
    </style:style>
    <style:style style:name="P232" style:family="paragraph" style:parent-style-name="Heading_20_1">
      <style:paragraph-properties fo:hyphenation-ladder-count="no-limit"/>
      <style:text-properties fo:language="en" fo:country="US" fo:hyphenate="false" fo:hyphenation-remain-char-count="2" fo:hyphenation-push-char-count="2"/>
    </style:style>
    <style:style style:name="P233"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234"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235"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236"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237" style:family="paragraph" style:parent-style-name="Heading_20_1">
      <style:text-properties officeooo:rsid="017d9eb2" officeooo:paragraph-rsid="017d9eb2"/>
    </style:style>
    <style:style style:name="P238" style:family="paragraph" style:parent-style-name="Heading_20_1">
      <style:paragraph-properties fo:hyphenation-ladder-count="no-limit"/>
      <style:text-properties officeooo:paragraph-rsid="017d9eb2" fo:hyphenate="false" fo:hyphenation-remain-char-count="2" fo:hyphenation-push-char-count="2"/>
    </style:style>
    <style:style style:name="P239"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240"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241"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242" style:family="paragraph" style:parent-style-name="Normal-text" style:list-style-name="L7">
      <style:paragraph-properties fo:hyphenation-ladder-count="no-limit"/>
      <style:text-properties fo:language="en" fo:country="US" officeooo:rsid="01199660" officeooo:paragraph-rsid="011a8c1b" fo:hyphenate="false" fo:hyphenation-remain-char-count="2" fo:hyphenation-push-char-count="2"/>
    </style:style>
    <style:style style:name="P243" style:family="paragraph" style:parent-style-name="Normal-text" style:list-style-name="L7">
      <style:paragraph-properties fo:hyphenation-ladder-count="no-limit"/>
      <style:text-properties fo:language="en" fo:country="US" officeooo:rsid="011e1105" officeooo:paragraph-rsid="011e1105" fo:hyphenate="false" fo:hyphenation-remain-char-count="2" fo:hyphenation-push-char-count="2"/>
    </style:style>
    <style:style style:name="P244" style:family="paragraph" style:parent-style-name="Normal-text" style:list-style-name="L7">
      <style:paragraph-properties fo:hyphenation-ladder-count="no-limit"/>
      <style:text-properties fo:language="en" fo:country="US" officeooo:rsid="0163b1ae" officeooo:paragraph-rsid="0163b1ae" fo:hyphenate="false" fo:hyphenation-remain-char-count="2" fo:hyphenation-push-char-count="2"/>
    </style:style>
    <style:style style:name="P245" style:family="paragraph" style:parent-style-name="Normal-text" style:list-style-name="L7">
      <style:paragraph-properties fo:hyphenation-ladder-count="no-limit"/>
      <style:text-properties fo:language="en" fo:country="US" officeooo:rsid="0163b1ae" officeooo:paragraph-rsid="01d07be3" fo:hyphenate="false" fo:hyphenation-remain-char-count="2" fo:hyphenation-push-char-count="2"/>
    </style:style>
    <style:style style:name="P246" style:family="paragraph" style:parent-style-name="Normal-text" style:list-style-name="L7">
      <style:paragraph-properties fo:hyphenation-ladder-count="no-limit"/>
      <style:text-properties fo:language="en" fo:country="US" officeooo:rsid="0163b1ae" officeooo:paragraph-rsid="02148836" fo:hyphenate="false" fo:hyphenation-remain-char-count="2" fo:hyphenation-push-char-count="2"/>
    </style:style>
    <style:style style:name="P247" style:family="paragraph" style:parent-style-name="Normal-text" style:list-style-name="L7">
      <style:paragraph-properties fo:hyphenation-ladder-count="no-limit"/>
      <style:text-properties fo:language="en" fo:country="US" officeooo:rsid="02148836" officeooo:paragraph-rsid="02148836" fo:hyphenate="false" fo:hyphenation-remain-char-count="2" fo:hyphenation-push-char-count="2"/>
    </style:style>
    <style:style style:name="P248" style:family="paragraph" style:parent-style-name="Normal-text" style:list-style-name="L7">
      <style:paragraph-properties fo:hyphenation-ladder-count="no-limit"/>
      <style:text-properties fo:language="en" fo:country="US" officeooo:rsid="02210396" officeooo:paragraph-rsid="02210396" fo:hyphenate="false" fo:hyphenation-remain-char-count="2" fo:hyphenation-push-char-count="2"/>
    </style:style>
    <style:style style:name="P249" style:family="paragraph" style:parent-style-name="Normal-text" style:list-style-name="L6">
      <style:text-properties officeooo:rsid="0204bb8f" officeooo:paragraph-rsid="0204bb8f"/>
    </style:style>
    <style:style style:name="P250" style:family="paragraph" style:parent-style-name="Normal-text" style:list-style-name="L6">
      <style:text-properties officeooo:rsid="02052ef6" officeooo:paragraph-rsid="02052ef6"/>
    </style:style>
    <style:style style:name="P251" style:family="paragraph" style:parent-style-name="Normal-text" style:list-style-name="L6">
      <style:text-properties officeooo:rsid="01ff46f0" officeooo:paragraph-rsid="01ff46f0"/>
    </style:style>
    <style:style style:name="P252" style:family="paragraph" style:parent-style-name="Normal-text" style:list-style-name="L6">
      <style:text-properties officeooo:rsid="01ff46f0" officeooo:paragraph-rsid="02680c7a"/>
    </style:style>
    <style:style style:name="P253" style:family="paragraph" style:parent-style-name="Normal-text" style:list-style-name="L6">
      <style:text-properties officeooo:rsid="0282d91e" officeooo:paragraph-rsid="0282d91e"/>
    </style:style>
    <style:style style:name="P254" style:family="paragraph" style:parent-style-name="Normal-text">
      <style:text-properties officeooo:rsid="021a32b8" officeooo:paragraph-rsid="021a32b8"/>
    </style:style>
    <style:style style:name="P255"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256" style:family="paragraph" style:parent-style-name="Normal-text-no-indention" style:list-style-name="L7">
      <style:paragraph-properties fo:hyphenation-ladder-count="no-limit"/>
      <style:text-properties fo:language="en" fo:country="US" officeooo:rsid="011a8c1b" officeooo:paragraph-rsid="011a8c1b" fo:hyphenate="false" fo:hyphenation-remain-char-count="2" fo:hyphenation-push-char-count="2"/>
    </style:style>
    <style:style style:name="T1" style:family="text">
      <style:text-properties officeooo:rsid="0014390c"/>
    </style:style>
    <style:style style:name="T2" style:family="text">
      <style:text-properties officeooo:rsid="0015d2d7"/>
    </style:style>
    <style:style style:name="T3" style:family="text">
      <style:text-properties officeooo:rsid="0020f7c4"/>
    </style:style>
    <style:style style:name="T4" style:family="text">
      <style:text-properties officeooo:rsid="0025dcd7"/>
    </style:style>
    <style:style style:name="T5" style:family="text">
      <style:text-properties officeooo:rsid="00275d9c"/>
    </style:style>
    <style:style style:name="T6" style:family="text">
      <style:text-properties officeooo:rsid="002b17f5"/>
    </style:style>
    <style:style style:name="T7" style:family="text">
      <style:text-properties officeooo:rsid="002d56db"/>
    </style:style>
    <style:style style:name="T8" style:family="text">
      <style:text-properties officeooo:rsid="002f95f6"/>
    </style:style>
    <style:style style:name="T9" style:family="text">
      <style:text-properties officeooo:rsid="003030d4"/>
    </style:style>
    <style:style style:name="T10" style:family="text">
      <style:text-properties officeooo:rsid="0031f087"/>
    </style:style>
    <style:style style:name="T11" style:family="text">
      <style:text-properties officeooo:rsid="0032671b"/>
    </style:style>
    <style:style style:name="T12" style:family="text">
      <style:text-properties officeooo:rsid="0036aea6"/>
    </style:style>
    <style:style style:name="T13" style:family="text">
      <style:text-properties style:text-position="super 58%" officeooo:rsid="0032671b"/>
    </style:style>
    <style:style style:name="T14" style:family="text">
      <style:text-properties style:text-position="super 58%" officeooo:rsid="0068289a"/>
    </style:style>
    <style:style style:name="T15" style:family="text">
      <style:text-properties style:text-position="super 58%" officeooo:rsid="00697710"/>
    </style:style>
    <style:style style:name="T16" style:family="text">
      <style:text-properties style:text-position="super 58%" officeooo:rsid="02e98893"/>
    </style:style>
    <style:style style:name="T17" style:family="text">
      <style:text-properties officeooo:rsid="0038f3e6"/>
    </style:style>
    <style:style style:name="T18" style:family="text">
      <style:text-properties officeooo:rsid="003a783a"/>
    </style:style>
    <style:style style:name="T19" style:family="text">
      <style:text-properties officeooo:rsid="003ba26d"/>
    </style:style>
    <style:style style:name="T20" style:family="text">
      <style:text-properties officeooo:rsid="003de4de"/>
    </style:style>
    <style:style style:name="T21" style:family="text">
      <style:text-properties officeooo:rsid="003f56d5"/>
    </style:style>
    <style:style style:name="T22" style:family="text">
      <style:text-properties officeooo:rsid="00402351"/>
    </style:style>
    <style:style style:name="T23" style:family="text">
      <style:text-properties officeooo:rsid="0041f3c9"/>
    </style:style>
    <style:style style:name="T24" style:family="text">
      <style:text-properties officeooo:rsid="0045f68d"/>
    </style:style>
    <style:style style:name="T25" style:family="text">
      <style:text-properties fo:font-style="italic" officeooo:rsid="008f13ad" style:font-style-asian="italic" style:font-style-complex="italic"/>
    </style:style>
    <style:style style:name="T26" style:family="text">
      <style:text-properties officeooo:rsid="004fb5d2"/>
    </style:style>
    <style:style style:name="T27" style:family="text">
      <style:text-properties officeooo:rsid="0051b53c"/>
    </style:style>
    <style:style style:name="T28" style:family="text">
      <style:text-properties officeooo:rsid="0054d844"/>
    </style:style>
    <style:style style:name="T29" style:family="text">
      <style:text-properties officeooo:rsid="00565980"/>
    </style:style>
    <style:style style:name="T30" style:family="text">
      <style:text-properties officeooo:rsid="00583e41"/>
    </style:style>
    <style:style style:name="T31" style:family="text">
      <style:text-properties officeooo:rsid="00595a25"/>
    </style:style>
    <style:style style:name="T32" style:family="text">
      <style:text-properties officeooo:rsid="005a2b72"/>
    </style:style>
    <style:style style:name="T33" style:family="text">
      <style:text-properties officeooo:rsid="005dd5a4"/>
    </style:style>
    <style:style style:name="T34" style:family="text">
      <style:text-properties officeooo:rsid="005f7839"/>
    </style:style>
    <style:style style:name="T35" style:family="text">
      <style:text-properties officeooo:rsid="005ffa82"/>
    </style:style>
    <style:style style:name="T36" style:family="text">
      <style:text-properties officeooo:rsid="006122db"/>
    </style:style>
    <style:style style:name="T37" style:family="text">
      <style:text-properties officeooo:rsid="00627e7e"/>
    </style:style>
    <style:style style:name="T38" style:family="text">
      <style:text-properties officeooo:rsid="0066774e"/>
    </style:style>
    <style:style style:name="T39" style:family="text">
      <style:text-properties officeooo:rsid="0068289a"/>
    </style:style>
    <style:style style:name="T40" style:family="text">
      <style:text-properties officeooo:rsid="00697710"/>
    </style:style>
    <style:style style:name="T41" style:family="text">
      <style:text-properties officeooo:rsid="006bfdf6"/>
    </style:style>
    <style:style style:name="T42" style:family="text">
      <style:text-properties officeooo:rsid="0071a9a8"/>
    </style:style>
    <style:style style:name="T43" style:family="text">
      <style:text-properties officeooo:rsid="0076e99b"/>
    </style:style>
    <style:style style:name="T44" style:family="text">
      <style:text-properties officeooo:rsid="008200db"/>
    </style:style>
    <style:style style:name="T45" style:family="text">
      <style:text-properties officeooo:rsid="0082bbab"/>
    </style:style>
    <style:style style:name="T46" style:family="text">
      <style:text-properties officeooo:rsid="0083f89f"/>
    </style:style>
    <style:style style:name="T47" style:family="text">
      <style:text-properties officeooo:rsid="008570da"/>
    </style:style>
    <style:style style:name="T48" style:family="text">
      <style:text-properties officeooo:rsid="0089ca22"/>
    </style:style>
    <style:style style:name="T49" style:family="text">
      <style:text-properties officeooo:rsid="008e37ef"/>
    </style:style>
    <style:style style:name="T50" style:family="text">
      <style:text-properties officeooo:rsid="008f13ad"/>
    </style:style>
    <style:style style:name="T51" style:family="text">
      <style:text-properties officeooo:rsid="00bf533e"/>
    </style:style>
    <style:style style:name="T52" style:family="text">
      <style:text-properties officeooo:rsid="00bfe3b5"/>
    </style:style>
    <style:style style:name="T53" style:family="text">
      <style:text-properties officeooo:rsid="00c2296f"/>
    </style:style>
    <style:style style:name="T54" style:family="text">
      <style:text-properties officeooo:rsid="00c3d6a2"/>
    </style:style>
    <style:style style:name="T55" style:family="text">
      <style:text-properties officeooo:rsid="00cdc28c"/>
    </style:style>
    <style:style style:name="T56" style:family="text">
      <style:text-properties officeooo:rsid="00cee267"/>
    </style:style>
    <style:style style:name="T57" style:family="text">
      <style:text-properties officeooo:rsid="00d2647d"/>
    </style:style>
    <style:style style:name="T58" style:family="text">
      <style:text-properties officeooo:rsid="00d3b4f7"/>
    </style:style>
    <style:style style:name="T59" style:family="text">
      <style:text-properties officeooo:rsid="00d3e06a"/>
    </style:style>
    <style:style style:name="T60" style:family="text">
      <style:text-properties officeooo:rsid="00d55b57"/>
    </style:style>
    <style:style style:name="T61" style:family="text">
      <style:text-properties officeooo:rsid="00d6d46d"/>
    </style:style>
    <style:style style:name="T62" style:family="text">
      <style:text-properties officeooo:rsid="00d78d38"/>
    </style:style>
    <style:style style:name="T63" style:family="text">
      <style:text-properties officeooo:rsid="00d959a2"/>
    </style:style>
    <style:style style:name="T64" style:family="text">
      <style:text-properties officeooo:rsid="00e0faf3"/>
    </style:style>
    <style:style style:name="T65" style:family="text">
      <style:text-properties officeooo:rsid="00e2ea18"/>
    </style:style>
    <style:style style:name="T66" style:family="text">
      <style:text-properties officeooo:rsid="00e6137e"/>
    </style:style>
    <style:style style:name="T67" style:family="text">
      <style:text-properties officeooo:rsid="00e68dfa"/>
    </style:style>
    <style:style style:name="T68" style:family="text">
      <style:text-properties officeooo:rsid="00e76c14"/>
    </style:style>
    <style:style style:name="T69" style:family="text">
      <style:text-properties officeooo:rsid="00e82a6b"/>
    </style:style>
    <style:style style:name="T70" style:family="text">
      <style:text-properties officeooo:rsid="00f11b66"/>
    </style:style>
    <style:style style:name="T71" style:family="text">
      <style:text-properties officeooo:rsid="00f1645b"/>
    </style:style>
    <style:style style:name="T72" style:family="text">
      <style:text-properties officeooo:rsid="00f34713"/>
    </style:style>
    <style:style style:name="T73" style:family="text">
      <style:text-properties officeooo:rsid="00f3a9b8"/>
    </style:style>
    <style:style style:name="T74" style:family="text">
      <style:text-properties officeooo:rsid="00f78ded"/>
    </style:style>
    <style:style style:name="T75" style:family="text">
      <style:text-properties officeooo:rsid="00f908c0"/>
    </style:style>
    <style:style style:name="T76" style:family="text">
      <style:text-properties officeooo:rsid="00f9c18b"/>
    </style:style>
    <style:style style:name="T77" style:family="text">
      <style:text-properties officeooo:rsid="00fb3a21"/>
    </style:style>
    <style:style style:name="T78" style:family="text">
      <style:text-properties officeooo:rsid="00fee4f7"/>
    </style:style>
    <style:style style:name="T79" style:family="text">
      <style:text-properties officeooo:rsid="01010995"/>
    </style:style>
    <style:style style:name="T80" style:family="text">
      <style:text-properties officeooo:rsid="0101d817"/>
    </style:style>
    <style:style style:name="T81" style:family="text">
      <style:text-properties officeooo:rsid="01065911"/>
    </style:style>
    <style:style style:name="T82" style:family="text">
      <style:text-properties officeooo:rsid="01079de0"/>
    </style:style>
    <style:style style:name="T83" style:family="text">
      <style:text-properties officeooo:rsid="010afc86"/>
    </style:style>
    <style:style style:name="T84" style:family="text">
      <style:text-properties officeooo:rsid="010c46e1"/>
    </style:style>
    <style:style style:name="T85" style:family="text">
      <style:text-properties officeooo:rsid="010d15b3"/>
    </style:style>
    <style:style style:name="T86" style:family="text">
      <style:text-properties officeooo:rsid="010f5ca0"/>
    </style:style>
    <style:style style:name="T87" style:family="text">
      <style:text-properties officeooo:rsid="01138421"/>
    </style:style>
    <style:style style:name="T88" style:family="text">
      <style:text-properties officeooo:rsid="011690ff"/>
    </style:style>
    <style:style style:name="T89" style:family="text">
      <style:text-properties officeooo:rsid="0116ea0d"/>
    </style:style>
    <style:style style:name="T90" style:family="text">
      <style:text-properties fo:font-size="12pt" fo:font-style="italic" fo:font-weight="bold" officeooo:rsid="000b98cf" style:font-size-asian="12pt" style:font-style-asian="italic" style:font-weight-asian="bold" style:font-size-complex="12pt" style:language-complex="ar" style:country-complex="SA" style:font-style-complex="italic" style:font-weight-complex="bold"/>
    </style:style>
    <style:style style:name="T91" style:family="text">
      <style:text-properties fo:font-size="12pt" fo:font-style="italic" officeooo:rsid="000b98cf" style:font-size-asian="12pt" style:font-style-asian="italic" style:font-size-complex="12pt" style:language-complex="ar" style:country-complex="SA" style:font-style-complex="italic"/>
    </style:style>
    <style:style style:name="T92" style:family="text">
      <style:text-properties fo:font-size="12pt" fo:font-style="italic" officeooo:rsid="00daf396" style:font-size-asian="12pt" style:font-style-asian="italic" style:font-size-complex="12pt" style:language-complex="ar" style:country-complex="SA" style:font-style-complex="italic"/>
    </style:style>
    <style:style style:name="T93" style:family="text">
      <style:text-properties fo:font-size="12pt" fo:font-style="italic" officeooo:rsid="00db5d69" style:font-size-asian="12pt" style:font-style-asian="italic" style:font-size-complex="12pt" style:language-complex="ar" style:country-complex="SA" style:font-style-complex="italic"/>
    </style:style>
    <style:style style:name="T94" style:family="text">
      <style:text-properties fo:font-size="12pt" fo:font-style="italic" officeooo:rsid="002573ca" style:font-size-asian="12pt" style:font-style-asian="italic" style:font-size-complex="12pt" style:language-complex="ar" style:country-complex="SA" style:font-style-complex="italic"/>
    </style:style>
    <style:style style:name="T95" style:family="text">
      <style:text-properties fo:font-size="12pt" fo:font-style="italic" officeooo:rsid="001f072f" style:font-size-asian="12pt" style:font-style-asian="italic" style:font-size-complex="12pt" style:language-complex="ar" style:country-complex="SA" style:font-style-complex="italic"/>
    </style:style>
    <style:style style:name="T96" style:family="text">
      <style:text-properties fo:font-size="12pt" fo:font-style="italic" officeooo:rsid="00dd5495" style:font-size-asian="12pt" style:font-style-asian="italic" style:font-size-complex="12pt" style:language-complex="ar" style:country-complex="SA" style:font-style-complex="italic"/>
    </style:style>
    <style:style style:name="T97" style:family="text">
      <style:text-properties fo:font-size="12pt" fo:font-style="italic" officeooo:rsid="00ddf489" style:font-size-asian="12pt" style:font-style-asian="italic" style:font-size-complex="12pt" style:language-complex="ar" style:country-complex="SA" style:font-style-complex="italic"/>
    </style:style>
    <style:style style:name="T98" style:family="text">
      <style:text-properties fo:font-size="12pt" fo:font-style="italic" officeooo:rsid="00df8edd" style:font-size-asian="12pt" style:font-style-asian="italic" style:font-size-complex="12pt" style:language-complex="ar" style:country-complex="SA" style:font-style-complex="italic"/>
    </style:style>
    <style:style style:name="T99" style:family="text">
      <style:text-properties fo:font-size="12pt" fo:font-style="italic" officeooo:rsid="00d012f0" style:font-size-asian="12pt" style:font-style-asian="italic" style:font-size-complex="12pt" style:language-complex="ar" style:country-complex="SA" style:font-style-complex="italic"/>
    </style:style>
    <style:style style:name="T100" style:family="text">
      <style:text-properties fo:font-size="12pt" fo:font-style="italic" officeooo:rsid="0011d7a8" style:font-size-asian="12pt" style:font-style-asian="italic" style:font-size-complex="12pt" style:language-complex="ar" style:country-complex="SA" style:font-style-complex="italic"/>
    </style:style>
    <style:style style:name="T101" style:family="text">
      <style:text-properties fo:font-size="12pt" fo:font-style="italic" officeooo:rsid="00cdc28c" style:font-size-asian="12pt" style:font-style-asian="italic" style:font-size-complex="12pt" style:language-complex="ar" style:country-complex="SA" style:font-style-complex="italic"/>
    </style:style>
    <style:style style:name="T102" style:family="text">
      <style:text-properties fo:font-size="12pt" fo:font-style="italic" officeooo:rsid="0074ee6e" style:font-size-asian="12pt" style:font-style-asian="italic" style:font-size-complex="12pt" style:language-complex="ar" style:country-complex="SA" style:font-style-complex="italic"/>
    </style:style>
    <style:style style:name="T103" style:family="text">
      <style:text-properties fo:font-size="12pt" fo:font-style="italic" officeooo:rsid="00c5ff3c" style:font-size-asian="12pt" style:font-style-asian="italic" style:font-size-complex="12pt" style:language-complex="ar" style:country-complex="SA" style:font-style-complex="italic"/>
    </style:style>
    <style:style style:name="T104" style:family="text">
      <style:text-properties fo:font-size="12pt" fo:font-style="italic" officeooo:rsid="0020f7c4" style:font-size-asian="12pt" style:font-style-asian="italic" style:font-size-complex="12pt" style:language-complex="ar" style:country-complex="SA" style:font-style-complex="italic"/>
    </style:style>
    <style:style style:name="T105" style:family="text">
      <style:text-properties fo:font-size="12pt" fo:font-style="italic" officeooo:rsid="00bdedd3" style:font-size-asian="12pt" style:font-style-asian="italic" style:font-size-complex="12pt" style:language-complex="ar" style:country-complex="SA" style:font-style-complex="italic"/>
    </style:style>
    <style:style style:name="T106" style:family="text">
      <style:text-properties fo:font-size="12pt" fo:font-style="italic" officeooo:rsid="014a10b7" style:font-size-asian="12pt" style:font-style-asian="italic" style:font-size-complex="12pt" style:language-complex="ar" style:country-complex="SA" style:font-style-complex="italic"/>
    </style:style>
    <style:style style:name="T107" style:family="text">
      <style:text-properties fo:font-size="12pt" fo:font-style="italic" officeooo:rsid="00e0e886" style:font-size-asian="12pt" style:font-style-asian="italic" style:font-size-complex="12pt" style:language-complex="ar" style:country-complex="SA" style:font-style-complex="italic"/>
    </style:style>
    <style:style style:name="T108" style:family="text">
      <style:text-properties fo:font-size="12pt" fo:font-style="italic" officeooo:rsid="00bf7a6e" style:font-size-asian="12pt" style:font-style-asian="italic" style:font-size-complex="12pt" style:language-complex="ar" style:country-complex="SA" style:font-style-complex="italic"/>
    </style:style>
    <style:style style:name="T109" style:family="text">
      <style:text-properties fo:font-size="12pt" fo:font-style="italic" officeooo:rsid="01aece18" style:font-size-asian="12pt" style:font-style-asian="italic" style:font-size-complex="12pt" style:language-complex="ar" style:country-complex="SA" style:font-style-complex="italic"/>
    </style:style>
    <style:style style:name="T110" style:family="text">
      <style:text-properties fo:font-size="12pt" fo:font-style="italic" officeooo:rsid="028a8c20" style:font-size-asian="12pt" style:font-style-asian="italic" style:font-size-complex="12pt" style:language-complex="ar" style:country-complex="SA" style:font-style-complex="italic"/>
    </style:style>
    <style:style style:name="T111" style:family="text">
      <style:text-properties officeooo:rsid="011bf9f7"/>
    </style:style>
    <style:style style:name="T112" style:family="text">
      <style:text-properties officeooo:rsid="012305cf"/>
    </style:style>
    <style:style style:name="T113" style:family="text">
      <style:text-properties officeooo:rsid="0123a4fb"/>
    </style:style>
    <style:style style:name="T114" style:family="text">
      <style:text-properties officeooo:rsid="01246238"/>
    </style:style>
    <style:style style:name="T115" style:family="text">
      <style:text-properties officeooo:rsid="0139c2e2"/>
    </style:style>
    <style:style style:name="T116" style:family="text">
      <style:text-properties officeooo:rsid="013b48af"/>
    </style:style>
    <style:style style:name="T117" style:family="text">
      <style:text-properties officeooo:rsid="014056a4"/>
    </style:style>
    <style:style style:name="T118" style:family="text">
      <style:text-properties officeooo:rsid="0141948f"/>
    </style:style>
    <style:style style:name="T119" style:family="text">
      <style:text-properties officeooo:rsid="014375f7"/>
    </style:style>
    <style:style style:name="T120" style:family="text">
      <style:text-properties officeooo:rsid="01450a74"/>
    </style:style>
    <style:style style:name="T121" style:family="text">
      <style:text-properties officeooo:rsid="01453a7e"/>
    </style:style>
    <style:style style:name="T122" style:family="text">
      <style:text-properties officeooo:rsid="01456718"/>
    </style:style>
    <style:style style:name="T123" style:family="text">
      <style:text-properties officeooo:rsid="0146d5d4"/>
    </style:style>
    <style:style style:name="T124" style:family="text">
      <style:text-properties officeooo:rsid="0147d692"/>
    </style:style>
    <style:style style:name="T125" style:family="text">
      <style:text-properties officeooo:rsid="01483a57"/>
    </style:style>
    <style:style style:name="T126" style:family="text">
      <style:text-properties fo:language="en" fo:country="US" officeooo:rsid="0038f3e6"/>
    </style:style>
    <style:style style:name="T127" style:family="text">
      <style:text-properties fo:language="en" fo:country="US" officeooo:rsid="0123b1c3"/>
    </style:style>
    <style:style style:name="T128" style:family="text">
      <style:text-properties fo:language="en" fo:country="US" officeooo:rsid="003a783a"/>
    </style:style>
    <style:style style:name="T129" style:family="text">
      <style:text-properties fo:language="en" fo:country="US" officeooo:rsid="00c2296f"/>
    </style:style>
    <style:style style:name="T130" style:family="text">
      <style:text-properties fo:language="en" fo:country="US" officeooo:rsid="00402351"/>
    </style:style>
    <style:style style:name="T131" style:family="text">
      <style:text-properties fo:language="en" fo:country="US" officeooo:rsid="0041f3c9"/>
    </style:style>
    <style:style style:name="T132" style:family="text">
      <style:text-properties fo:language="en" fo:country="US" officeooo:rsid="004e0a70"/>
    </style:style>
    <style:style style:name="T133" style:family="text">
      <style:text-properties fo:language="en" fo:country="US" officeooo:rsid="017d9eb2"/>
    </style:style>
    <style:style style:name="T134" style:family="text">
      <style:text-properties fo:language="en" fo:country="US" officeooo:rsid="018602a9"/>
    </style:style>
    <style:style style:name="T135" style:family="text">
      <style:text-properties fo:language="en" fo:country="US" officeooo:rsid="0188cc01"/>
    </style:style>
    <style:style style:name="T136" style:family="text">
      <style:text-properties fo:language="en" fo:country="US" officeooo:rsid="018c4721"/>
    </style:style>
    <style:style style:name="T137" style:family="text">
      <style:text-properties fo:language="en" fo:country="US" officeooo:rsid="019293b7"/>
    </style:style>
    <style:style style:name="T138" style:family="text">
      <style:text-properties fo:language="en" fo:country="US" officeooo:rsid="0193ee05"/>
    </style:style>
    <style:style style:name="T139" style:family="text">
      <style:text-properties fo:language="en" fo:country="US" officeooo:rsid="01941dad"/>
    </style:style>
    <style:style style:name="T140" style:family="text">
      <style:text-properties fo:language="en" fo:country="US" officeooo:rsid="01bd75a8"/>
    </style:style>
    <style:style style:name="T141" style:family="text">
      <style:text-properties fo:language="en" fo:country="US" officeooo:rsid="01e5354b"/>
    </style:style>
    <style:style style:name="T142" style:family="text">
      <style:text-properties fo:language="en" fo:country="US" officeooo:rsid="00bfe3b5"/>
    </style:style>
    <style:style style:name="T143" style:family="text">
      <style:text-properties fo:language="en" fo:country="US" officeooo:rsid="01e6210a"/>
    </style:style>
    <style:style style:name="T144" style:family="text">
      <style:text-properties fo:language="en" fo:country="US" officeooo:rsid="01e265eb"/>
    </style:style>
    <style:style style:name="T145" style:family="text">
      <style:text-properties fo:language="en" fo:country="US" officeooo:rsid="01e51397"/>
    </style:style>
    <style:style style:name="T146" style:family="text">
      <style:text-properties fo:language="en" fo:country="US" officeooo:rsid="01e85d93"/>
    </style:style>
    <style:style style:name="T147" style:family="text">
      <style:text-properties fo:language="en" fo:country="US" officeooo:rsid="01e9877f"/>
    </style:style>
    <style:style style:name="T148" style:family="text">
      <style:text-properties fo:language="en" fo:country="US" officeooo:rsid="01eb3a57"/>
    </style:style>
    <style:style style:name="T149" style:family="text">
      <style:text-properties fo:language="en" fo:country="US" officeooo:rsid="01ed2826"/>
    </style:style>
    <style:style style:name="T150" style:family="text">
      <style:text-properties fo:language="en" fo:country="US" officeooo:rsid="01ed9244"/>
    </style:style>
    <style:style style:name="T151" style:family="text">
      <style:text-properties fo:language="en" fo:country="US" officeooo:rsid="0254e2d5"/>
    </style:style>
    <style:style style:name="T152" style:family="text">
      <style:text-properties fo:language="en" fo:country="US" officeooo:rsid="02557233"/>
    </style:style>
    <style:style style:name="T153" style:family="text">
      <style:text-properties fo:language="en" fo:country="US" officeooo:rsid="025724b9"/>
    </style:style>
    <style:style style:name="T154" style:family="text">
      <style:text-properties fo:language="en" fo:country="US" officeooo:rsid="025dbf91"/>
    </style:style>
    <style:style style:name="T155" style:family="text">
      <style:text-properties fo:language="en" fo:country="US" officeooo:rsid="025f824d"/>
    </style:style>
    <style:style style:name="T156" style:family="text">
      <style:text-properties fo:language="en" fo:country="US" officeooo:rsid="02662945"/>
    </style:style>
    <style:style style:name="T157" style:family="text">
      <style:text-properties fo:language="en" fo:country="US" officeooo:rsid="02528517"/>
    </style:style>
    <style:style style:name="T158" style:family="text">
      <style:text-properties fo:language="en" fo:country="US" officeooo:rsid="011ffd65"/>
    </style:style>
    <style:style style:name="T159" style:family="text">
      <style:text-properties fo:language="en" fo:country="US" officeooo:rsid="00d6d46d"/>
    </style:style>
    <style:style style:name="T160" style:family="text">
      <style:text-properties fo:language="en" fo:country="US" officeooo:rsid="01c242d3"/>
    </style:style>
    <style:style style:name="T161" style:family="text">
      <style:text-properties fo:language="en" fo:country="US" officeooo:rsid="00d78d38"/>
    </style:style>
    <style:style style:name="T162" style:family="text">
      <style:text-properties fo:language="en" fo:country="US" officeooo:rsid="028fcdd2"/>
    </style:style>
    <style:style style:name="T163" style:family="text">
      <style:text-properties fo:language="en" fo:country="US" officeooo:rsid="02529521"/>
    </style:style>
    <style:style style:name="T164" style:family="text">
      <style:text-properties fo:language="en" fo:country="US" officeooo:rsid="02918277"/>
    </style:style>
    <style:style style:name="T165" style:family="text">
      <style:text-properties fo:language="en" fo:country="US" officeooo:rsid="02966456"/>
    </style:style>
    <style:style style:name="T166" style:family="text">
      <style:text-properties fo:language="en" fo:country="US" officeooo:rsid="0299a9bc"/>
    </style:style>
    <style:style style:name="T167" style:family="text">
      <style:text-properties fo:language="en" fo:country="US" officeooo:rsid="02a059d3"/>
    </style:style>
    <style:style style:name="T168" style:family="text">
      <style:text-properties fo:language="en" fo:country="US" officeooo:rsid="02b60d27"/>
    </style:style>
    <style:style style:name="T169" style:family="text">
      <style:text-properties officeooo:rsid="0157b23b"/>
    </style:style>
    <style:style style:name="T170" style:family="text">
      <style:text-properties officeooo:rsid="0158faf5"/>
    </style:style>
    <style:style style:name="T171" style:family="text">
      <style:text-properties style:font-name="Arial" fo:font-size="12pt" style:font-size-asian="12pt" style:font-size-complex="12pt"/>
    </style:style>
    <style:style style:name="T172" style:family="text">
      <style:text-properties fo:font-size="18pt" fo:font-weight="bold" style:font-size-asian="18pt" style:font-weight-asian="bold" style:font-size-complex="18pt" style:font-weight-complex="bold"/>
    </style:style>
    <style:style style:name="T173" style:family="text">
      <style:text-properties officeooo:rsid="01606f4b"/>
    </style:style>
    <style:style style:name="T174" style:family="text">
      <style:text-properties officeooo:rsid="0160a00c"/>
    </style:style>
    <style:style style:name="T175" style:family="text">
      <style:text-properties officeooo:rsid="016233c3"/>
    </style:style>
    <style:style style:name="T176" style:family="text">
      <style:text-properties officeooo:rsid="01877c56"/>
    </style:style>
    <style:style style:name="T177" style:family="text">
      <style:text-properties officeooo:rsid="0188cc01"/>
    </style:style>
    <style:style style:name="T178" style:family="text">
      <style:text-properties officeooo:rsid="0189c9a3"/>
    </style:style>
    <style:style style:name="T179" style:family="text">
      <style:text-properties officeooo:rsid="0197f7a4"/>
    </style:style>
    <style:style style:name="T180" style:family="text">
      <style:text-properties officeooo:rsid="0198340d"/>
    </style:style>
    <style:style style:name="T181" style:family="text">
      <style:text-properties officeooo:rsid="0199ec1a"/>
    </style:style>
    <style:style style:name="T182" style:family="text">
      <style:text-properties officeooo:rsid="01a0ac07"/>
    </style:style>
    <style:style style:name="T183" style:family="text">
      <style:text-properties officeooo:rsid="01a14872"/>
    </style:style>
    <style:style style:name="T184" style:family="text">
      <style:text-properties officeooo:rsid="01a25872"/>
    </style:style>
    <style:style style:name="T185" style:family="text">
      <style:text-properties officeooo:rsid="01a3eb12"/>
    </style:style>
    <style:style style:name="T186" style:family="text">
      <style:text-properties officeooo:rsid="01aba5f7"/>
    </style:style>
    <style:style style:name="T187" style:family="text">
      <style:text-properties officeooo:rsid="01ad257f"/>
    </style:style>
    <style:style style:name="T188" style:family="text">
      <style:text-properties officeooo:rsid="01b16d0f"/>
    </style:style>
    <style:style style:name="T189" style:family="text">
      <style:text-properties officeooo:rsid="01b6319f"/>
    </style:style>
    <style:style style:name="T190" style:family="text">
      <style:text-properties officeooo:rsid="01b65a8e"/>
    </style:style>
    <style:style style:name="T191" style:family="text">
      <style:text-properties officeooo:rsid="01b764af"/>
    </style:style>
    <style:style style:name="T192" style:family="text">
      <style:text-properties officeooo:rsid="01b77b99"/>
    </style:style>
    <style:style style:name="T193" style:family="text">
      <style:text-properties officeooo:rsid="01b8ce37"/>
    </style:style>
    <style:style style:name="T194" style:family="text">
      <style:text-properties officeooo:rsid="01bab3b8"/>
    </style:style>
    <style:style style:name="T195" style:family="text">
      <style:text-properties officeooo:rsid="01bc1f40"/>
    </style:style>
    <style:style style:name="T196" style:family="text">
      <style:text-properties officeooo:rsid="01bce382"/>
    </style:style>
    <style:style style:name="T197" style:family="text">
      <style:text-properties officeooo:rsid="01bd48c2"/>
    </style:style>
    <style:style style:name="T198" style:family="text">
      <style:text-properties officeooo:rsid="01c242d3"/>
    </style:style>
    <style:style style:name="T199" style:family="text">
      <style:text-properties officeooo:rsid="01c48193"/>
    </style:style>
    <style:style style:name="T200" style:family="text">
      <style:text-properties officeooo:rsid="01c7afb9"/>
    </style:style>
    <style:style style:name="T201" style:family="text">
      <style:text-properties officeooo:rsid="01ca4cad"/>
    </style:style>
    <style:style style:name="T202" style:family="text">
      <style:text-properties officeooo:rsid="01d07be3"/>
    </style:style>
    <style:style style:name="T203" style:family="text">
      <style:text-properties officeooo:rsid="01d278d3"/>
    </style:style>
    <style:style style:name="T204" style:family="text">
      <style:text-properties officeooo:rsid="01d37380"/>
    </style:style>
    <style:style style:name="T205" style:family="text">
      <style:text-properties officeooo:rsid="01d56116"/>
    </style:style>
    <style:style style:name="T206" style:family="text">
      <style:text-properties officeooo:rsid="01d8e57b"/>
    </style:style>
    <style:style style:name="T207" style:family="text">
      <style:text-properties officeooo:rsid="01e044b7"/>
    </style:style>
    <style:style style:name="T208" style:family="text">
      <style:text-properties officeooo:rsid="01e14829"/>
    </style:style>
    <style:style style:name="T209" style:family="text">
      <style:text-properties officeooo:rsid="01e51397"/>
    </style:style>
    <style:style style:name="T210" style:family="text">
      <style:text-properties officeooo:rsid="01e83ee9"/>
    </style:style>
    <style:style style:name="T211" style:family="text">
      <style:text-properties officeooo:rsid="01eefdcb"/>
    </style:style>
    <style:style style:name="T212" style:family="text">
      <style:text-properties officeooo:rsid="01f37c39"/>
    </style:style>
    <style:style style:name="T213" style:family="text">
      <style:text-properties officeooo:rsid="01f7ac51"/>
    </style:style>
    <style:style style:name="T214" style:family="text">
      <style:text-properties officeooo:rsid="01f952c1"/>
    </style:style>
    <style:style style:name="T215" style:family="text">
      <style:text-properties officeooo:rsid="01f9dabf"/>
    </style:style>
    <style:style style:name="T216" style:family="text">
      <style:text-properties officeooo:rsid="01ff46f0"/>
    </style:style>
    <style:style style:name="T217" style:family="text">
      <style:text-properties officeooo:rsid="0204bb8f"/>
    </style:style>
    <style:style style:name="T218" style:family="text">
      <style:text-properties officeooo:rsid="02052ef6"/>
    </style:style>
    <style:style style:name="T219" style:family="text">
      <style:text-properties officeooo:rsid="02063d08"/>
    </style:style>
    <style:style style:name="T220" style:family="text">
      <style:text-properties officeooo:rsid="02069f09"/>
    </style:style>
    <style:style style:name="T221" style:family="text">
      <style:text-properties officeooo:rsid="0207dc33"/>
    </style:style>
    <style:style style:name="T222" style:family="text">
      <style:text-properties officeooo:rsid="020d4f83"/>
    </style:style>
    <style:style style:name="T223" style:family="text">
      <style:text-properties officeooo:rsid="020ec4cd"/>
    </style:style>
    <style:style style:name="T224" style:family="text">
      <style:text-properties officeooo:rsid="020f8ac5"/>
    </style:style>
    <style:style style:name="T225" style:family="text">
      <style:text-properties officeooo:rsid="0210699d"/>
    </style:style>
    <style:style style:name="T226" style:family="text">
      <style:text-properties officeooo:rsid="02131627"/>
    </style:style>
    <style:style style:name="T227" style:family="text">
      <style:text-properties officeooo:rsid="02148836"/>
    </style:style>
    <style:style style:name="T228" style:family="text">
      <style:text-properties officeooo:rsid="02153d5d"/>
    </style:style>
    <style:style style:name="T229" style:family="text">
      <style:text-properties officeooo:rsid="021717c6"/>
    </style:style>
    <style:style style:name="T230" style:family="text">
      <style:text-properties officeooo:rsid="0219d348"/>
    </style:style>
    <style:style style:name="T231" style:family="text">
      <style:text-properties officeooo:rsid="022c02e4"/>
    </style:style>
    <style:style style:name="T232" style:family="text">
      <style:text-properties officeooo:rsid="022e339a"/>
    </style:style>
    <style:style style:name="T233" style:family="text">
      <style:text-properties officeooo:rsid="023022c5"/>
    </style:style>
    <style:style style:name="T234" style:family="text">
      <style:text-properties officeooo:rsid="02311e20"/>
    </style:style>
    <style:style style:name="T235" style:family="text">
      <style:text-properties officeooo:rsid="02328069"/>
    </style:style>
    <style:style style:name="T236" style:family="text">
      <style:text-properties officeooo:rsid="0233547e"/>
    </style:style>
    <style:style style:name="T237" style:family="text">
      <style:text-properties officeooo:rsid="023447ba"/>
    </style:style>
    <style:style style:name="T238" style:family="text">
      <style:text-properties officeooo:rsid="0235421f"/>
    </style:style>
    <style:style style:name="T239" style:family="text">
      <style:text-properties officeooo:rsid="0236b556"/>
    </style:style>
    <style:style style:name="T240" style:family="text">
      <style:text-properties officeooo:rsid="023845f5"/>
    </style:style>
    <style:style style:name="T241" style:family="text">
      <style:text-properties officeooo:rsid="023cebdf"/>
    </style:style>
    <style:style style:name="T242" style:family="text">
      <style:text-properties officeooo:rsid="023e71f3"/>
    </style:style>
    <style:style style:name="T243" style:family="text">
      <style:text-properties officeooo:rsid="02401ed9"/>
    </style:style>
    <style:style style:name="T244" style:family="text">
      <style:text-properties officeooo:rsid="0240ef99"/>
    </style:style>
    <style:style style:name="T245" style:family="text">
      <style:text-properties officeooo:rsid="0243b458"/>
    </style:style>
    <style:style style:name="T246" style:family="text">
      <style:text-properties officeooo:rsid="02448d4c"/>
    </style:style>
    <style:style style:name="T247" style:family="text">
      <style:text-properties officeooo:rsid="0248064c"/>
    </style:style>
    <style:style style:name="T248" style:family="text">
      <style:text-properties officeooo:rsid="02493053"/>
    </style:style>
    <style:style style:name="T249" style:family="text">
      <style:text-properties officeooo:rsid="024f3ad7"/>
    </style:style>
    <style:style style:name="T250" style:family="text">
      <style:text-properties officeooo:rsid="02508afd"/>
    </style:style>
    <style:style style:name="T251" style:family="text">
      <style:text-properties officeooo:rsid="025894a9"/>
    </style:style>
    <style:style style:name="T252" style:family="text">
      <style:text-properties officeooo:rsid="025f824d"/>
    </style:style>
    <style:style style:name="T253" style:family="text">
      <style:text-properties officeooo:rsid="0261777c"/>
    </style:style>
    <style:style style:name="T254" style:family="text">
      <style:text-properties officeooo:rsid="0262f127"/>
    </style:style>
    <style:style style:name="T255" style:family="text">
      <style:text-properties officeooo:rsid="0264184a"/>
    </style:style>
    <style:style style:name="T256" style:family="text">
      <style:text-properties officeooo:rsid="02645c78"/>
    </style:style>
    <style:style style:name="T257" style:family="text">
      <style:text-properties officeooo:rsid="02647771"/>
    </style:style>
    <style:style style:name="T258" style:family="text">
      <style:text-properties officeooo:rsid="02662945"/>
    </style:style>
    <style:style style:name="T259" style:family="text">
      <style:text-properties officeooo:rsid="02680c7a"/>
    </style:style>
    <style:style style:name="T260" style:family="text">
      <style:text-properties officeooo:rsid="026951cb"/>
    </style:style>
    <style:style style:name="T261" style:family="text">
      <style:text-properties officeooo:rsid="026ac2df"/>
    </style:style>
    <style:style style:name="T262" style:family="text">
      <style:text-properties officeooo:rsid="026d6972"/>
    </style:style>
    <style:style style:name="T263" style:family="text">
      <style:text-properties officeooo:rsid="026e7a62"/>
    </style:style>
    <style:style style:name="T264" style:family="text">
      <style:text-properties officeooo:rsid="026f62de"/>
    </style:style>
    <style:style style:name="T265" style:family="text">
      <style:text-properties officeooo:rsid="027137e5"/>
    </style:style>
    <style:style style:name="T266" style:family="text">
      <style:text-properties officeooo:rsid="0273110b"/>
    </style:style>
    <style:style style:name="T267" style:family="text">
      <style:text-properties officeooo:rsid="02738227"/>
    </style:style>
    <style:style style:name="T268" style:family="text">
      <style:text-properties officeooo:rsid="02756d3b"/>
    </style:style>
    <style:style style:name="T269" style:family="text">
      <style:text-properties officeooo:rsid="0275f0f7"/>
    </style:style>
    <style:style style:name="T270" style:family="text">
      <style:text-properties officeooo:rsid="027847c9"/>
    </style:style>
    <style:style style:name="T271" style:family="text">
      <style:text-properties officeooo:rsid="02796b59"/>
    </style:style>
    <style:style style:name="T272" style:family="text">
      <style:text-properties officeooo:rsid="027a2c07"/>
    </style:style>
    <style:style style:name="T273" style:family="text">
      <style:text-properties officeooo:rsid="027bdf91"/>
    </style:style>
    <style:style style:name="T274" style:family="text">
      <style:text-properties officeooo:rsid="027c1f1f"/>
    </style:style>
    <style:style style:name="T275" style:family="text">
      <style:text-properties officeooo:rsid="027c3bc9"/>
    </style:style>
    <style:style style:name="T276" style:family="text">
      <style:text-properties officeooo:rsid="027d461c"/>
    </style:style>
    <style:style style:name="T277" style:family="text">
      <style:text-properties officeooo:rsid="027e047a"/>
    </style:style>
    <style:style style:name="T278" style:family="text">
      <style:text-properties officeooo:rsid="027f6004"/>
    </style:style>
    <style:style style:name="T279" style:family="text">
      <style:text-properties officeooo:rsid="0281106c"/>
    </style:style>
    <style:style style:name="T280" style:family="text">
      <style:text-properties officeooo:rsid="0282d91e"/>
    </style:style>
    <style:style style:name="T281" style:family="text">
      <style:text-properties officeooo:rsid="028371e9"/>
    </style:style>
    <style:style style:name="T282" style:family="text">
      <style:text-properties officeooo:rsid="0284e1d3"/>
    </style:style>
    <style:style style:name="T283" style:family="text">
      <style:text-properties officeooo:rsid="0285a3e7"/>
    </style:style>
    <style:style style:name="T284" style:family="text">
      <style:text-properties officeooo:rsid="028722db"/>
    </style:style>
    <style:style style:name="T285" style:family="text">
      <style:text-properties officeooo:rsid="0288b8bd"/>
    </style:style>
    <style:style style:name="T286" style:family="text">
      <style:text-properties officeooo:rsid="028b51c3"/>
    </style:style>
    <style:style style:name="T287" style:family="text">
      <style:text-properties officeooo:rsid="028b5d68"/>
    </style:style>
    <style:style style:name="T288" style:family="text">
      <style:text-properties officeooo:rsid="028bd007"/>
    </style:style>
    <style:style style:name="T289" style:family="text">
      <style:text-properties officeooo:rsid="028d3054"/>
    </style:style>
    <style:style style:name="T290" style:family="text">
      <style:text-properties officeooo:rsid="029027cd"/>
    </style:style>
    <style:style style:name="T291" style:family="text">
      <style:text-properties officeooo:rsid="02911099"/>
    </style:style>
    <style:style style:name="T292" style:family="text">
      <style:text-properties officeooo:rsid="0292f607"/>
    </style:style>
    <style:style style:name="T293" style:family="text">
      <style:text-properties officeooo:rsid="02946901"/>
    </style:style>
    <style:style style:name="T294" style:family="text">
      <style:text-properties officeooo:rsid="0296e97a"/>
    </style:style>
    <style:style style:name="T295" style:family="text">
      <style:text-properties officeooo:rsid="02970dbb"/>
    </style:style>
    <style:style style:name="T296" style:family="text">
      <style:text-properties officeooo:rsid="02990b21"/>
    </style:style>
    <style:style style:name="T297" style:family="text">
      <style:text-properties officeooo:rsid="0299a9bc"/>
    </style:style>
    <style:style style:name="T298" style:family="text">
      <style:text-properties officeooo:rsid="029ef1e4"/>
    </style:style>
    <style:style style:name="T299" style:family="text">
      <style:text-properties officeooo:rsid="02a0ca00"/>
    </style:style>
    <style:style style:name="T300" style:family="text">
      <style:text-properties officeooo:rsid="02a26f3f"/>
    </style:style>
    <style:style style:name="T301" style:family="text">
      <style:text-properties officeooo:rsid="02a9e79e"/>
    </style:style>
    <style:style style:name="T302" style:family="text">
      <style:text-properties officeooo:rsid="02aae869"/>
    </style:style>
    <style:style style:name="T303" style:family="text">
      <style:text-properties officeooo:rsid="02abda3d"/>
    </style:style>
    <style:style style:name="T304" style:family="text">
      <style:text-properties officeooo:rsid="02ad94ba"/>
    </style:style>
    <style:style style:name="T305" style:family="text">
      <style:text-properties officeooo:rsid="02adf7d4"/>
    </style:style>
    <style:style style:name="T306" style:family="text">
      <style:text-properties officeooo:rsid="02ae10c2"/>
    </style:style>
    <style:style style:name="T307" style:family="text">
      <style:text-properties officeooo:rsid="02b106a8"/>
    </style:style>
    <style:style style:name="T308" style:family="text">
      <style:text-properties officeooo:rsid="02b31398"/>
    </style:style>
    <style:style style:name="T309" style:family="text">
      <style:text-properties officeooo:rsid="02b40f0b"/>
    </style:style>
    <style:style style:name="T310" style:family="text">
      <style:text-properties officeooo:rsid="02b48dbf"/>
    </style:style>
    <style:style style:name="T311" style:family="text">
      <style:text-properties officeooo:rsid="02b6c460"/>
    </style:style>
    <style:style style:name="T312" style:family="text">
      <style:text-properties officeooo:rsid="02b79210"/>
    </style:style>
    <style:style style:name="T313" style:family="text">
      <style:text-properties officeooo:rsid="02b85d22"/>
    </style:style>
    <style:style style:name="T314" style:family="text">
      <style:text-properties officeooo:rsid="02b8c7b0"/>
    </style:style>
    <style:style style:name="T315" style:family="text">
      <style:text-properties officeooo:rsid="02ba0b04"/>
    </style:style>
    <style:style style:name="T316" style:family="text">
      <style:text-properties officeooo:rsid="02bb73bd"/>
    </style:style>
    <style:style style:name="T317" style:family="text">
      <style:text-properties officeooo:rsid="02bd58c1"/>
    </style:style>
    <style:style style:name="T318" style:family="text">
      <style:text-properties officeooo:rsid="02bd76e0"/>
    </style:style>
    <style:style style:name="T319" style:family="text">
      <style:text-properties officeooo:rsid="02bf1922"/>
    </style:style>
    <style:style style:name="T320" style:family="text">
      <style:text-properties officeooo:rsid="02bf9a21"/>
    </style:style>
    <style:style style:name="T321" style:family="text">
      <style:text-properties officeooo:rsid="02c0c9c5"/>
    </style:style>
    <style:style style:name="T322" style:family="text">
      <style:text-properties officeooo:rsid="02c1a3b9"/>
    </style:style>
    <style:style style:name="T323" style:family="text">
      <style:text-properties officeooo:rsid="02c2e57b"/>
    </style:style>
    <style:style style:name="T324" style:family="text">
      <style:text-properties officeooo:rsid="02c46d27"/>
    </style:style>
    <style:style style:name="T325" style:family="text">
      <style:text-properties officeooo:rsid="02c66301"/>
    </style:style>
    <style:style style:name="T326" style:family="text">
      <style:text-properties officeooo:rsid="02c6c74f"/>
    </style:style>
    <style:style style:name="T327" style:family="text">
      <style:text-properties officeooo:rsid="02c81870"/>
    </style:style>
    <style:style style:name="T328" style:family="text">
      <style:text-properties officeooo:rsid="02c93666"/>
    </style:style>
    <style:style style:name="T329" style:family="text">
      <style:text-properties officeooo:rsid="02caf723"/>
    </style:style>
    <style:style style:name="T330" style:family="text">
      <style:text-properties officeooo:rsid="02cc839f"/>
    </style:style>
    <style:style style:name="T331" style:family="text">
      <style:text-properties officeooo:rsid="02cceab6"/>
    </style:style>
    <style:style style:name="T332" style:family="text">
      <style:text-properties officeooo:rsid="02cedec0"/>
    </style:style>
    <style:style style:name="T333" style:family="text">
      <style:text-properties officeooo:rsid="02cf9a88"/>
    </style:style>
    <style:style style:name="T334" style:family="text">
      <style:text-properties officeooo:rsid="02d232f1"/>
    </style:style>
    <style:style style:name="T335" style:family="text">
      <style:text-properties officeooo:rsid="02d3ce69"/>
    </style:style>
    <style:style style:name="T336" style:family="text">
      <style:text-properties officeooo:rsid="02d6ab2d"/>
    </style:style>
    <style:style style:name="T337" style:family="text">
      <style:text-properties officeooo:rsid="02d73910"/>
    </style:style>
    <style:style style:name="T338" style:family="text">
      <style:text-properties officeooo:rsid="02d898b7"/>
    </style:style>
    <style:style style:name="T339" style:family="text">
      <style:text-properties officeooo:rsid="02d972dd"/>
    </style:style>
    <style:style style:name="T340" style:family="text">
      <style:text-properties officeooo:rsid="02daf16e"/>
    </style:style>
    <style:style style:name="T341" style:family="text">
      <style:text-properties officeooo:rsid="02dc5b00"/>
    </style:style>
    <style:style style:name="T342" style:family="text">
      <style:text-properties officeooo:rsid="02ddab54"/>
    </style:style>
    <style:style style:name="T343" style:family="text">
      <style:text-properties officeooo:rsid="02df2c9c"/>
    </style:style>
    <style:style style:name="T344" style:family="text">
      <style:text-properties officeooo:rsid="02e09971"/>
    </style:style>
    <style:style style:name="T345" style:family="text">
      <style:text-properties officeooo:rsid="02e19fb3"/>
    </style:style>
    <style:style style:name="T346" style:family="text">
      <style:text-properties officeooo:rsid="02e243f3"/>
    </style:style>
    <style:style style:name="T347" style:family="text">
      <style:text-properties officeooo:rsid="02e3ca1a"/>
    </style:style>
    <style:style style:name="T348" style:family="text">
      <style:text-properties officeooo:rsid="02e4a21c"/>
    </style:style>
    <style:style style:name="T349" style:family="text">
      <style:text-properties officeooo:rsid="02e5e99a"/>
    </style:style>
    <style:style style:name="T350" style:family="text">
      <style:text-properties officeooo:rsid="02e7bb11"/>
    </style:style>
    <style:style style:name="T351" style:family="text">
      <style:text-properties officeooo:rsid="02e98893"/>
    </style:style>
    <style:style style:name="T352" style:family="text">
      <style:text-properties officeooo:rsid="02eb5ae1"/>
    </style:style>
    <style:style style:name="T353" style:family="text">
      <style:text-properties officeooo:rsid="02ec00f6"/>
    </style:style>
    <style:style style:name="T354" style:family="text">
      <style:text-properties officeooo:rsid="02ec65fe"/>
    </style:style>
    <style:style style:name="T355" style:family="text">
      <style:text-properties officeooo:rsid="02ee1501"/>
    </style:style>
    <style:style style:name="T356" style:family="text">
      <style:text-properties officeooo:rsid="02f0714b"/>
    </style:style>
    <style:style style:name="T357" style:family="text">
      <style:text-properties officeooo:rsid="02f2f8a3"/>
    </style:style>
    <style:style style:name="T358" style:family="text">
      <style:text-properties officeooo:rsid="02f4efaa"/>
    </style:style>
    <style:style style:name="T359" style:family="text">
      <style:text-properties officeooo:rsid="02f87d97"/>
    </style:style>
    <style:style style:name="T360" style:family="text">
      <style:text-properties officeooo:rsid="02f93805"/>
    </style:style>
    <style:style style:name="T361" style:family="text">
      <style:text-properties officeooo:rsid="02faf15e"/>
    </style:style>
    <style:style style:name="T362" style:family="text">
      <style:text-properties officeooo:rsid="02fba738"/>
    </style:style>
    <style:style style:name="T363" style:family="text">
      <style:text-properties officeooo:rsid="02fbb15c"/>
    </style:style>
    <style:style style:name="T364" style:family="text">
      <style:text-properties officeooo:rsid="02fbf78a"/>
    </style:style>
    <style:style style:name="T365" style:family="text">
      <style:text-properties officeooo:rsid="02fce3fe"/>
    </style:style>
    <style:style style:name="T366" style:family="text">
      <style:text-properties officeooo:rsid="02feb870"/>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February 2014" text:name="DatumAbgabe"/>
      </text:user-field-decls>
      <text:p text:style-name="P190"/>
      <text:p text:style-name="P28"><text:span text:style-name="T172"><text:text-input text:description="Title of paper">TigerKDF: 
A Compute Time and Sequential Memory Hard
Key Derivation Function</text:text-input></text:span><text:text-input text:description="Name of faculty"/></text:p>
      <text:p text:style-name="P27"><text:text-input text:description="Name of department / chair"/></text:p>
      <text:p text:style-name="P29"><draw:frame draw:style-name="fr4" draw:name="graphics1" text:anchor-type="char" svg:width="4.2138in" svg:height="3.8252in" draw:z-index="11"><draw:image xlink:href="http://waywardgeek.net/TigerKDF.jpg" xlink:type="simple" xlink:show="embed" xlink:actuate="onLoad"/></draw:frame> </text:p>
      <text:p text:style-name="P30"/>
      <text:p text:style-name="P26"><text:text-input text:description="Name of professor">Bill Cox</text:text-input></text:p>
      <text:p text:style-name="P25">waywardgeek@gmail.com</text:p>
      <text:p text:style-name="P22"/>
      <text:p text:style-name="P23"><text:text-input text:description="Type of paper/thesis">For Consideration in the Password Hashing Competition</text:text-input></text:p>
      <text:p text:style-name="P23"/>
      <text:p text:style-name="P24"/>
      <text:p text:style-name="P12"/>
      <text:p text:style-name="P9"><text:span text:style-name="T171"><text:user-field-input text:name="Ort" text:description="Place">Chapel Hill, NC</text:user-field-input></text:span><text:span text:style-name="T171">, </text:span><text:span text:style-name="T171"><text:user-field-input text:name="DatumAbgabe" text:description="Date of submission">February 2014</text:user-field-input></text:span></text:p>
      <text:p text:style-name="P255"><text:span text:style-name="T90">Abstract</text:span><text:span text:style-name="T91">. <text:s/>Scrypt demonstrated </text:span><text:span text:style-name="T92">a new</text:span><text:span text:style-name="T91"> </text:span><text:span text:style-name="T93">way </text:span><text:span text:style-name="T91">to thwart </text:span><text:span text:style-name="T92">off-line brute-force password guessing</text:span><text:span text:style-name="T91"> attacks, as the first </text:span><text:span text:style-name="T93">successful </text:span><text:span text:style-name="T91">sequential</text:span><text:span text:style-name="T109">-</text:span><text:span text:style-name="T91">memory</text:span><text:span text:style-name="T109">-</text:span><text:span text:style-name="T91">hard key derivation function (KDF). <text:s/>While Scrypt forces an attacker to </text:span><text:span text:style-name="T92">use</text:span><text:span text:style-name="T91"> significant amounts of memory, custom </text:span><text:span text:style-name="T94">ASICs</text:span><text:span text:style-name="T91"> can speed up Scrypt's inner loop </text:span><text:span text:style-name="T95">substantially. <text:s/></text:span><text:span text:style-name="T92">Attackers </text:span><text:span text:style-name="T96">also </text:span><text:span text:style-name="T92">gain up to a 4X benefit in time*memory cost through a time-memory trade-off (TMTO). <text:s/>With cache timing information, an attacker can attack Scrypt </text:span><text:span text:style-name="T110">in parallel on GPUs</text:span><text:span text:style-name="T91">. <text:s/>TigerKDF is a new “</text:span><text:span text:style-name="T99">hybrid” </text:span><text:span text:style-name="T91">sequential-memory-hard KDF which is comput</text:span><text:span text:style-name="T94">e</text:span><text:span text:style-name="T100"> </text:span><text:span text:style-name="T91">time</text:span><text:span text:style-name="T100"> </text:span><text:span text:style-name="T91">hardened through sequential multiply operations </text:span><text:span text:style-name="T98">in its inner loop</text:span><text:span text:style-name="T97">, </text:span><text:span text:style-name="T98">limiting a</text:span><text:span text:style-name="T91"> custom ASIC </text:span><text:span text:style-name="T98">speed advantage to about</text:span><text:span text:style-name="T101"> </text:span><text:span text:style-name="T91">2X. <text:s/></text:span><text:span text:style-name="T92">TigerKDF greatly</text:span><text:span text:style-name="T95"> </text:span><text:span text:style-name="T91">increases the time*</text:span><text:span text:style-name="T102">memory </text:span><text:span text:style-name="T91">cost </text:span><text:span text:style-name="T100">per </text:span><text:span text:style-name="T110">guess</text:span><text:span text:style-name="T100"> </text:span><text:span text:style-name="T91">of custom ASIC attacks, while </text:span><text:span text:style-name="T92">greatly</text:span><text:span text:style-name="T103"> reducing benefit</text:span><text:span text:style-name="T110">s</text:span><text:span text:style-name="T103"> from</text:span><text:span text:style-name="T104"> time-memory trade-off</text:span><text:span text:style-name="T92">s</text:span><text:span text:style-name="T91">. <text:s/></text:span><text:span text:style-name="T99">TigerKDF's “hybrid” design</text:span><text:span text:style-name="T104"> </text:span><text:span text:style-name="T92">also </text:span><text:span text:style-name="T105">provides </text:span><text:span text:style-name="T99">good</text:span><text:span text:style-name="T105"> defen</text:span><text:span text:style-name="T106">s</text:span><text:span text:style-name="T105">e against </text:span><text:span text:style-name="T104">cache</text:span><text:span text:style-name="T97"> </text:span><text:span text:style-name="T104">timing attacks, </text:span><text:span text:style-name="T107">without sacrificing time*memory performance</text:span><text:span text:style-name="T108">.</text:span></text:p>
      <text:h text:style-name="P232" text:outline-level="1"><text:bookmark-start text:name="__RefHeading__538_729210063"/>Introduction<text:bookmark-end text:name="__RefHeading__538_729210063"/></text:h>
      <text:p text:style-name="P171">TigerKDF is a sequential<text:span text:style-name="T64">-</text:span>memory and compute<text:span text:style-name="T64">-</text:span><text:span text:style-name="T3">time </text:span>hard key derivation function <text:span text:style-name="T60">(KDF)</text:span> that maximizes an attackers time*<text:span text:style-name="T43">memory cost</text:span> for guessing passwords. <text:s/><text:span text:style-name="T58">TigerKDF:</text:span></text:p>
      <text:list xml:id="list2084186581912217294" text:style-name="L2">
        <text:list-item>
          <text:p text:style-name="P191"><text:span text:style-name="T307">Fills</text:span> <text:span text:style-name="T309">and hashes </text:span><text:span text:style-name="T57">memory </text:span>rapidly <text:span text:style-name="T309">–</text:span> <text:span text:style-name="T309">½ as fast as memmove</text:span></text:p>
        </text:list-item>
        <text:list-item>
          <text:p text:style-name="P192"><text:span text:style-name="T307">Hardens</text:span> runtime through <text:span text:style-name="T251">sequential</text:span> multipl<text:span text:style-name="T310">ications</text:span></text:p>
        </text:list-item>
        <text:list-item>
          <text:p text:style-name="P194">Provides strong defense against GPU, FPGA, and ASIC attacks</text:p>
        </text:list-item>
        <text:list-item>
          <text:p text:style-name="P191"><text:span text:style-name="T244">Reduces</text:span> time-memory <text:span text:style-name="T3">t</text:span>rade<text:span text:style-name="T3">-</text:span>off options</text:p>
        </text:list-item>
        <text:list-item>
          <text:p text:style-name="P193"><text:span text:style-name="T244">D</text:span><text:span text:style-name="T51">efe</text:span><text:span text:style-name="T244">nds</text:span><text:span text:style-name="T57"> against </text:span><text:span text:style-name="T83">cache-timing attacks</text:span></text:p>
        </text:list-item>
        <text:list-item>
          <text:p text:style-name="P191"><text:span text:style-name="T244">U</text:span><text:span text:style-name="T58">se</text:span> parallelism for improved protectio<text:span text:style-name="T43">n</text:span></text:p>
        </text:list-item>
        <text:list-item>
          <text:p text:style-name="P195"><text:span text:style-name="T306">Offers </text:span>protection <text:span text:style-name="T307">in case of</text:span> leaked memory</text:p>
        </text:list-item>
        <text:list-item>
          <text:p text:style-name="P191"><text:span text:style-name="T61">Is s</text:span><text:span text:style-name="T57">uitable for </text:span><text:span text:style-name="T58">desktop PCs, </text:span><text:span text:style-name="T57">web servers, </text:span><text:span text:style-name="T310">mobile</text:span><text:span text:style-name="T57">, </text:span><text:span text:style-name="T207">and </text:span>embedded applications</text:p>
        </text:list-item>
        <text:list-item>
          <text:p text:style-name="P196">Supports client independent updates</text:p>
        </text:list-item>
        <text:list-item>
          <text:p text:style-name="P197">Supports server relief</text:p>
        </text:list-item>
        <text:list-item>
          <text:p text:style-name="P213">Performs well <text:span text:style-name="T84">hashing</text:span> many G<text:span text:style-name="T175">i</text:span>B of <text:span text:style-name="T58">DRAM</text:span>, or a few <text:span text:style-name="T244">K</text:span><text:span text:style-name="T175">i</text:span>B <text:span text:style-name="T58">of cache</text:span></text:p>
        </text:list-item>
      </text:list>
      <text:p text:style-name="P88"><text:span text:style-name="T55">In this paper, </text:span><text:span text:style-name="T59">memory-hard KDFs</text:span><text:span text:style-name="T55"> which do no password derived memory addressing are called “resistant”, while those that do </text:span><text:span text:style-name="T59">so early in hashing</text:span><text:span text:style-name="T55"> are called “unpredictable”, and combinations of the two are called “hybrid”. <text:s/></text:span><text:span text:style-name="T53">“</text:span><text:span text:style-name="T248">Resistant</text:span><text:span text:style-name="T55">” </text:span><text:span text:style-name="T56">memory-hard </text:span><text:span text:style-name="T55">KDFs </text:span><text:span text:style-name="T308">should be </text:span><text:span text:style-name="T55"><text:s/></text:span><text:span text:style-name="T61">immune to</text:span><text:span text:style-name="T55"> cache-timing attack</text:span><text:span text:style-name="T61">s</text:span><text:span text:style-name="T55">, while “unpredictable” KDFs can be attacked on a massively parallel scale </text:span><text:span text:style-name="T56">once </text:span><text:span text:style-name="T55">an attacker knows what memory addresses are accessed </text:span><text:span text:style-name="T85">when hashing</text:span><text:span text:style-name="T55"> </text:span><text:span text:style-name="T85">a </text:span><text:span text:style-name="T55">password. <text:s/>“</text:span><text:span text:style-name="T56">Hybrid” KDFs </text:span><text:span text:style-name="T249">can </text:span><text:span text:style-name="T56">have </text:span><text:span text:style-name="T245">some </text:span><text:span text:style-name="T56">resistance against cache-timing attacks </text:span><text:span text:style-name="T59">while</text:span><text:span text:style-name="T56"> </text:span><text:span text:style-name="T246">being</text:span><text:span text:style-name="T188"> </text:span><text:span text:style-name="T59">as effective </text:span><text:span text:style-name="T56">against brute-force attacks </text:span><text:span text:style-name="T59">as “unpredictable” KDFs</text:span><text:span text:style-name="T56">. <text:s/></text:span><text:span text:style-name="T65">Scrypt</text:span><text:span text:style-name="T111">[2]</text:span><text:span text:style-name="T65"> is a “hybrid” KDF, and </text:span><text:span text:style-name="T246">has better</text:span><text:span text:style-name="T65"> cache-timing</text:span><text:span text:style-name="T246"> </text:span><text:span text:style-name="T65">attack </text:span><text:span text:style-name="T246">resistance</text:span><text:span text:style-name="T65"> than if it were “unpredictable”.</text:span></text:p>
      <text:p text:style-name="P126"><text:span text:style-name="T85">Like Scrypt, </text:span><text:span text:style-name="T53">TigerKDF uses a 2-loop architecture, where the first loop </text:span><text:span text:style-name="T61">is “resistant”, </text:span><text:span text:style-name="T250">and t</text:span><text:span text:style-name="T61">he second loop is “unpredictable”. <text:s/></text:span><text:span text:style-name="T208">Unlike Scrypt, both loops read two prior blocks, hash </text:span><text:span text:style-name="T247">them together, </text:span><text:span text:style-name="T290">and </text:span><text:span text:style-name="T250">append</text:span><text:span text:style-name="T290">s</text:span><text:span text:style-name="T250"> the result to memory</text:span><text:span text:style-name="T208">, limiting an attacker's TMTO options. <text:s/></text:span><text:span text:style-name="T247">Like </text:span><text:soft-page-break/><text:span text:style-name="T247">Script, external memory is written once, and read on average once. <text:s/></text:span><text:span text:style-name="T291">A new fast memory hashing function is employed that maximizes performance.</text:span></text:p>
      <text:p text:style-name="P131"><text:span text:style-name="T157">All else being equal, </text:span><text:span text:style-name="T158">TigerKDF </text:span><text:span text:style-name="T157">has</text:span><text:span text:style-name="T158"> about</text:span><text:span text:style-name="T159"> a 5</text:span><text:span text:style-name="T157">X lower</text:span><text:span text:style-name="T159"> </text:span><text:span text:style-name="T160">time*</text:span><text:span text:style-name="T168">peak </text:span><text:span text:style-name="T160">memory </text:span><text:span text:style-name="T157">cost</text:span><text:span text:style-name="T159"> </text:span><text:span text:style-name="T161">against</text:span><text:span text:style-name="T159"> cache-timing attack</text:span><text:span text:style-name="T158">s</text:span><text:span text:style-name="T159"> </text:span><text:span text:style-name="T157">than</text:span><text:span text:style-name="T159"> resistant KDFs, </text:span><text:span text:style-name="T168">and about a 7X lower time*average memory cost</text:span><text:span text:style-name="T159">. <text:s/></text:span><text:span text:style-name="T157">At the same time, </text:span><text:span text:style-name="T159">TigerKDF </text:span><text:span text:style-name="T157">will have about a 3.</text:span><text:span text:style-name="T168">5</text:span><text:span text:style-name="T157">X higher time*</text:span><text:span text:style-name="T168">peak </text:span><text:span text:style-name="T157">memory cost </text:span><text:span text:style-name="T168">and a 2.3X higher time*average memory cost </text:span><text:span text:style-name="T157">against the more common brute force attacks</text:span><text:span text:style-name="T159">. <text:s/></text:span><text:span text:style-name="T157">A</text:span><text:span text:style-name="T162">n</text:span><text:span text:style-name="T157"> unpredictable KDF may have nearly zero time*memory cost in this case. <text:s/></text:span><text:span text:style-name="T163">This is discussed in section 4.</text:span></text:p>
      <text:p text:style-name="P132"><text:span text:style-name="T144">The importance of time*memory </text:span><text:span text:style-name="T164">cost </text:span><text:span text:style-name="T144">can be thought of as how much memory an attacker needs to buy per guessing core times how long that memory will be in use per guess. <text:s/></text:span><text:span text:style-name="T145">Without compute-time hardening, an ASIC attack would likely be limited in speed by memory bandwidth. <text:s/></text:span><text:span text:style-name="T151">A</text:span><text:span text:style-name="T145"> reasonably high end desktop PC </text:span><text:span text:style-name="T151">might have</text:span><text:span text:style-name="T145"> 25GiB/s of memory bandwidth, while </text:span><text:span text:style-name="T151">recent</text:span><text:span text:style-name="T145"> graphics cards </text:span><text:span text:style-name="T151">have up to</text:span><text:span text:style-name="T145"> </text:span><text:span text:style-name="T153">about </text:span><text:span text:style-name="T145">2</text:span><text:span text:style-name="T153">5</text:span><text:span text:style-name="T145">0GiB/</text:span><text:span text:style-name="T153">s</text:span><text:span text:style-name="T145"> of bandwidth. <text:s/></text:span><text:span text:style-name="T164">A custom combined DRAM and hashing chip could greatly increase memory bandwidth per hashing core giving attackers a large advantage</text:span><text:span text:style-name="T145">.</text:span></text:p>
      <text:p text:style-name="P132"><text:span text:style-name="T164">To counter this, TigerKDF employs m</text:span><text:span text:style-name="T145">ultiplication based compute-time hardening, forc</text:span><text:span text:style-name="T164">ing</text:span><text:span text:style-name="T145"> </text:span><text:span text:style-name="T152">ASIC</text:span><text:span text:style-name="T145"> attacker</text:span><text:span text:style-name="T164">s</text:span><text:span text:style-name="T145"> to run </text:span><text:span text:style-name="T152">no more than about 2X faster than a recent PC</text:span><text:span text:style-name="T145">, regardless of his memory bandwidth. <text:s/></text:span><text:span text:style-name="T164">This</text:span><text:span text:style-name="T154"> multiplication chain will force </text:span><text:span text:style-name="T152">FPGA attack</text:span><text:span text:style-name="T164">ers</text:span><text:span text:style-name="T152"> </text:span><text:span text:style-name="T154">to run</text:span><text:span text:style-name="T152"> even slower</text:span><text:span text:style-name="T145">. <text:s/></text:span><text:span text:style-name="T164">Modern </text:span><text:span text:style-name="T155">GPUs are another matter, </text:span><text:span text:style-name="T164">requiring rapid small unpredictable memory accesses for good defense. <text:s/>TigerKDF does in the second loop by default. <text:s/>GPUs are</text:span><text:span text:style-name="T155"> discussed more in Section 3.</text:span></text:p>
      <text:p text:style-name="P133"><text:span text:style-name="T167">TigerKDF currently runs using a 32-byte state and Blake2s in between block hashes. <text:s/>It runs well on 32-bit architectures. <text:s/>A 64-byte version of TigerKDF is a natural extension, </text:span><text:span text:style-name="T168">possibly </text:span><text:span text:style-name="T167">using Blake2b.</text:span></text:p>
      <text:p text:style-name="P120">TigerKDF is free software. <text:s/>The source code for the reference implementation can be downloaded from:</text:p>
      <text:p text:style-name="P130"><text:a xlink:type="simple" xlink:href="https://github.com/waywardgeek/noelkdf/tree/master/predict"><text:span text:style-name="T132">https://github.com/waywardgeek/TigerKDF</text:span></text:a></text:p>
      <text:h text:style-name="P215" text:outline-level="2">Credits</text:h>
      <text:p text:style-name="P91"><text:span text:style-name="T52">While I deserve credit for this </text:span><text:span text:style-name="T62">document,</text:span><text:span text:style-name="T52"> my code, </text:span><text:span text:style-name="T85">and the inspiration for naming </text:span><text:span text:style-name="T88">a key derivation function</text:span><text:span text:style-name="T85"> after my cat</text:span><text:span text:style-name="T85"><text:note text:id="ftn1" text:note-class="footnote"><text:note-citation>1</text:note-citation><text:note-body><text:p text:style-name="P19">My wife informs me that naming <text:span text:style-name="T292">a </text:span>KDF after our cat was actually her idea.</text:p></text:note-body></text:note></text:span><text:span text:style-name="T85">, </text:span><text:span text:style-name="T88">m</text:span><text:span text:style-name="T62">ost of</text:span><text:span text:style-name="T52"> </text:span><text:span text:style-name="T88">the</text:span><text:span text:style-name="T66"> </text:span><text:span text:style-name="T52">good ideas </text:span><text:span text:style-name="T88">found here come </text:span><text:span text:style-name="T52">from the </text:span><text:span text:style-name="T62">authors of </text:span><text:span text:style-name="T52">Escr</text:span><text:span text:style-name="T119">y</text:span><text:span text:style-name="T52">pt and Catena</text:span><text:span text:style-name="T111">[1], </text:span><text:span text:style-name="T125">as well as</text:span><text:span text:style-name="T120"> </text:span><text:span text:style-name="T121">several</text:span><text:span text:style-name="T120"> </text:span><text:span text:style-name="T124">other </text:span><text:span text:style-name="T120">members </text:span><text:span text:style-name="T121">of</text:span><text:span text:style-name="T120"> the </text:span><text:span text:style-name="T122">PHC</text:span><text:span text:style-name="T120"> </text:span><text:span text:style-name="T123">email lis</text:span><text:span text:style-name="T258">t</text:span><text:span text:style-name="T52">. <text:s/>The cache timing </text:span><text:span text:style-name="T54">defense</text:span><text:span text:style-name="T52"> strategy </text:span><text:span text:style-name="T54">i</text:span><text:span text:style-name="T52">s </text:span><text:span text:style-name="T211">motivated by</text:span><text:span text:style-name="T52"> </text:span><text:span text:style-name="T62">excellent</text:span><text:span text:style-name="T52"> work and generosity of ideas from Christian Forler, </text:span><text:span text:style-name="T62">while</text:span><text:span text:style-name="T52"> </text:span><text:span text:style-name="T82">many</text:span><text:span text:style-name="T52"> of the other good ideas came from Alexander </text:span><text:span text:style-name="T62">Peslyak</text:span><text:span text:style-name="T52"> (aka Solar Designer). <text:s/></text:span><text:span text:style-name="T62">I consider them </text:span><text:span text:style-name="T66">both to be </text:span><text:span text:style-name="T62">the </text:span><text:span text:style-name="T66">unofficial </text:span><text:span text:style-name="T62">primary authors of this work </text:span><text:span text:style-name="T292">and invite them</text:span><text:span text:style-name="T62"> to be listed in the top spots officially </text:span><text:span text:style-name="T292">at any time in the future</text:span><text:span text:style-name="T62">. <text:s/></text:span><text:span text:style-name="T82">I hope that in some ways I have helped the eventual winning entry to be better. <text:s/></text:span><text:span text:style-name="T86">In particular, any PHC author should feel free to borrow any ideas in TigerKDF to improve their own entry. <text:s/></text:span><text:span text:style-name="T292">I will feel honored </text:span><text:soft-page-break/><text:span text:style-name="T292">rather than offended by entries copying TigerKDF's multiplication chain hardening, or even significant portions of TigerKDF's </text:span><text:span text:style-name="T301">algorithm</text:span><text:span text:style-name="T292"> directly.</text:span></text:p>
      <text:p text:style-name="P117">TigerKDF is a substantial improvement on my prior algorithm, NoelKDF. <text:s/>All of these improvements were suggested by Solar Designer, and include:</text:p>
      <text:list xml:id="list2101747539327868671" text:style-name="L3">
        <text:list-item>
          <text:p text:style-name="P239"><text:span text:style-name="T210">Better GPU defense through r</text:span><text:span text:style-name="T209">andomized sub-block hashing from the “prev” block</text:span></text:p>
        </text:list-item>
        <text:list-item>
          <text:p text:style-name="P240"><text:span text:style-name="T209">Blake2s hashing between SIMD “lanes” between block hashes. <text:s/></text:span><text:span text:style-name="T210">As SolarDesigner put it, there is no excuse for chaining a billion non-cryptographic hashes together.</text:span></text:p>
        </text:list-item>
        <text:list-item>
          <text:p text:style-name="P241"><text:span text:style-name="T312">Better performance through </text:span>SSE/<text:span text:style-name="T293">AVX2</text:span> optimized <text:span text:style-name="T311">memory </text:span>hashing, <text:span text:style-name="T311">in parallel with scalar multiplication </text:span><text:span text:style-name="T312">compute-time </text:span><text:span text:style-name="T311">hardening</text:span></text:p>
        </text:list-item>
      </text:list>
      <text:p text:style-name="P118">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18">He also deserves credit and blame for goading me to rewrite my original “keystretch” algorithm as NoelKDF. <text:s/>We <text:span text:style-name="T258">discussed</text:span> multiplication based compute hardening on the PHC discussion forum, and NoelKDF is the result. <text:s/><text:span text:style-name="T302">TigerKDF also gains it's TMTO resistance while supporting multiple threads from an idea Solar Designer posted, </text:span><text:span text:style-name="T303">and his posts on multiplication techniques as well as SSE/AVX2 heavily impacted TigerKDF, </text:span><text:span text:style-name="T304">not to mention his generosity in providing access to a Core i7 Haswell machine </text:span><text:span text:style-name="T305">and high memory bandwidth Sandy Bridge server.</text:span></text:p>
      <text:p text:style-name="P128"><text:span text:style-name="T141">I was motivated by </text:span><text:span text:style-name="T142">Christian Forler</text:span><text:span text:style-name="T141">'s</text:span><text:span text:style-name="T142"> </text:span><text:span text:style-name="T141">Catena paper </text:span><text:span text:style-name="T156">to add</text:span><text:span text:style-name="T141"> several features, including </text:span><text:span text:style-name="T150">cache-timing defense, </text:span><text:span text:style-name="T141">garlic, client-independent update, a client/server relief API, and having a pluggable cryptographic hash function. <text:s/></text:span><text:span text:style-name="T143">I learned about pebbling algorithms initially from the Catena paper as well. <text:s/></text:span><text:span text:style-name="T146">I used his bit-reversal function and combined it with Solar Designer's sliding power-of-two window to create the memory access pattern used in the “</text:span><text:span text:style-name="T165">resistant” </text:span><text:span text:style-name="T146">first loop.</text:span></text:p>
      <text:p text:style-name="P129"><text:span text:style-name="T141">I would like to thank the Blake2 authors. <text:s/>Their efficiently optimized SSE code made a good example for me to follow while writing SSE code for TigerKDF, </text:span><text:span text:style-name="T150">and Blake2 significantly improved the performance of TigerKDF</text:span><text:span text:style-name="T141">. <text:s/>Colin Percival, who did such excellent work in Scrypt, deserves credit for the whole approach, and I also used his implementation of PBKDF2, and his Scrypt code as a roadmap for how to develop a memory-hard KDF. <text:s/></text:span><text:span text:style-name="T147">Steve Thomas deserves credit for pointing out some bugs and a severe weakness in </text:span><text:span text:style-name="T150">the first version of </text:span><text:span text:style-name="T147">NoelKDF, with a modulo-4 attack against it, </text:span><text:span text:style-name="T150">forcing me to revise and resubmit it</text:span><text:span text:style-name="T147">. <text:s/></text:span><text:span text:style-name="T148">Gary Hvizdak was kind enough to review of the NoelKDF version of this paper, which readers will </text:span><text:span text:style-name="T149">appreciate.</text:span><text:span text:style-name="T148"> <text:s/></text:span><text:span text:style-name="T149">Others on the forum have also been </text:span><text:span text:style-name="T150">very</text:span><text:span text:style-name="T149"> generous.</text:span></text:p>
      <text:h text:style-name="P233" text:outline-level="1"><text:bookmark-start text:name="__RefHeading__540_729210063"/><text:soft-page-break/>Algorithm Specification<text:bookmark-end text:name="__RefHeading__540_729210063"/></text:h>
      <text:h text:style-name="P216" text:outline-level="2"><text:span text:style-name="T63">Simplified </text:span>“<text:span text:style-name="T285">Unpredictable</text:span><text:span text:style-name="T63">”</text:span> TigerKDF</text:h>
      <text:p text:style-name="P167"><text:span text:style-name="T8">A simpl</text:span><text:span text:style-name="T21">ified</text:span><text:span text:style-name="T8"> version of “</text:span><text:span text:style-name="T63">unpredictable” </text:span><text:span text:style-name="T8">TigerKDF is:</text:span></text:p>
      <text:p text:style-name="P96"><draw:frame draw:style-name="fr1" draw:name="Frame1" text:anchor-type="as-char" svg:y="0.0835in" svg:width="6.4744in" draw:z-index="0"><draw:text-box fo:min-height="3.5508in"><text:p text:style-name="P231">Simplified <text:span text:style-name="T63">unpredictable </text:span>TigerKDF:</text:p><text:p text:style-name="P5"><text:span text:style-name="T1">Input</text:span><text:span text:style-name="T2">s</text:span><text:span text:style-name="T1">: </text:span><text:span text:style-name="T4">hashlen, password</text:span><text:span text:style-name="T2">, salt, </text:span><text:span text:style-name="T7">memlen</text:span></text:p><text:p text:style-name="P5"><text:span text:style-name="T1">Output: </text:span><text:span text:style-name="T4">hash[</text:span><text:span text:style-name="T6">hash</text:span><text:span text:style-name="T4">len]</text:span></text:p><text:p text:style-name="P6"/><text:p text:style-name="P5"><text:span text:style-name="T294">state[0 .. 7]</text:span><text:span text:style-name="T8"> = </text:span><text:span text:style-name="T299">conv2Uint32(</text:span><text:span text:style-name="T8">H(</text:span><text:span text:style-name="T294">32</text:span><text:span text:style-name="T11">, </text:span><text:span text:style-name="T8">password, salt)</text:span><text:span text:style-name="T299">)</text:span></text:p><text:p text:style-name="P8">mem[0 .. hashlen-1] = <text:span text:style-name="T312">H(hashlen, state)</text:span></text:p><text:p text:style-name="P5"><text:span text:style-name="T11">prevAddr = </text:span><text:span text:style-name="T20">0</text:span></text:p><text:p text:style-name="P10"><text:s text:c="12"/><text:span text:style-name="T294">to</text:span>Addr = hashlen</text:p><text:p text:style-name="P11"><text:span text:style-name="T20"><text:tab/></text:span><text:span text:style-name="T8">for i = </text:span><text:span text:style-name="T20">1</text:span><text:span text:style-name="T8"> .. memlen/</text:span><text:span text:style-name="T20">hashlen</text:span><text:span text:style-name="T312">-1</text:span><text:span text:style-name="T8">:</text:span></text:p><text:p text:style-name="P5"><text:span text:style-name="T294"><text:tab/><text:tab/>from</text:span><text:span text:style-name="T4">Addr = </text:span><text:span text:style-name="T313">state[0]</text:span><text:span text:style-name="T5"> % </text:span><text:span text:style-name="T20">i</text:span></text:p><text:p text:style-name="P5"><text:span text:style-name="T8"><text:tab/><text:tab/></text:span><text:span text:style-name="T20">for j = 0 .. hashlen/</text:span><text:span text:style-name="T298">8-1</text:span><text:span text:style-name="T20">:</text:span></text:p><text:p text:style-name="P8"><text:tab/><text:tab/><text:tab/>for k = 0 .. 7:</text:p><text:p text:style-name="P8"><text:tab/><text:tab/><text:tab/><text:tab/>state[k] = (state[k] + mem[prevAddr++]) ^ mem[fromAddr++]</text:p><text:p text:style-name="P8"><text:tab/><text:tab/><text:tab/><text:tab/>state[k] = ROTATE_RIGHT(state[k], 8)</text:p><text:p text:style-name="P8"><text:tab/><text:tab/><text:tab/><text:tab/>mem[toAddr++] = state[k]</text:p><text:p text:style-name="P7"><text:span text:style-name="T21">output</text:span><text:span text:style-name="T8"> </text:span><text:span text:style-name="T11">H(</text:span><text:span text:style-name="T21">hashlen, </text:span><text:span text:style-name="T299">conv2Uint8(</text:span><text:span text:style-name="T8">mem[memlen-</text:span><text:span text:style-name="T11">hashlen .. memlen-1</text:span><text:span text:style-name="T8">]</text:span><text:span text:style-name="T299">)</text:span><text:span text:style-name="T11">)</text:span></text:p></draw:text-box><svg:title>test</svg:title><svg:desc>test</svg:desc></draw:frame></text:p>
      <text:p text:style-name="P97">The function H is a cryptographically strong hash function such as <text:span text:style-name="T67">PBKDF-</text:span><text:span text:style-name="T295">BLAKE2S</text:span><text:span text:style-name="T48">, </text:span><text:span text:style-name="T112">which is used in the reference implementation</text:span>.</text:p>
      <text:p text:style-name="P123">In short, this algorithm hashes the previous hash block written to memory with a pseudo-random prior hash block to generate the next hash block to write to memory. <text:s/>It does this in 8 parallel “lanes” corresponding to the 8 32-bit state registers, and the lanes do not depend on each other. <text:s/>At the end, the last 8 values are hashed together with H to form the derived key.</text:p>
      <text:p text:style-name="P98"><text:span text:style-name="T314">While simple, this algorithm can be improved by (with credits </text:span><text:span text:style-name="T315">for idea sources</text:span><text:span text:style-name="T314">):</text:span></text:p>
      <text:list xml:id="list5059949644427407435" text:style-name="L4">
        <text:list-item>
          <text:p text:style-name="P199"><text:span text:style-name="T314">Introduce a sequential multiplication chain to compute-time harden the algorithm against ASIC attacks (Solar Designer </text:span><text:span text:style-name="T318">&amp; Bill Cox</text:span><text:span text:style-name="T314">)</text:span></text:p>
        </text:list-item>
        <text:list-item>
          <text:p text:style-name="P202">Hashing larger blocks than hashlen to reduce cache miss penalties (Scrypt)</text:p>
        </text:list-item>
        <text:list-item>
          <text:p text:style-name="P201">Hash between lanes in between block hashes to mix data and introduce cryptographically strong hashes now and then (Solar Designer)</text:p>
        </text:list-item>
        <text:list-item>
          <text:p text:style-name="P201">Introduce SSE/AVX2 parallelism to hash 8 chains in parallel (Solar Designer)</text:p>
        </text:list-item>
        <text:list-item>
          <text:p text:style-name="P200"><text:span text:style-name="T314">Introduce small unpredictable reads to </text:span><text:span text:style-name="T320">thwart</text:span><text:span text:style-name="T314"> GPU attacks (Solar Designer)</text:span></text:p>
        </text:list-item>
        <text:list-item>
          <text:p text:style-name="P203"><text:span text:style-name="T317">Introduce repetition</text:span><text:span text:style-name="T322">s</text:span><text:span text:style-name="T317"> to increase compute time for memory-limited systems </text:span><text:span text:style-name="T321">(Solar Designer &amp; Bill Cox)</text:span></text:p>
        </text:list-item>
        <text:list-item>
          <text:p text:style-name="P204">Introduce a “resistant” loop before the “unpredictable” loop to harden against cache-timing attacks (Catena)</text:p>
        </text:list-item>
        <text:list-item>
          <text:p text:style-name="P206">Introduce inter-thread memory hashing to thwart TMTOs (Solar Designer)</text:p>
        </text:list-item>
        <text:list-item>
          <text:p text:style-name="P205">Introduce thread level parallelism to take advantage of multi-core CPUs (Scrypt)</text:p>
        </text:list-item>
        <text:list-item>
          <text:p text:style-name="P205">Introduce client-independent update (Catena)</text:p>
        </text:list-item>
        <text:list-item>
          <text:p text:style-name="P198"><text:span text:style-name="T319">P</text:span><text:span text:style-name="T314">rotect against memory leaking to attackers by overwriting early memory (Bill Cox)</text:span></text:p>
        </text:list-item>
      </text:list>
      <text:p text:style-name="P42"><text:soft-page-break/></text:p>
      <text:p text:style-name="P155"><text:span text:style-name="T316">Every one of these enhancements either increases speed or improves security. <text:s/>Since the security of a memory-hard KDF can be in part measured by it's time*memory cost, increasing speed also increases security, </text:span><text:span text:style-name="T317">since it allows us to hash more memory. <text:s/></text:span><text:span text:style-name="T323">Similarly, increasing CPU time through repetitions also increases security</text:span><text:span text:style-name="T316">. <text:s/></text:span><text:span text:style-name="T318">Many </text:span><text:span text:style-name="T324">potential</text:span><text:span text:style-name="T318"> enhancements have been left out of TigerKDF to reduce complexity.</text:span></text:p>
      <text:h text:style-name="P217" text:outline-level="2">Multiplication<text:span text:style-name="T296">-</text:span><text:span text:style-name="T332">Hard Hash Function</text:span></text:h>
      <text:p text:style-name="Normal-text-no-indention"><text:span text:style-name="T10">Speeding up multiplication on custom ASICs </text:span><text:span text:style-name="T22">versus</text:span><text:span text:style-name="T10"> modern CPUs is difficult, and unlikely to result in </text:span><text:span text:style-name="T68">a significant </text:span><text:span text:style-name="T19">speed-up</text:span><text:span text:style-name="T10">. <text:s/></text:span><text:span text:style-name="T44">In comparison, the Salsa20/8 hash function used in Scrypt</text:span><text:span text:style-name="T111">[2]</text:span><text:span text:style-name="T44"> is likely to run at </text:span><text:span text:style-name="T68">about</text:span><text:span text:style-name="T44"> </text:span><text:span text:style-name="T300">1 or 2 nanoseconds</text:span><text:span text:style-name="T44"> per Salsa20/8 round per core on a </text:span><text:span text:style-name="T300">28nm</text:span><text:span text:style-name="T68"> custom</text:span><text:span text:style-name="T44"> ASIC. <text:s/></text:span><text:span text:style-name="T325">Solar Designer's SSE optimized version of s</text:span><text:span text:style-name="T44">crypt on </text:span><text:span text:style-name="T68">my </text:span><text:span text:style-name="T44">development machine</text:span><text:span text:style-name="T44"><text:note text:id="ftn2" text:note-class="footnote"><text:note-citation>2</text:note-citation><text:note-body><text:p text:style-name="P20"><text:span text:style-name="T192">My</text:span><text:span text:style-name="T189"> “development machine” is </text:span><text:span text:style-name="T191">my son's</text:span><text:span text:style-name="T189"> 3.4 GHz quad-core i7</text:span><text:span text:style-name="T300">-3770</text:span><text:span text:style-name="T189"> </text:span><text:span text:style-name="T190">Manjaro Linux </text:span><text:span text:style-name="T189">MineCraft server.</text:span></text:p></text:note-body></text:note></text:span><text:span text:style-name="T44"> </text:span><text:span text:style-name="T45">hashes </text:span><text:span text:style-name="T325">1</text:span><text:span text:style-name="T44">G</text:span><text:span text:style-name="T175">i</text:span><text:span text:style-name="T44">B </text:span><text:span text:style-name="T45">twice </text:span><text:span text:style-name="T44">in 1.</text:span><text:span text:style-name="T325">4</text:span><text:span text:style-name="T44"> seconds, </text:span><text:span text:style-name="T45">which is</text:span><text:span text:style-name="T44"> </text:span><text:span text:style-name="T45">about</text:span><text:span text:style-name="T44"> </text:span><text:span text:style-name="T325">30</text:span><text:span text:style-name="T44">X slower. <text:s/></text:span><text:span text:style-name="T297">Salsa20/8</text:span><text:span text:style-name="T44"> has only 16 levels of ADD/XOR </text:span><text:span text:style-name="T53">logic per 32-bit registe</text:span><text:span text:style-name="T113">r, of which </text:span><text:span text:style-name="T53">there are 16</text:span><text:span text:style-name="T44">, making </text:span><text:span text:style-name="T297">about as</text:span><text:span text:style-name="T44"> complex </text:span><text:span text:style-name="T297">as</text:span><text:span text:style-name="T44"> </text:span><text:span text:style-name="T53">16</text:span><text:span text:style-name="T44"> Booth-encoded 32x32 multiplier</text:span><text:span text:style-name="T53">s running in parallel.</text:span></text:p>
      <text:p text:style-name="P89"><text:span text:style-name="T326">In contrast, </text:span><text:span text:style-name="T45">TigerKDF is hardened against </text:span><text:span text:style-name="T297">ASIC</text:span><text:span text:style-name="T45"> attacks through the use of a multiplication-hard hash function, which cannot be </text:span><text:span text:style-name="T297">substantially</text:span><text:span text:style-name="T45"> sped up, </text:span><text:span text:style-name="T300">even on a carefully optimized custom </text:span><text:span text:style-name="T326">ASIC</text:span><text:span text:style-name="T45">. <text:s/></text:span><text:span text:style-name="T54">E</text:span><text:span text:style-name="T8">ach iteration depends on the previous, and must be computed </text:span><text:span text:style-name="T10">with </text:span><text:span text:style-name="T22">one </text:span><text:span text:style-name="T8">sequential </text:span><text:span text:style-name="T10">multipl</text:span><text:span text:style-name="T22">y</text:span><text:span text:style-name="T10"> </text:span><text:span text:style-name="T22">followed by one sequential </text:span><text:span text:style-name="T297">XOR</text:span><text:span text:style-name="T8">. <text:s/>A lower bound on the runtime </text:span><text:span text:style-name="T9">is:</text:span></text:p>
      <text:p text:style-name="P99"><draw:frame draw:style-name="fr5" draw:name="Object1" text:anchor-type="as-char" svg:y="0.0138in" svg:width="3.3083in" svg:height="0.1902in" draw:z-index="5"><draw:object xlink:href="./Object 2" xlink:type="simple" xlink:show="embed" xlink:actuate="onLoad"/><draw:image xlink:href="./ObjectReplacements/Object 2" xlink:type="simple" xlink:show="embed" xlink:actuate="onLoad"/></draw:frame></text:p>
      <text:p text:style-name="P90"><text:span text:style-name="T10">On </text:span><text:span text:style-name="T69">my</text:span><text:span text:style-name="T10"> development machine, a 32</text:span><text:span text:style-name="T330">x32-&gt;64 </text:span><text:span text:style-name="T10">multiply operation </text:span><text:span text:style-name="T24">has latency</text:span><text:span text:style-name="T10"> </text:span><text:span text:style-name="T24">multTime = </text:span><text:span text:style-name="T10">0.</text:span><text:span text:style-name="T326">88</text:span><text:span text:style-name="T10">ns. <text:s/>Hashing 2G</text:span><text:span text:style-name="T175">i</text:span><text:span text:style-name="T10">B of data this way </text:span><text:span text:style-name="T297">with </text:span><text:span text:style-name="T327">8</text:span><text:span text:style-name="T297"> serial multiplication</text:span><text:span text:style-name="T326">s</text:span><text:span text:style-name="T297"> per </text:span><text:span text:style-name="T326">32</text:span><text:span text:style-name="T297">-</text:span><text:span text:style-name="T326">bytes</text:span><text:span text:style-name="T297"> </text:span><text:span text:style-name="T10">would require </text:span><text:span text:style-name="T22">a minimum of </text:span><text:span text:style-name="T10">0.</text:span><text:span text:style-name="T326">88</text:span><text:span text:style-name="T10">ns*2</text:span><text:span text:style-name="T13">31</text:span><text:span text:style-name="T10">*</text:span><text:span text:style-name="T327">8</text:span><text:span text:style-name="T326">/32</text:span><text:span text:style-name="T10"> = </text:span><text:span text:style-name="T12">0</text:span><text:span text:style-name="T10">.4</text:span><text:span text:style-name="T326">7</text:span><text:span text:style-name="T10"> seconds. <text:s/>TigerKDF performs this calculation in </text:span><text:span text:style-name="T12">0</text:span><text:span text:style-name="T10">.</text:span><text:span text:style-name="T328">8</text:span><text:span text:style-name="T297">3</text:span><text:span text:style-name="T10"> seconds, </text:span><text:span text:style-name="T329">only 76</text:span><text:span text:style-name="T10">% </text:span><text:span text:style-name="T329">longer than</text:span><text:span text:style-name="T328"> an</text:span><text:span text:style-name="T10"> optimally multiplication bound loop.</text:span></text:p>
      <text:p text:style-name="P100"><text:span text:style-name="T17">Definition: Multipl</text:span><text:span text:style-name="T18">ication</text:span><text:span text:style-name="T17">-Hard </text:span><text:span text:style-name="T113">Hash Function</text:span></text:p>
      <text:p text:style-name="P134"><text:span text:style-name="Caption_20_characters"><text:span text:style-name="T126">A multiplication-hard </text:span></text:span><text:span text:style-name="Caption_20_characters"><text:span text:style-name="T127">hash function</text:span></text:span><text:span text:style-name="Caption_20_characters"><text:span text:style-name="T126"> is </text:span></text:span><text:span text:style-name="Caption_20_characters"><text:span text:style-name="T127">a hash function</text:span></text:span><text:span text:style-name="Caption_20_characters"><text:span text:style-name="T128"> that sequentially computes values using no more than a </text:span></text:span><text:span text:style-name="Caption_20_characters"><text:span text:style-name="T129">1</text:span></text:span><text:span text:style-name="Caption_20_characters"><text:span text:style-name="T128">-to-</text:span></text:span><text:span text:style-name="Caption_20_characters"><text:span text:style-name="T129">3</text:span></text:span><text:span text:style-name="Caption_20_characters"><text:span text:style-name="T128"> ratio of sequential multiplication operations </text:span></text:span><text:span text:style-name="Caption_20_characters"><text:span text:style-name="T130">to</text:span></text:span><text:span text:style-name="Caption_20_characters"><text:span text:style-name="T128"> simple operations, where simple operations are the usual </text:span></text:span><text:span text:style-name="Caption_20_characters"><text:span text:style-name="T130">single-cycle </text:span></text:span><text:span text:style-name="Caption_20_characters"><text:span text:style-name="T128">ALU operations </text:span></text:span><text:span text:style-name="Caption_20_characters"><text:span text:style-name="T166">such as</text:span></text:span><text:span text:style-name="Caption_20_characters"><text:span text:style-name="T128">: add, sub, </text:span></text:span><text:span text:style-name="Caption_20_characters"><text:span text:style-name="T130">XOR</text:span></text:span><text:span text:style-name="Caption_20_characters"><text:span text:style-name="T128">, </text:span></text:span><text:span text:style-name="Caption_20_characters"><text:span text:style-name="T130">AN</text:span></text:span><text:span text:style-name="Caption_20_characters"><text:span text:style-name="T166">D</text:span></text:span><text:span text:style-name="Caption_20_characters"><text:span text:style-name="T128">, </text:span></text:span><text:span text:style-name="Caption_20_characters"><text:span text:style-name="T130">OR</text:span></text:span><text:span text:style-name="Caption_20_characters"><text:span text:style-name="T128">, complement, </text:span></text:span><text:span text:style-name="Caption_20_characters"><text:span text:style-name="T130">increment, decrement</text:span></text:span><text:span text:style-name="Caption_20_characters"><text:span text:style-name="T128">, </text:span></text:span><text:span text:style-name="Caption_20_characters"><text:span text:style-name="T130">and </text:span></text:span><text:span text:style-name="Caption_20_characters"><text:span text:style-name="T128">shif</text:span></text:span><text:span text:style-name="Caption_20_characters"><text:span text:style-name="T131">t</text:span></text:span><text:span text:style-name="Caption_20_characters"><text:span text:style-name="T128">/</text:span></text:span><text:span text:style-name="Caption_20_characters"><text:span text:style-name="T131">rotate</text:span></text:span><text:span text:style-name="Caption_20_characters"><text:span text:style-name="T130">.</text:span></text:span></text:p>
      <text:p text:style-name="P95"><text:span text:style-name="T18">The reason for the choice of </text:span><text:span text:style-name="T53">1</text:span><text:span text:style-name="T18">-to-</text:span><text:span text:style-name="T53">3</text:span><text:span text:style-name="T18"> is that </text:span><text:span text:style-name="T69">current advanced</text:span><text:span text:style-name="T18"> </text:span><text:span text:style-name="T24">Intel</text:span><text:span text:style-name="T69">,</text:span><text:span text:style-name="T24"> AMD, </text:span><text:span text:style-name="T69">and ARM processors have</text:span><text:span text:style-name="T24"> </text:span><text:span text:style-name="T69">either 3 or 4</text:span><text:span text:style-name="T18"> clock cycle </text:span><text:span text:style-name="T69">latencies</text:span><text:span text:style-name="T18"> </text:span><text:span text:style-name="T24">to compute a </text:span><text:span text:style-name="T18">32x32</text:span><text:span text:style-name="T297">-&gt;</text:span><text:span text:style-name="T330">64</text:span><text:span text:style-name="T18"> multiplication, while all of the simple operations are computed in 1. <text:s/>This</text:span><text:span text:style-name="T19"> means </text:span><text:span text:style-name="T23">in a </text:span><text:span text:style-name="T69">m</text:span><text:span text:style-name="T23">ultiplication-hard</text:span><text:span text:style-name="T19"> </text:span><text:span text:style-name="T114">hash function</text:span><text:span text:style-name="T23">, it </text:span><text:span text:style-name="T297">should</text:span><text:span text:style-name="T19"> be possible to spend</text:span><text:span text:style-name="T18"> at least 50% of the compute time on multiplications, </text:span><text:span text:style-name="T19">assuming other </text:span><text:span text:style-name="T297">operations</text:span><text:span text:style-name="T19"> can execute in parallel</text:span><text:span text:style-name="T18">. <text:s/>TigerKDF has a multiplication to simple operation ratio of 1-to-1. <text:s/>It does one multiply and one </text:span><text:span text:style-name="T297">XOR</text:span><text:span text:style-name="T18"> sequentially in every loop.</text:span></text:p>
      <text:p text:style-name="P95"><text:span text:style-name="T333">T</text:span><text:span text:style-name="T331">he TigerKDF hash </text:span><text:span text:style-name="T335">function below implements upgrades 1-</text:span><text:span text:style-name="T343">6</text:span><text:span text:style-name="T335"> mentioned above:</text:span></text:p>
      <text:p text:style-name="P37"/>
      <text:p text:style-name="P56"><text:soft-page-break/>hashBlocks(uint32 state[8], uint32 mem[], uint32 blocklen, uint32 subBlocklen,</text:p>
      <text:p text:style-name="P183"><text:tab/><text:tab/>uint64 fromAddr, uint64 prevAddr, uint64 toAddr,</text:p>
      <text:p text:style-name="P183"><text:tab/><text:tab/>uint8 multiplies, uint32 repetitions):</text:p>
      <text:p text:style-name="P182"><text:tab/>numSubBlocks = blocklen/subBlocklen</text:p>
      <text:p text:style-name="P182"><text:tab/>for i = 0 .. 7:</text:p>
      <text:p text:style-name="P182"><text:tab/><text:tab/>oddState[i] = state[i] | 1</text:p>
      <text:p text:style-name="P182"><text:tab/> v = 1</text:p>
      <text:p text:style-name="P182"><text:tab/>for r = 0 .. repetitions-1:</text:p>
      <text:p text:style-name="P182"><text:tab/><text:tab/>for i = 0 .. numSubBlocks-1:</text:p>
      <text:p text:style-name="P182"><text:tab/><text:tab/><text:tab/>randVal = mem[fromAddr]</text:p>
      <text:p text:style-name="P182"><text:tab/><text:tab/><text:tab/>p = prevAddr + subBlocklen*(randVal &amp; (numSubBlocks – 1))</text:p>
      <text:p text:style-name="P183"/>
      <text:p text:style-name="P183"><text:tab/><text:tab/><text:tab/># Compute the multiplication chain, preferably in CPU registers</text:p>
      <text:p text:style-name="P183"><text:tab/><text:tab/><text:tab/>for j = 0 .. subBlocklen/8 - 1:</text:p>
      <text:p text:style-name="P182"><text:tab/><text:tab/><text:tab/><text:tab/>for k = 0 .. multiplies:</text:p>
      <text:p text:style-name="P182"><text:tab/><text:tab/><text:tab/><text:tab/><text:tab/>v = v * oddState[k]</text:p>
      <text:p text:style-name="P182"><text:tab/><text:tab/><text:tab/><text:tab/><text:tab/>v ^= randVal</text:p>
      <text:p text:style-name="P182"><text:tab/><text:tab/><text:tab/><text:tab/><text:tab/>randVal += v &gt;&gt; 32</text:p>
      <text:p text:style-name="P182"/>
      <text:p text:style-name="P181"><text:span text:style-name="T333"><text:tab/><text:tab/><text:tab/># Hash 32 bytes of memory, preferably in </text:span><text:span text:style-name="T334">the</text:span><text:span text:style-name="T333"> SIMD unit</text:span></text:p>
      <text:p text:style-name="P182"><text:tab/><text:tab/><text:tab/>for k = 0 .. 7:</text:p>
      <text:p text:style-name="P182"><text:tab/><text:tab/><text:tab/><text:tab/>state[k] = (state[k] + mem[p++]) ^ mem[fromAddr++]</text:p>
      <text:p text:style-name="P182"><text:tab/><text:tab/><text:tab/><text:tab/>state[k] = (state[k] &gt;&gt; 24) | (state[k] &lt;&lt; 8)</text:p>
      <text:p text:style-name="P182"><text:tab/><text:tab/><text:tab/><text:tab/>mem[toAddr++] = state[k]</text:p>
      <text:p text:style-name="P184"/>
      <text:p text:style-name="P38"><text:tab/>hashWithSalt(state, v)</text:p>
      <text:p text:style-name="P36"/>
      <text:p text:style-name="P124">On machines supporting SSE or AVX2, the multiplication computations occur in CPU registers, and run in parallel with the memory hashing loop, which is done in the SSE/AVX2 unit. <text:s/>This hash function can compute from 0 to 8 32x32-&gt;64 multiplies per inner loop, along with every 32 bytes of hashed memory. <text:s/><text:span text:style-name="T336">A block is 4094 32-bit values by default. <text:s/>When this function is called in the first “resistant” loop, subBlocklen is set to blocklen, since predicable sub-block hashing gains us little. <text:s/>In the second “unpredictable” loop, subBlocklen is 16 which causes modern GPUs difficulty. <text:s/>After the new hashed block is written to memory, hashWithSalt calls Blake2s to mix bits between the state registers.</text:span></text:p>
      <text:h text:style-name="P218" text:outline-level="2">The “Resistant” loop</text:h>
      <text:p text:style-name="P173"><text:span text:style-name="T297">To provide </text:span><text:span text:style-name="T343">stronger </text:span><text:span text:style-name="T297"><text:s/>resistance </text:span><text:span text:style-name="T343">againt offline brute-force guessing atttacks</text:span><text:span text:style-name="T297">, TigerKDF </text:span><text:span text:style-name="T343">runs</text:span><text:span text:style-name="T297"> a</text:span><text:span text:style-name="T343">n</text:span><text:span text:style-name="T297"> “</text:span><text:span text:style-name="T343">unpredictable</text:span><text:span text:style-name="T297">” </text:span><text:span text:style-name="T343">second</text:span><text:span text:style-name="T297"> loop </text:span><text:span text:style-name="T341">called “hashWithPassword”</text:span>. <text:s/><text:span text:style-name="T342">This function implements features </text:span><text:span text:style-name="T346">7</text:span><text:span text:style-name="T342"> and </text:span><text:span text:style-name="T346">8</text:span><text:span text:style-name="T342"> above. <text:s/></text:span><text:span text:style-name="T337">The function is:</text:span></text:p>
      <text:p text:style-name="P57"><text:soft-page-break/>hashWithoutPassword(uint32 state[8], uint32 mem[], uint32 p, uint64 blocklen,</text:p>
      <text:p text:style-name="P186"><text:tab/><text:tab/>uint32 blocksPerThread, uint32 multiplies, uint32 repetitions,</text:p>
      <text:p text:style-name="P186"><text:tab/><text:tab/>uint32 parallelism, uint32 completedBlocks):</text:p>
      <text:p text:style-name="P185"/>
      <text:p text:style-name="P185"><text:tab/>uint64 start = blocklen*blocksPerThread*p</text:p>
      <text:p text:style-name="P185"><text:tab/>uint32 firstBlock = completedBlocks</text:p>
      <text:p text:style-name="P185"><text:tab/>if completedBlocks == 0:</text:p>
      <text:p text:style-name="P185"><text:tab/><text:tab/># Initialize the first block of memory</text:p>
      <text:p text:style-name="P185"><text:tab/><text:tab/>for i = 0 .. blocklen/8 - 1:</text:p>
      <text:p text:style-name="P185"><text:tab/><text:tab/><text:tab/>hashWithSalt(mem + start + 8*i, state, i)</text:p>
      <text:p text:style-name="P185"><text:tab/><text:tab/><text:tab/>firstBlock = 1</text:p>
      <text:p text:style-name="P185"/>
      <text:p text:style-name="P181"><text:span text:style-name="T338"><text:tab/></text:span><text:span text:style-name="T339">#</text:span><text:span text:style-name="T338"> Hash one "slice" worth of memory hashing</text:span></text:p>
      <text:p text:style-name="P185"><text:tab/>numBits = 1</text:p>
      <text:p text:style-name="P181"><text:span text:style-name="T338"><text:tab/>for i = firstBlock .. completedBlocks + blocksPerThread/SLICES </text:span><text:span text:style-name="T339">- 1</text:span><text:span text:style-name="T338">:</text:span></text:p>
      <text:p text:style-name="P181"><text:span text:style-name="T338"><text:tab/><text:tab/>while 1 &lt;&lt; numBits &lt;=</text:span><text:span text:style-name="T339">i</text:span><text:span text:style-name="T338">:</text:span></text:p>
      <text:p text:style-name="P185"><text:tab/><text:tab/><text:tab/>numBits++</text:p>
      <text:p text:style-name="P185"/>
      <text:p text:style-name="P181"><text:span text:style-name="T338"><text:tab/><text:tab/></text:span><text:span text:style-name="T339">#</text:span><text:span text:style-name="T338"> Compute the "sliding reverse" block position</text:span></text:p>
      <text:p text:style-name="P185"><text:tab/><text:tab/>reversePos = reverse(i, numBits-1)</text:p>
      <text:p text:style-name="P181"><text:span text:style-name="T338"><text:tab/><text:tab/>if reversePos + (1 &lt;&lt; (numBits-1)) &lt; </text:span><text:span text:style-name="T340">i</text:span><text:span text:style-name="T338">:</text:span></text:p>
      <text:p text:style-name="P185"><text:tab/><text:tab/><text:tab/>reversePos += 1 &lt;&lt; (numBits-1)</text:p>
      <text:p text:style-name="P185"><text:tab/><text:tab/>uint64 fromAddr = blocklen*reversePos</text:p>
      <text:p text:style-name="P185"/>
      <text:p text:style-name="P181"><text:span text:style-name="T338"><text:tab/><text:tab/></text:span><text:span text:style-name="T340">#</text:span><text:span text:style-name="T338"> Compute which thread's memory to read from</text:span></text:p>
      <text:p text:style-name="P185"><text:tab/><text:tab/>if fromAddr &lt; completedBlocks*blocklen:</text:p>
      <text:p text:style-name="P185"><text:tab/><text:tab/><text:tab/>fromAddr += blocklen*blocksPerThread*(i % parallelism)</text:p>
      <text:p text:style-name="P185"><text:tab/><text:tab/>else:</text:p>
      <text:p text:style-name="P185"><text:tab/><text:tab/><text:tab/>fromAddr += start</text:p>
      <text:p text:style-name="P185"/>
      <text:p text:style-name="P61"><text:tab/><text:tab/>uint64 toAddr = start + i*blocklen</text:p>
      <text:p text:style-name="P43"><text:tab/><text:tab/>uint64 prevAddr = toAddr - blocklen</text:p>
      <text:p text:style-name="P43"><text:tab/><text:tab/>hashBlocks(state, mem, blocklen, blocklen, fromAddr, prevAddr, toAddr,</text:p>
      <text:p text:style-name="P43"><text:tab/><text:tab/><text:tab/>multiplies, repetitions)</text:p>
      <text:p text:style-name="P43"><text:s/></text:p>
      <text:p text:style-name="Normal-text"><text:span text:style-name="T341">This function is called SLICE number of times, </text:span><text:span text:style-name="T342">where SLICE is 16</text:span><text:span text:style-name="T341">. <text:s/>This is because we execute this function from “parallelism” threads (when pthreads are enabled). <text:s/>It is desirable to allow one thread to hash another thread's memory into it's hash block in order to force 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156"><text:span text:style-name="T342">This function finds the prior block to hash using the “sliding power of 2” window suggested by Solar Designer, with a bit-reversal addressing pattern from Catena. <text:s/>This tested </text:span><text:soft-page-break/><text:span text:style-name="T342">most resistant to cache timing attacks in my benchmarks. <text:s/>This is discussed more in the Efficiency section below.</text:span></text:p>
      <text:h text:style-name="P221" text:outline-level="2">The “Unpredictable” Loop</text:h>
      <text:p text:style-name="P179">The unpredictable loop follows execution of the resistant loop. <text:s/>This loop provides TigerKDF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1/4th memory or less. <text:s/>Also, the unpredictability of this loop keeps him from using parallel cores to recompute values before they are needed. <text:s/>A “resistant” KDF has a simple “free” ½ memory TMTO which results in zero recomputations, and typically ¼ memory TMTO attacks have few recomputations. <text:s/>This loop gives an attacker no such free ride.</text:p>
      <text:p text:style-name="P158">The function is:</text:p>
      <text:p text:style-name="P59">hashWithPassword(uint32 state[8], uint32 mem[], uint32 p, uint64 blocklen,</text:p>
      <text:p text:style-name="P44"><text:tab/><text:tab/>uint32 blocksPerThread, uint32 multiplies, uint32 repetitions,</text:p>
      <text:p text:style-name="P44"><text:tab/><text:tab/>uint32 parallelism, uint32 completedBlocks):</text:p>
      <text:p text:style-name="P44"/>
      <text:p text:style-name="P44"><text:tab/>uint64_t start = blocklen*blocksPerThread*p;</text:p>
      <text:p text:style-name="P44"/>
      <text:p text:style-name="P39"><text:span text:style-name="T343"><text:tab/></text:span><text:span text:style-name="T344">#</text:span><text:span text:style-name="T343"> Hash one "slice" worth of memory hashing</text:span></text:p>
      <text:p text:style-name="P40"><text:span text:style-name="T343"><text:tab/>for <text:s/>i = completedBlocks .. completedBlocks + blocksPerThread/SLICES </text:span><text:span text:style-name="T344">- 1:</text:span></text:p>
      <text:p text:style-name="P44"/>
      <text:p text:style-name="P39"><text:span text:style-name="T344"><text:tab/><text:tab/>#</text:span><text:span text:style-name="T343"> Compute rand()^3 distance distribution</text:span></text:p>
      <text:p text:style-name="P44"><text:tab/><text:tab/>uint64 v = state[0]</text:p>
      <text:p text:style-name="P44"><text:tab/><text:tab/>uint64 v2 = v*v &gt;&gt; 32</text:p>
      <text:p text:style-name="P44"><text:tab/><text:tab/>uint64 v3 = v*v2 &gt;&gt; 32</text:p>
      <text:p text:style-name="P44"><text:tab/><text:tab/>uint32 distance = (i-1)*v3 &gt;&gt; 32</text:p>
      <text:p text:style-name="P44"/>
      <text:p text:style-name="P39"><text:span text:style-name="T343"><text:tab/><text:tab/></text:span><text:span text:style-name="T344">#</text:span><text:span text:style-name="T343"> Hash the prior block and the block at 'distance' blocks in the past</text:span></text:p>
      <text:p text:style-name="P44"><text:tab/><text:tab/>uint64 fromAddr = (i - 1 - distance)*blocklen</text:p>
      <text:p text:style-name="P44"/>
      <text:p text:style-name="P39"><text:span text:style-name="T343"><text:tab/><text:tab/></text:span><text:span text:style-name="T344">#</text:span><text:span text:style-name="T343"> Compute which thread's memory to read from</text:span></text:p>
      <text:p text:style-name="P44"><text:tab/><text:tab/>if fromAddr &lt; completedBlocks*blocklen:</text:p>
      <text:p text:style-name="P44"><text:tab/><text:tab/><text:tab/>fromAddr += blocklen*(state[1] % parallelism)*blocksPerThread</text:p>
      <text:p text:style-name="P44"><text:tab/><text:tab/>else:</text:p>
      <text:p text:style-name="P44"><text:tab/><text:tab/><text:tab/>fromAddr += start</text:p>
      <text:p text:style-name="P44"/>
      <text:p text:style-name="P44"><text:tab/><text:tab/>uint64 toAddr = start + i*blocklen</text:p>
      <text:p text:style-name="P44"><text:tab/><text:tab/>uint64 prevAddr = toAddr - blocklen</text:p>
      <text:p text:style-name="P45"><text:tab/><text:tab/>hashBlocks(state, mem, blocklen, TIGERKDF_SUBBLOCKLEN, fromAddr,</text:p>
      <text:p text:style-name="P45"><text:tab/><text:tab/><text:tab/>prevAddr, toAddr, multiplies, repetitions)</text:p>
      <text:p text:style-name="P44"/>
      <text:p text:style-name="P163"><text:span text:style-name="T345">This function differs from the simplified version of TigerKFD in that instead of selecting a prior block to hash uniformly, it biases selection to more recently generated blocks. <text:s/>If </text:span><text:soft-page-break/><text:span text:style-name="T345">uniform were used, the average distance would be </text:span><text:span text:style-name="T357">i</text:span><text:span text:style-name="T345">/2. <text:s/>With this cubed distribution, the average is </text:span><text:span text:style-name="T357">i</text:span><text:span text:style-name="T345">/4, which is still very good, and at the same time the number of very short edges is greatly increased. <text:s/>Short edges </text:span><text:span text:style-name="T357">cause</text:span><text:span text:style-name="T345"> an attacker more recomputations than long edges if he has dropped blocks from memory. <text:s/>This is discussed more in the Efficiency section.</text:span></text:p>
      <text:p text:style-name="P50"><text:span text:style-name="T49">The average edge length </text:span><text:span text:style-name="T50">from node </text:span><text:span text:style-name="T25">i</text:span><text:span text:style-name="T50"> </text:span><text:span text:style-name="T49">is computed as:</text:span></text:p>
      <text:p text:style-name="P125"><draw:frame draw:style-name="fr5" draw:name="Object9" text:anchor-type="as-char" svg:y="-0.2071in" svg:width="1.1429in" svg:height="0.4764in" draw:z-index="6"><draw:object xlink:href="./Object 9" xlink:type="simple" xlink:show="embed" xlink:actuate="onLoad"/><draw:image xlink:href="./ObjectReplacements/Object 9" xlink:type="simple" xlink:show="embed" xlink:actuate="onLoad"/><svg:desc>formula</svg:desc></draw:frame></text:p>
      <text:h text:style-name="P222" text:outline-level="2">Thread Management</text:h>
      <text:p text:style-name="P178"><text:span text:style-name="T346">The function hashMemory initializes thread states, and launches the threads once per slice, first on hashWithoutPassword, and then hashWithPassword. <text:s/>It implements feature 9 above: thread level parallelism. <text:s/></text:span><text:span text:style-name="T347">The decision to support multithreading was difficult, but in the end, the huge performance and security improvement warrants the additional complexity. <text:s/>In comparison, pepper can take advantage of multiple CPU cores, but not without giving an attacker a simple TMTO</text:span><text:span text:style-name="T346">. <text:s/>The function is:</text:span></text:p>
      <text:p text:style-name="P60">hashMemory(uint8 hash[], uint8 hashSize, uint32 mem[], uint8 memCost, uint8 timeCost,</text:p>
      <text:p text:style-name="P46"><text:tab/><text:tab/>uint8 parallelism, <text:span text:style-name="T365">uint32 resistantSlices</text:span>):</text:p>
      <text:p text:style-name="P207"/>
      <text:p text:style-name="P46"><text:tab/># Determine parameters that meet the memory goal</text:p>
      <text:p text:style-name="P46"><text:tab/>(parallelism, blocklen, blocksPerThread, repetitions, multiplies) =</text:p>
      <text:p text:style-name="P46"><text:tab/><text:tab/>TigerKDF_ComputeSizes(memCost, timeCost, parallelism)</text:p>
      <text:p text:style-name="P46"/>
      <text:p text:style-name="P41"><text:span text:style-name="T346"><text:tab/></text:span><text:span text:style-name="T347">#</text:span><text:span text:style-name="T346"> Convert hash to 8 32-bit ints.</text:span></text:p>
      <text:p text:style-name="P41"><text:span text:style-name="T346"><text:tab/>uint32 hash256[8] </text:span><text:span text:style-name="T347">=</text:span><text:span text:style-name="T346"> hashTo256(hash, hashSize)</text:span></text:p>
      <text:p text:style-name="P46"><text:tab/>secureZeroMemory(hash, hashSize)</text:p>
      <text:p text:style-name="P46"/>
      <text:p text:style-name="P41"><text:span text:style-name="T346"><text:tab/></text:span><text:span text:style-name="T348">#</text:span><text:span text:style-name="T346"> Initialize thread states</text:span></text:p>
      <text:p text:style-name="P41"><text:span text:style-name="T346"><text:tab/>uint32 state</text:span><text:span text:style-name="T348">s</text:span><text:span text:style-name="T346">[</text:span><text:span text:style-name="T349">parallelism]</text:span></text:p>
      <text:p text:style-name="P41"><text:span text:style-name="T346"><text:tab/>for p = 0 .. parallelism</text:span><text:span text:style-name="T348">-1:</text:span></text:p>
      <text:p text:style-name="P48"><text:tab/><text:tab/>states[p] = copy(hash256)</text:p>
      <text:p text:style-name="P41"><text:span text:style-name="T346"><text:tab/><text:tab/>hashWithSalt(state</text:span><text:span text:style-name="T348">s[</text:span><text:span text:style-name="T346">p</text:span><text:span text:style-name="T348">]</text:span><text:span text:style-name="T346">, p)</text:span></text:p>
      <text:p text:style-name="P46"/>
      <text:p text:style-name="P41"><text:span text:style-name="T346"><text:tab/>for slice = 0 .. SLICES </text:span><text:span text:style-name="T348">- 1:</text:span></text:p>
      <text:p text:style-name="P41"><text:span text:style-name="T346"><text:tab/><text:tab/>for p = 0 .. parallelism</text:span><text:span text:style-name="T349">-1:</text:span></text:p>
      <text:p text:style-name="P41"><text:span text:style-name="T349"><text:tab/><text:tab/><text:tab/></text:span><text:span text:style-name="T365">if slice &lt; resistantSlices:</text:span></text:p>
      <text:p text:style-name="P52"><text:span text:style-name="T346"><text:tab/><text:tab/><text:tab/><text:tab/>hashWithoutPassword(state</text:span><text:span text:style-name="T349">s[</text:span><text:span text:style-name="T346">p</text:span><text:span text:style-name="T349">]</text:span><text:span text:style-name="T346">, mem, p, blocklen,</text:span></text:p>
      <text:p text:style-name="P47"><text:tab/><text:tab/><text:tab/><text:tab/><text:tab/>blocksPerThread, multiplies, repetitions, parallelism,</text:p>
      <text:p text:style-name="P47"><text:tab/><text:tab/><text:tab/><text:tab/><text:tab/>slice*blocksPerThread/SLICES)</text:p>
      <text:p text:style-name="P52"><text:span text:style-name="T346"><text:tab/><text:tab/><text:tab/></text:span><text:span text:style-name="T365">else:</text:span></text:p>
      <text:p text:style-name="P52"><text:span text:style-name="T346"><text:tab/><text:tab/><text:tab/><text:tab/>hashWithPassword(state</text:span><text:span text:style-name="T349">s[</text:span><text:span text:style-name="T346">p</text:span><text:span text:style-name="T349">]</text:span><text:span text:style-name="T346">, mem, p, blocklen,</text:span></text:p>
      <text:p text:style-name="P47"><text:tab/><text:tab/><text:tab/><text:tab/><text:tab/>blocksPerThread, multiplies, repetitions, parallelism,</text:p>
      <text:p text:style-name="P47"><text:tab/><text:tab/><text:tab/><text:tab/><text:tab/>slice*blocksPerThread/SLICES)</text:p>
      <text:p text:style-name="P47"/>
      <text:p text:style-name="P41"><text:span text:style-name="T346"><text:tab/></text:span><text:span text:style-name="T349">#</text:span><text:span text:style-name="T346"> Apply a crypto-strength hash</text:span></text:p>
      <text:p text:style-name="P46"><text:tab/>addIntoHash(hash256, mem, parallelism, blocklen, blocksPerThread)</text:p>
      <text:p text:style-name="P49"><text:soft-page-break/><text:tab/>PBKDF2(hash, hashSize, conv2Uint8(hash256), 32, NULL, 0)</text:p>
      <text:p text:style-name="P159"/>
      <text:p text:style-name="P157"><text:span text:style-name="T350">The function </text:span><text:span text:style-name="T346">TigerKDF_ComputeSizes </text:span><text:span text:style-name="T350">does the following:</text:span></text:p>
      <text:list xml:id="list3696448843219326682" text:style-name="L5">
        <text:list-item>
          <text:p text:style-name="P210">Compute blocksPerThread as (1024 &lt;&lt; memCost)/(parallelism*blocklen)</text:p>
        </text:list-item>
        <text:list-item>
          <text:p text:style-name="P210">If blocksPerThread is &lt; 256, set it to 256</text:p>
        </text:list-item>
        <text:list-item>
          <text:p text:style-name="P210">If needed, lower blocklen to nearest power of 2 to keep from having too much memory</text:p>
        </text:list-item>
        <text:list-item>
          <text:p text:style-name="P210">If blocklen is &lt; 64, set it to 64</text:p>
        </text:list-item>
        <text:list-item>
          <text:p text:style-name="P210">If needed to reduce memory further, decrease parallelism</text:p>
        </text:list-item>
        <text:list-item>
          <text:p text:style-name="P211">if timeCost &lt;= 8, set multiplies = timeCost, and repetitions = 1</text:p>
        </text:list-item>
        <text:list-item>
          <text:p text:style-name="P211">if timeCost &gt; 8, set multiplies = 8, and repetitions = 1 &lt;&lt; (timeCost - 8)</text:p>
        </text:list-item>
      </text:list>
      <text:p text:style-name="P157"><text:span text:style-name="T350">This heuristic hides the complexity of choosing reasonable values for </text:span><text:span text:style-name="T346">blocklen, blocksPerThread, repetitions, </text:span><text:span text:style-name="T350">and </text:span><text:span text:style-name="T346">multiplies </text:span><text:span text:style-name="T350">from the user, </text:span><text:span text:style-name="T351">simplifying the API.</text:span></text:p>
      <text:p text:style-name="P164">The function addIntoHash simply adds the last 8 words written to memory by each thread into state.</text:p>
      <text:h text:style-name="P223" text:outline-level="2">Garlic (aka memCost)</text:h>
      <text:p text:style-name="P180">The final upgrade is adding Catena style “garlic” and protecting against memory leaks, which are features 10 and 11 above. <text:s/>Catena's “garlic” which I implemented in TigerKDF, enables a very cool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igerKDF with startMemCost == oldMemCost, and stopMemCost == desiredMemCost. <text:s/>The output from hashMemory is the input to the next call to hashMemory with 1 higher memCost.</text:p>
      <text:p text:style-name="P165">This loop also is a good place to deal with a major security issue in memory-hard KDFs: attackers have a much higher chance of gaining access to leaked memory, enabling him to abort incorrect password guesses early. <text:s/>Because memory-hard KDF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160"><text:span text:style-name="T351">To reduce the chance of leaking the most critical earliest memory to attackers, TigerKDF overwrites 1/ 32</text:span><text:span text:style-name="T16">nd</text:span><text:span text:style-name="T351"> of memory, in increasing levels of memCost. <text:s/>This causes the first 1KiB to be hashed, then overwritten, then 2 KiB, then 4 KiB, and so on until 1/64</text:span><text:span text:style-name="T16">th</text:span><text:span text:style-name="T351"> <text:s/>of memory is filled. <text:s/>At this point, TigerKDF jumps ahead to the user's specified startMemCost and applies </text:span><text:span text:style-name="T351">levels of garlic the same way Catena does. <text:s/></text:span><text:span text:style-name="T352">This slows down the algorithm about 3%, but the extra protection warrants this performance hit.</text:span></text:p>
      <text:p text:style-name="P166">The TigerKDF main hash function is:</text:p>
      <text:p text:style-name="P58"><text:soft-page-break/><text:span text:style-name="T351">bool TigerKDF(uint8 hash</text:span><text:span text:style-name="T352">[]</text:span><text:span text:style-name="T351">, uint8 hashSize, uint8 startMemCost, uint8 stopMemCost,</text:span></text:p>
      <text:p text:style-name="P188"><text:tab/><text:tab/>uint8_t timeCost, uint8 parallelism, bool updateMemCostMode):</text:p>
      <text:p text:style-name="P187"/>
      <text:p text:style-name="P181"><text:span text:style-name="T351"><text:tab/>uint32 mem</text:span><text:span text:style-name="T352">[</text:span><text:span text:style-name="T351">1024 &lt;&lt; stopMemCost</text:span><text:span text:style-name="T352">]</text:span></text:p>
      <text:p text:style-name="P187"/>
      <text:p text:style-name="P181"><text:span text:style-name="T351"><text:tab/></text:span><text:span text:style-name="T352">#</text:span><text:span text:style-name="T351"> Iterate through the levels of garlic. <text:s/>Throw away some early memory to reduce the</text:span></text:p>
      <text:p text:style-name="P181"><text:span text:style-name="T351"><text:tab/></text:span><text:span text:style-name="T352">#</text:span><text:span text:style-name="T351"> danger from leaking memory to an attacker.</text:span></text:p>
      <text:p text:style-name="P181"><text:span text:style-name="T351"><text:tab/>for i = 0 .. stopMemCost</text:span><text:span text:style-name="T352">-1:</text:span></text:p>
      <text:p text:style-name="P187"><text:tab/><text:tab/>if i &gt;= startMemCost || (!updateMemCostMode &amp;&amp; i + 6 &lt; startMemCost)):</text:p>
      <text:p text:style-name="P208"><text:tab/><text:tab/><text:tab/>resistantSlices = SLICES/2</text:p>
      <text:p text:style-name="P208"><text:tab/><text:tab/><text:tab/>if i &lt; startMemCost:</text:p>
      <text:p text:style-name="P208"><text:tab/><text:tab/><text:tab/><text:tab/>resistantSlices = <text:s/>SLICES</text:p>
      <text:p text:style-name="P189"><text:tab/><text:tab/><text:tab/>hashMemory(hash, hashSize, mem, i, timeCost, parallelism,</text:p>
      <text:p text:style-name="P53"><text:tab/><text:tab/><text:tab/><text:tab/><text:span text:style-name="T366">resistantSlices</text:span>)</text:p>
      <text:p text:style-name="P187"><text:tab/><text:tab/><text:tab/>if i != stopMemCost:</text:p>
      <text:p text:style-name="P181"><text:span text:style-name="T351"><text:tab/><text:tab/><text:tab/><text:tab/></text:span><text:span text:style-name="T352">#</text:span><text:span text:style-name="T351"> Not doing the last hash is for server relief support</text:span></text:p>
      <text:p text:style-name="P187"><text:tab/><text:tab/><text:tab/><text:tab/>PBKDF2(hash, hashSize, hash, hashSize, NULL, 0)</text:p>
      <text:p text:style-name="P187"/>
      <text:p text:style-name="P181"><text:span text:style-name="T351"><text:tab/></text:span><text:span text:style-name="T352">#</text:span><text:span text:style-name="T351"> The light is green, the trap is clean</text:span></text:p>
      <text:p text:style-name="P187"><text:tab/>return true</text:p>
      <text:p text:style-name="P161"><text:span text:style-name="T353">This simple outer wrapper provides support for client independent updates, server relief, </text:span><text:span text:style-name="T354">and memory leak protection. <text:s/>Feel free to copy it </text:span><text:span text:style-name="T355">for your PHC entry</text:span><text:span text:style-name="T354">.</text:span></text:p>
      <text:p text:style-name="P162"><text:span text:style-name="T356">There are some details in tigerkdf-common.c that are boiler-plate for a KDF, such as hashing the password, salt and data with PBKDF2. <text:s/>Refer to the </text:span><text:span text:style-name="T358">reference </text:span><text:span text:style-name="T356">source </text:span><text:span text:style-name="T358">code </text:span><text:span text:style-name="T356">for </text:span><text:span text:style-name="T358">these </text:span><text:span text:style-name="T356">details.</text:span></text:p>
      <text:h text:style-name="P237" text:outline-level="1">Security Analysis</text:h>
      <text:p text:style-name="P175"><text:span text:style-name="T216">There are good reasons to believe TigerKDF is secure. <text:s/></text:span><text:span text:style-name="T217">The analysis of TigerKDF security will be covered in detail in this section.</text:span></text:p>
      <text:p text:style-name="P135"><text:span text:style-name="T217">There are many security measures by which to judge an algorithm. <text:s/>Breaking them down, the first category is “critical” features, which if circumvented would be disastrous for any passwords still protected by the algorithm. <text:s/></text:span><text:span text:style-name="T218">Since this is an analysis of a memory-hard KDF, critical features also include memory-hard specific features that if compromised would render the algorithm susceptible to massively parallel attacks without the memory cost</text:span><text:span text:style-name="T217">. <text:s/>Then comes </text:span><text:span text:style-name="T217">“important” features, which would </text:span><text:span text:style-name="T259">somehow</text:span><text:span text:style-name="T217"> limit the effectiveness of an algorithm if circumvented.</text:span></text:p>
      <text:p text:style-name="P135"><text:span text:style-name="T217">Critical features </text:span><text:span text:style-name="T216">include:</text:span></text:p>
      <text:list xml:id="list3113019452599333157" text:style-name="L6">
        <text:list-item>
          <text:p text:style-name="P249">The derived key cannot be reversed to reveal the password with significantly fewer guesses than brute-force</text:p>
        </text:list-item>
        <text:list-item>
          <text:p text:style-name="P249">“The hash should behave randomly with respect to any of its input” - PHC FAQ</text:p>
        </text:list-item>
        <text:list-item>
          <text:p text:style-name="P250"><text:soft-page-break/>The time*memory cost cannot be significantly reduced, forcing an attacker to devote a comparable amount of resources as the defender for each password guess</text:p>
        </text:list-item>
      </text:list>
      <text:p text:style-name="P15"/>
      <text:p text:style-name="P138">In this context, “significantly reduced” and “significantly fewer” are fuzzy, but striving for no more than a 10X cost advantage per guess for an attacker is a good goal for a memory-hard KDF. <text:s/>Any algorithm showing 10,000X or more cost advantage for an attacker should be avoided, as better algorithms exist. <text:s/>This includes defense against attackers using GPUs, FPGAs, and advanced custom ASICs.</text:p>
      <text:p text:style-name="P139">Important features include:</text:p>
      <text:list xml:id="list38432420" text:continue-numbering="true" text:style-name="L6">
        <text:list-item>
          <text:p text:style-name="P250">Low flexibility in TMTO attacks</text:p>
        </text:list-item>
        <text:list-item>
          <text:p text:style-name="P251">Cache timing attack resistance, through password independent memory addressing, at least for some initial portion of the algorithm</text:p>
        </text:list-item>
        <text:list-item>
          <text:p text:style-name="P252">Enhanced <text:span text:style-name="T218">defense</text:span> against modern GPU architectures</text:p>
        </text:list-item>
        <text:list-item>
          <text:p text:style-name="P251">Simplicity, enabling better cryptanalysis and more secure implementations</text:p>
        </text:list-item>
        <text:list-item>
          <text:p text:style-name="P253">Resistance against memory leak attacks such as when memory is written to swap</text:p>
        </text:list-item>
      </text:list>
      <text:p text:style-name="P16"/>
      <text:h text:style-name="P224" text:outline-level="2"><text:span text:style-name="T219">Key Reversal </text:span><text:span text:style-name="T220">and Derived Key Randomization</text:span></text:h>
      <text:p text:style-name="Normal-text-no-indention"><text:span text:style-name="T219">Like Scrypt, TigerKDF uses PBKDF2 at the start of the algorithm. <text:s/>By default, </text:span><text:span text:style-name="T220">Blake2s</text:span><text:span text:style-name="T219"> is used as the hashing algorithm (PRF) for PBKDF2, but this is configurable in tigerkdf.h. <text:s/>This insures there is no currently known way of reversing the key which is better than brute-force guessing, and also that </text:span><text:span text:style-name="T220">changes in the password and </text:span><text:span text:style-name="T219">associated data cause only randomized effects in the derived key. <text:s/>In addition, PBKDF2 is called again at the end of the algorithm </text:span><text:span text:style-name="T359">with only the final hash as input. <text:s/>This eliminates concerns about PBKDF2 such as chosen input parameter attacks. <text:s/></text:span><text:span text:style-name="T220">In between, memory hashing and multiplication-intensive hashing strive to lose little entropy, but the results </text:span><text:span text:style-name="T222">are </text:span><text:span text:style-name="T220">isolated from the starting </text:span><text:span text:style-name="T223">application </text:span><text:span text:style-name="T220">of the cryptographic hash, and are </text:span><text:span text:style-name="T359">add</text:span><text:span text:style-name="T220">ed into the hash. <text:s/>This loop is repeated per level of applied “garlic”, meaning the total entropy loss should be no higher than what is lost for </text:span><text:span text:style-name="T223">2 + </text:span><text:span text:style-name="T224">3</text:span><text:span text:style-name="T220">*garlic rounds of the cryptographic hash function: </text:span><text:span text:style-name="T222">2 for the initial PBKDF2, and </text:span><text:span text:style-name="T224">3</text:span><text:span text:style-name="T222"> for </text:span><text:span text:style-name="T223">each application of</text:span><text:span text:style-name="T222"> </text:span><text:span text:style-name="T224">garlic for the isolation hash and </text:span><text:span text:style-name="T222">PBKDF2.</text:span></text:p>
      <text:p text:style-name="P136"><text:span text:style-name="T220">As </text:span><text:span text:style-name="T225">this</text:span><text:span text:style-name="T220"> is negligible entropy loss between </text:span><text:span text:style-name="T225">the initial and final </text:span><text:span text:style-name="T220">calls to PBKDF2, TigerKDF provides comparable base security with respect to reversibility and derived key randomization </text:span><text:span text:style-name="T359">as PBKDF2-BLAKE2S</text:span><text:span text:style-name="T220">.</text:span></text:p>
      <text:h text:style-name="P225" text:outline-level="2">Memory Hardness</text:h>
      <text:p text:style-name="P140">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 <text:s/><text:span text:style-name="T360">If one exists, the LiteCoin community would be very interested.</text:span></text:p>
      <text:p text:style-name="P137"><text:soft-page-break/><text:span text:style-name="T221">TigerKDF starts with this level of time*memory cost hardening and enhances it by limiting an attacker's TMTO options. <text:s/>Each hashed memory block depends on the previous as in Scrypt, and also on a randomized prior block, frustrating the DAG-cut attack used in an Scrypt TMTO attack, by increasing the data in any DAG cut to a number comparable to the graph size – the mid-cut is about 18% of the </text:span><text:span text:style-name="T226">number of nodes in the computation DAG</text:span><text:span text:style-name="T221">. <text:s/>A TMTO attack </text:span><text:span text:style-name="T226">has</text:span><text:span text:style-name="T221"> been identified, which reduce time*cost by about 10%, though the complexity of memory tracking in this attack </text:span><text:span text:style-name="T226">limits</text:span><text:span text:style-name="T221"> it's usefulness to an attacker. <text:s/></text:span><text:span text:style-name="T226">In this attack, the fact that memory locations near the end of each loop have low probability of being accessed is used to save some memory without a high recomputation cost</text:span><text:span text:style-name="T221">. <text:s/>The TMTO hardness of TigerKDF is further discussed in the Efficiency Analysis section.</text:span></text:p>
      <text:h text:style-name="P226" text:outline-level="2"><text:span text:style-name="T230">Secure</text:span><text:span text:style-name="T226"> Memory Hash Function</text:span></text:h>
      <text:p text:style-name="P148">It may be simpler to focus on two separate functions performed in <text:span text:style-name="T361">hashBlocks</text:span>: memory hashing, and compute-time hardening. <text:s/>Memory hashing is not impacted by the multiplication chain computation, and when this is removed, we get a simpler memory-hashing only loop that writes the same data to memory:</text:p>
      <text:p text:style-name="P32"><text:tab/>for i = 0 .. <text:s/>numSubBlocks-1:</text:p>
      <text:p text:style-name="P32"><text:tab/><text:tab/><text:span text:style-name="T259">randVal = </text:span>mem[<text:span text:style-name="T259">f</text:span>]</text:p>
      <text:p text:style-name="P34"><text:span text:style-name="T226"><text:tab/><text:tab/>p = </text:span><text:span text:style-name="T229">prevAddr + </text:span><text:span text:style-name="T226">subBlocklen*(</text:span><text:span text:style-name="T259">randVal</text:span><text:span text:style-name="T226"> &amp; mask)</text:span></text:p>
      <text:p text:style-name="P32"><text:tab/><text:tab/>for j = 0 .. subBlocklen/8 – 1:</text:p>
      <text:p text:style-name="P32"><text:tab/><text:tab/><text:tab/>for k = 0 .. 7:</text:p>
      <text:p text:style-name="P32"><text:tab/><text:tab/><text:tab/><text:tab/>state[k] = (state[k] + mem[p++]) ^ mem[f<text:span text:style-name="T361">romAddr</text:span>++]</text:p>
      <text:p text:style-name="P32"><text:tab/><text:tab/><text:tab/><text:tab/>state[k] = ROTATE_<text:span text:style-name="T361">LEFT</text:span>(state[k], 8)</text:p>
      <text:p text:style-name="P35"><text:tab/><text:tab/><text:tab/><text:tab/>mem[t<text:span text:style-name="T361">oAddr</text:span>++] = state[k]</text:p>
      <text:p text:style-name="P147"><text:span text:style-name="T260">T</text:span><text:span text:style-name="T259">he memory hash function </text:span>is designed to be fast, SIMD friendly, lose negligible entropy, and to force an attacker to compute mem[0 .. i-1] before he can compute mem[i]. <text:s/><text:span text:style-name="T362">It</text:span><text:span text:style-name="T227"> </text:span><text:span text:style-name="T264">uses</text:span><text:span text:style-name="T227"> addition, rotation, and XOR (ARX)[7]. <text:s/>These are the primitives behind several popular fast cryptographically strong hash functions, including SHA-3 competitors Skein, B</text:span><text:span text:style-name="T262">lake</text:span><text:span text:style-name="T227">, CubeHash, and Salsa20</text:span><text:span text:style-name="T228">[7]</text:span><text:span text:style-name="T227">.</text:span><text:span text:style-name="T261"> <text:s/></text:span><text:span text:style-name="T262">These operations are not combined in a manner to make the hashing cryptographically secure, but they still have to be computed, which is what counts.</text:span></text:p>
      <text:p text:style-name="Normal-text"><text:span text:style-name="T227">The memory being hashed into the state is separated by at least one application of the cryptographically strong hash function H, and many rounds </text:span><text:span text:style-name="T228">of memory block hashing are</text:span><text:span text:style-name="T227"> applied. <text:s/></text:span><text:span text:style-name="T228">It is important that the hash function </text:span><text:span text:style-name="T259">lose</text:span><text:span text:style-name="T228"> little entropy, which is assured by the reversible ARX operations. <text:s/>The data written to memory passes the dieharder tests, and the number of 32-bit collisions </text:span><text:span text:style-name="T263">in the data written to memory </text:span><text:span text:style-name="T228">is as expected.</text:span></text:p>
      <text:p text:style-name="Normal-text"><text:span text:style-name="T228">I</text:span><text:span text:style-name="T222">t is critical to force an attacker to compute each memory location's value, and to have no short-cuts that allow mem[i] to be computed without first computing mem[0..i-1]. <text:s/></text:span><text:span text:style-name="T228">C</text:span><text:span text:style-name="T227">onfidence that this is the case comes from the similarity of this hash function to </text:span><text:span text:style-name="T228">other </text:span><text:span text:style-name="T227">ARX hash functions. <text:s/>If it were possible to compute the last round of Salsa20 hashing without first </text:span><text:span text:style-name="T228">taking time to </text:span><text:span text:style-name="T227">comput</text:span><text:span text:style-name="T228">e</text:span><text:span text:style-name="T227"> all the prior rounds, attackers would be </text:span><text:span text:style-name="T362">very interested in hearing about it.</text:span></text:p>
      <text:h text:style-name="P227" text:outline-level="2"><text:soft-page-break/>Hardened Compute Time Cost</text:h>
      <text:p text:style-name="P176"><text:span text:style-name="T221">TigerKDF introduces the concept of multiplication based compute-time hardening of a KDF. <text:s/>By sequentially calling a hash function dominated by the runtime of serial multiplications, an attacker is forced to spend a comparable time computing the TigerKDF hash function as the defender, </text:span><text:span text:style-name="T230">even on a custom ASIC</text:span><text:span text:style-name="T221">.</text:span></text:p>
      <text:p text:style-name="P145"><text:span text:style-name="T230">What matters in the multiplication hardened hash function is that the attacker needs to be forced to compute the multiplications sequentially, and there should be as little non-multiplication computation as possible. <text:s/></text:span><text:span text:style-name="T263">The interesting portion of the hashing loop for multiplication hashing:</text:span></text:p>
      <text:p text:style-name="P31"><text:tab/><text:span text:style-name="T362">uint64 </text:span><text:span text:style-name="T259">v = 1</text:span></text:p>
      <text:p text:style-name="P212"><text:tab/>for i = 0 .. 7:</text:p>
      <text:p text:style-name="P212"><text:tab/><text:tab/>oddState[i] = state[i] | 1</text:p>
      <text:p text:style-name="P33"><text:tab/>for i = 0 .. <text:s/>numSubBlocks-1:</text:p>
      <text:p text:style-name="P31"><text:tab/><text:tab/><text:span text:style-name="T259">randVal = </text:span>mem[<text:span text:style-name="T259">f++</text:span>]</text:p>
      <text:p text:style-name="P31"><text:tab/><text:tab/>for j = 0 .. subBlocklen/8 – 1:</text:p>
      <text:p text:style-name="P212"><text:tab/><text:tab/><text:tab/>for k = 0 .. 7:</text:p>
      <text:p text:style-name="P212"><text:tab/><text:tab/><text:tab/><text:tab/>v = (uint32)v * (uint64)oddState[k]</text:p>
      <text:p text:style-name="P212"><text:tab/><text:tab/><text:tab/><text:tab/>v ^= randVal</text:p>
      <text:p text:style-name="P212"><text:tab/><text:tab/><text:tab/><text:tab/>randVal += v &gt;&gt; 32</text:p>
      <text:p text:style-name="P51"><text:tab/><text:span text:style-name="T362">hashWithSalt(state, v)</text:span></text:p>
      <text:p text:style-name="P146"><text:span text:style-name="T263">The </text:span><text:span text:style-name="T363">odd</text:span><text:span text:style-name="T259">State variable</text:span><text:span text:style-name="T363">s</text:span><text:span text:style-name="T259"> </text:span><text:span text:style-name="T363">are allocated in regular CPU registers</text:span><text:span text:style-name="T263">, </text:span><text:span text:style-name="T363">while the stat variables are loaded into SSE/AVX2 registers</text:span><text:span text:style-name="T259">. <text:s/>The memory hashing function runs very well on SSE and AVX2 SIMD units in Sandy Bridge, Ivy Bridge, and Haswell CPUs, but moving data from between the SIMD unit and the scalar integer unit is very slow. <text:s/>The value of mem[f] is updated pseudorandomly by the memory hashing code, and only interacts with the compute-time hardening code through randValue. <text:s/>At the end of the loop, the resulting value of v is </text:span><text:span text:style-name="T363">used as salt when</text:span><text:span text:style-name="T259"> state is hashed with Blake2s.</text:span></text:p>
      <text:p text:style-name="P254">If addition were used rather than bitwise XOR, then the multiplications could be distributed, and parallel computation could be used to accelerate computation. <text:s/>Since XOR does not distribute with multiplication, the multiplications must be computed sequentially.</text:p>
      <text:h text:style-name="P228" text:outline-level="2"><text:span text:style-name="T252">GPU, </text:span><text:span text:style-name="T253">FPGA, and ASIC</text:span><text:span text:style-name="T252"> Attack Resistance</text:span></text:h>
      <text:p text:style-name="P172">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igerKDF includes similar small random reads in the second loop (but not the first), which by default is 64 bytes compared to Bcrypt's 16. <text:s/>TigerKDF should be at least as hard against GPU attacks when run with 32KiB as Bcrypt with 4KiB.</text:p>
      <text:p text:style-name="P119"><text:soft-page-break/>Against ASICs, TigerKDF deploys a multiplication computation time hardened inner loop. <text:s/>A custom ASIC in the same technology node as a modern CPU should not have any advantage in the speed of multiplication. <text:s/>TigerKDF's inner loop is typically about 50% dominated by multiplication, meaning an ASIC attacker has to spend about 50% as long as the defender computing the hash. <text:s/>This is a dramatic improvement over prior algorithms that only use addition, rotation, and XOR in their hashing loops.</text:p>
      <text:p text:style-name="P119">FPGAs will fare even worse from the multiplication computation time hardening, due to slower clock cycles, and multiple clocks per 32-bit multiplication.</text:p>
      <text:h text:style-name="P229" text:outline-level="2">Memory Leak Attacks</text:h>
      <text:p text:style-name="P177"><text:span text:style-name="T280">The single largest weakness in memory-hard KDFs is likely what happens when an attacker </text:span><text:span text:style-name="T283">gains</text:span><text:span text:style-name="T280"> accessed to hashed memory. <text:s/>Writing password derived data to large amounts </text:span><text:span text:style-name="T182">of </text:span><text:span text:style-name="T280">memory greatly increases the odds that password derived data will be leaked to an attacker, through swap, hibernation, memory recycling without reinitialization, core dumps, </text:span><text:span text:style-name="T267">DMA transfers to a compromised device, etc</text:span><text:span text:style-name="T280">. <text:s/>With this data, an attacker can abort incorrect password </text:span><text:span text:style-name="T183">guesses early,</text:span><text:span text:style-name="T280"> and mount a massively parallel attack with little time </text:span><text:span text:style-name="T283">and</text:span><text:span text:style-name="T280"> memory per </text:span><text:span text:style-name="T183">guess</text:span><text:span text:style-name="T280">.</text:span></text:p>
      <text:p text:style-name="P154">TigerKDF provides some resistance against memory leaks by overwriting early hashed memory. <text:s/>It repeatedly hashes memory with the “resistant” hash algorithm, starting with just <text:span text:style-name="T364">256</text:span>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153"><text:span text:style-name="T280">This algorithm </text:span><text:span text:style-name="T282">initially</text:span><text:span text:style-name="T280"> presents a minimal attack surface to </text:span><text:span text:style-name="T282">an</text:span><text:span text:style-name="T280"> attacker. <text:s/>If memory leaks after this phase has completed, an attacker will </text:span><text:span text:style-name="T281">potentially gain a 2048X time*cost reduction, </text:span><text:span text:style-name="T282">or about 11 bits of strength. <text:s/></text:span><text:span text:style-name="T283">With a TMTO additional attack, memory can be cut another 4X, </text:span><text:span text:style-name="T283">leading to a 13 bit </text:span><text:span text:style-name="T284">combined </text:span><text:span text:style-name="T283">loss in password strength</text:span><text:span text:style-name="T282">. <text:s/>I feel this is a reasonable trade-off for a 3% increase in runtime.</text:span></text:p>
      <text:h text:style-name="P230" text:outline-level="2">Weaknesses</text:h>
      <text:p text:style-name="Normal-text-no-indention"><text:span text:style-name="T284">I</text:span><text:span text:style-name="T265">t </text:span><text:span text:style-name="T267">is</text:span><text:span text:style-name="T265"> possible for an attacker to make better use of TigerKDF leaked memory than if cryptographically secure data were written to memory. <text:s/>In particular, an attacker </text:span><text:span text:style-name="T266">might more easily determine which data is the first block, minimizing his time to abort a</text:span><text:span text:style-name="T277">n incorrect</text:span><text:span text:style-name="T266"> password guess</text:span><text:span text:style-name="T265">. <text:s/></text:span><text:span text:style-name="T266">He might also be able to search swap or data on an SSD specifically for TigerKDF hash data, which would be more difficult if the data written to memory were cryptographically indistinguishable from random. <text:s/>The decision to accept this weakness in TigerKDF is deliberate: the alternative is to slow down memory hashing considerably. <text:s/>Slowing down the algorithm by even 2X would give </text:span><text:span text:style-name="T277">an </text:span><text:span text:style-name="T266">attacker with </text:span><text:span text:style-name="T277">a </text:span><text:span text:style-name="T266">leaked password database a potential 4X faster cracking time, since he only needs ½ the memory per core, and ½ the time per core. <text:s/></text:span><text:span text:style-name="T267">Because time*memory security with a memory-hard KDF increases as </text:span><text:soft-page-break/><text:span text:style-name="T267">the square of the hashing speed, this was an easy decision to make. <text:s/></text:span><text:span text:style-name="T284">However, TigerKDF overwrites memory early on, providing some defense even if memory is leaked. <text:s/>If the first 1/64th of memory is overwritten before an attacker gains access, he will gain about an 11-13 bit advantage in cracking the password.</text:span></text:p>
      <text:p text:style-name="P149"><text:span text:style-name="T266">Similarly, the decision to hash 64-byte sub-blocks by default is deliberate, even though it increases the size of memory memory where a GPU attack has parity against CPU defenders, </text:span><text:span text:style-name="T266">probably from about 4KiB to 32KiB. <text:s/>Using smaller sub-blocks greatly </text:span><text:span text:style-name="T267">reduces memory</text:span><text:span text:style-name="T266"> hashing speed, which would </text:span><text:span text:style-name="T267">damage</text:span><text:span text:style-name="T266"> TigerKDF's main goal of protection against brute-force off-line attacks for most users. <text:s/></text:span><text:span text:style-name="T267">I expect m</text:span><text:span text:style-name="T266">ost users </text:span><text:span text:style-name="T267">will</text:span><text:span text:style-name="T266"> use </text:span><text:span text:style-name="T266">more than 32KiB.</text:span></text:p>
      <text:p text:style-name="P150"><text:span text:style-name="T179">With cache timing information, an attacker gains an estimated 16X lower time*memory cost </text:span><text:span text:style-name="T267">(though only 5X worse than a resistant KDF)</text:span><text:span text:style-name="T179">. <text:s/>However, this relies on the assumption that the sliding-reverse window DAGs cannot be efficiently pebbled with less than </text:span><text:span text:style-name="T268">about </text:span><text:span text:style-name="T179">¼ memory versus the first-loop DAG size. <text:s/>The TigerKDF first loop uses the DAG architecture that tested most resistant in this respect, but only upper bounds </text:span><text:span text:style-name="T180">on recomputation penalties</text:span><text:span text:style-name="T179"> have been established. <text:s/>There is some risk that </text:span><text:span text:style-name="T268">significantly </text:span><text:span text:style-name="T231">better pebbling algorithms</text:span><text:span text:style-name="T179"> can be found, reducing the effectiveness of defending against cache-timing attacks. <text:s/></text:span><text:span text:style-name="T268">Other algorithms come with proofs for lower bounds on recomputation, but the proven lower bounds are </text:span><text:span text:style-name="T278">2 </text:span><text:span text:style-name="T268">order</text:span><text:span text:style-name="T278">s</text:span><text:span text:style-name="T268"> of magnitude lower than the efficiency of the best </text:span><text:span text:style-name="T278">currently </text:span><text:span text:style-name="T268">known pebbling attacks</text:span><text:span text:style-name="T269"><text:note text:id="ftn3" text:note-class="footnote"><text:note-citation>3</text:note-citation><text:note-body><text:p text:style-name="P21"><text:span text:style-name="T269">Catena-3 has a proven lower bound of </text:span><text:span text:style-name="T269"><draw:frame draw:style-name="fr6" draw:name="Object8" text:anchor-type="as-char" svg:width="0.9752in" svg:height="0.2138in" draw:z-index="12"><draw:object xlink:href="./Object 8" xlink:type="simple" xlink:show="embed" xlink:actuate="onLoad"/><draw:image xlink:href="./ObjectReplacements/Object 8" xlink:type="simple" xlink:show="embed" xlink:actuate="onLoad"/></draw:frame></text:span><text:span text:style-name="T269">and G is only 1/4th the size of the DAG</text:span></text:p></text:note-body></text:note></text:span><text:span text:style-name="T268">. <text:s/>TigerKDF uses the algorithm that proved most resistant </text:span><text:span text:style-name="T269">computationally to the pebbl</text:span><text:span text:style-name="T272">ing</text:span><text:span text:style-name="T269"> code </text:span><text:span text:style-name="T269">I designed. <text:s/></text:span><text:span text:style-name="T272">I believe</text:span><text:span text:style-name="T269"> it will remain more resistant over time than the alternatives I considered</text:span><text:span text:style-name="T268">. <text:s/></text:span><text:span text:style-name="T272">This is </text:span><text:span text:style-name="T269">the best choice, </text:span><text:span text:style-name="T270">in my opinion, </text:span><text:span text:style-name="T271">for a first-loop algorithm in a hybrid KDF</text:span><text:span text:style-name="T270">, based on </text:span><text:span text:style-name="T271">my </text:span><text:span text:style-name="T270">experience with pebbling </text:span><text:span text:style-name="T278">attacks</text:span><text:span text:style-name="T270">, </text:span><text:span text:style-name="T278">and I believe my pebbling algorithm is the best currently known.</text:span></text:p>
      <text:p text:style-name="P141"><text:span text:style-name="T181">Against the simple brute-force attacks, TigerKDF is resistant to TMTOs. <text:s/>The best TMTO found so far reduces the time*memory cost by </text:span><text:span text:style-name="T186">10</text:span><text:span text:style-name="T181">% </text:span><text:span text:style-name="T186">by keeping </text:span><text:span text:style-name="T187">every other value in</text:span><text:span text:style-name="T186"> memory near the end of both loop ranges, since this memory is not likely to be read</text:span><text:span text:style-name="T181">. <text:s/>There is some </text:span><text:span text:style-name="T181">risk that better TMTOs can be found with more clever memory coverage of computed values. <text:s/></text:span><text:span text:style-name="T272">However, the 4X TMTO improvement we see attackers use against Scrypt is a lower bound, so the security risk here is </text:span><text:span text:style-name="T273">low</text:span><text:span text:style-name="T272">.</text:span></text:p>
      <text:p text:style-name="P144"><text:span text:style-name="T253">TigerKDF uses 32x32-&gt;32 bit multiplication. <text:s/>However, the most recent Intel CPUs (Sandy Bridge, Ivy Bridge, and Haswell) all perform 64x64-&gt;64 bit multiplication in the same time as 32x32-&gt;32. <text:s/>It is possible that a faster 32x32-&gt;32 multiplier can be built, though given the importance of this operation and frequency in typical compiled code, it is unlikely that Intel </text:span><text:span text:style-name="T274">knows </text:span><text:span text:style-name="T253">a way to reduce it from 3 clock cycles to two. <text:s/>An ASIC attacker certainly </text:span><text:span text:style-name="T253">will see some benefit to the reduce multiplier size, and he will be able to tune his clock frequency to that specific multiplier. <text:s/>However, a latency reduction of more than </text:span><text:span text:style-name="T254">about </text:span><text:span text:style-name="T253">one third is unlikely </text:span><text:span text:style-name="T274">without exotic technologies such as cryogenic cooling</text:span><text:span text:style-name="T253">.</text:span></text:p>
      <text:p text:style-name="P142"><text:soft-page-break/><text:span text:style-name="T232">While simplicity has been a major goal of TigerKDF from the start, improved security has been a higher concern. <text:s/>Several decisions were made in favor of security over simplicity, including the two-loop “hybrid” architecture</text:span><text:span text:style-name="T255">, as used in Scrypt</text:span><text:span text:style-name="T235">. <text:s/>While the reference code remains fairly simple, the SSE optimized code is cryptic to most programmers </text:span><text:span text:style-name="T274">and will have to be carefully reviewed and tested.</text:span></text:p>
      <text:p text:style-name="P151"><text:span text:style-name="T234">Reliance of Blake2s is a potential security concern, as it is a relatively new algorithm. <text:s/>However it's credentials and heritage are </text:span><text:span text:style-name="T236">best of class</text:span><text:span text:style-name="T234">, and I would be very surprised if a severe weakness were discovered. <text:s/></text:span><text:span text:style-name="T279">The speed of Blake2s improves TigerKDF's time*memory security, making this risk worthwhile. <text:s/></text:span><text:span text:style-name="T234">In any </text:span><text:span text:style-name="T274">case</text:span><text:span text:style-name="T234">, TigerKDF has a pluggable architecture and </text:span><text:span text:style-name="T275">changing</text:span><text:span text:style-name="T234"> the default cryptographic hash function is a simple matter.</text:span></text:p>
      <text:p text:style-name="P152">The mathematical analysis of TigerKDF's hashing functions could be improved. <text:s/>The multiplier/XOR chains have no formal proof that there exists no simple mathematical shortcut to reduce the computation time. <text:s/>I have a little number theory background, but I am certainly no expert. <text:s/>However, I do have extensive experience representing Boolean equations and manipulating them to reduce their size and delay in ASICs. <text:s/>Multiplications have no efficient Boolean level canonical representation that I am aware of (BDDs and related forms are all exponential), and I am convinced from a logic equation representation of the multiplication chain that it will explode exponentially if I push the XOR operations through the multipliers using any common circuit design techniques such as Shannon Decomposition.</text:p>
      <text:p text:style-name="P143"><text:span text:style-name="T233">While most of the good ideas in TigerKDF can be attributed to Solar Designer, Christian Forler, </text:span><text:span text:style-name="T234">and other contributors on the PHC forum</text:span><text:span text:style-name="T233">, I made important decisions regarding it's architecture and design. <text:s/></text:span><text:span text:style-name="T276">While </text:span><text:span text:style-name="T233">I </text:span><text:span text:style-name="T276">have considerable experience with</text:span><text:span text:style-name="T233"> ASIC and FPGA </text:span><text:span text:style-name="T276">architectures</text:span><text:span text:style-name="T233">, </text:span><text:span text:style-name="T276">I</text:span><text:span text:style-name="T233"> </text:span><text:span text:style-name="T256">have </text:span><text:span text:style-name="T233">no significant cryptography experience, nor relevant industry experience in on-line security. <text:s/>Failings in TigerKDF to support important applications well may be the </text:span><text:span text:style-name="T233">result. <text:s/>There may </text:span><text:span text:style-name="T237">also </text:span><text:span text:style-name="T233">be well known attacks I did not know to defend against. <text:s/></text:span><text:span text:style-name="T234">Extensive e</text:span><text:span text:style-name="T233">xpert </text:span><text:span text:style-name="T234">review</text:span><text:span text:style-name="T233"> of TigerKDF will be required before it can be considered secure.</text:span></text:p>
      <text:h text:style-name="P238" text:outline-level="1"><text:span text:style-name="T133">Efficiency </text:span><text:span text:style-name="T134">Analysis</text:span></text:h>
      <text:p text:style-name="P174"><text:span text:style-name="T135">TigerKDF introduce</text:span><text:span text:style-name="T136">s</text:span><text:span text:style-name="T135"> a</text:span><text:span text:style-name="T137">n efficient</text:span><text:span text:style-name="T135"> compute-time hardened hash function, in addition to being sequential-memory-hard. <text:s/>This hash function on most machines will take from 4 to </text:span><text:span text:style-name="T138">8</text:span><text:span text:style-name="T135"> clock cycles per 32-bit result written to memory, with one thread, because the multiply operation takes 3-4 cycles, the addition takes 1, and the rest (memory read/write, </text:span><text:span text:style-name="T136">OR,</text:span><text:span text:style-name="T135"> and increments) can often be done in parallel. <text:s/>With multiple threads, </text:span><text:span text:style-name="T139">throughput</text:span><text:span text:style-name="T135"> can be increased to fill </text:span><text:span text:style-name="T140">about </text:span><text:span text:style-name="T140">half of </text:span><text:span text:style-name="T135">the memory bandwidth </text:span><text:span text:style-name="T140">before the memory bottleneck begins to heavily impact runtime.</text:span></text:p>
      <text:h text:style-name="Heading_20_2" text:outline-level="2">The Cost of Cache Timing <text:span text:style-name="T257">Attack </text:span>Resistance</text:h>
      <text:p text:style-name="P168">The “resistant” KDFs proposed so far seem to allow an attacker to use <text:span text:style-name="T115">about</text:span> ¼ of the memory compared to the computed DAG size, with little or no recomputation penalty. <text:s/>There are <text:span text:style-name="T115">good</text:span> <text:soft-page-break/>reasons for this. <text:s/>First, there is a <text:span text:style-name="T176">recomputation-</text:span>free ½ memory attack against all “resistant” KDFs <text:span text:style-name="T176">which have computation DAGs with max fanout degree 2.</text:span> <text:s/>When pebbling a resistant KDF's DAG, simply pick up one of the pebbles used to compute the next node, or if those pebbles will be needed in future computations, pick a pebble which is not pointed to by any node beyond the node being pebbled. <text:s/>This always works for DAGs with max fan-<text:span text:style-name="T89">out</text:span> degree &lt;= 2.</text:p>
      <text:p text:style-name="P126"><text:span text:style-name="T70">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has 1/3 pebbles. <text:s/></text:span><text:span text:style-name="T71">This results in resistant KDFs having a 3-4X lower memory cost than unpredictable or hybrid KDFs.</text:span></text:p>
      <text:p text:style-name="P126"><text:span text:style-name="T71">When</text:span><text:span text:style-name="T32"> CPU limited, run-times should be approximately the same </text:span><text:span text:style-name="T71">for resistant, hybrid, and unpredictable KDFs </text:span><text:span text:style-name="T38">when using the same hashing algorithm, </text:span><text:span text:style-name="T71">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unpredictable KDFs. <text:s/></text:span><text:span text:style-name="T198">However, resistant KDFs do not suffer from a memory bandwidth </text:span><text:span text:style-name="T198">degradation in comparison to hybrid and unpredictable KDFs. <text:s/>Attackers will have to pay a bit more for the extra RAM, but this is likely to be a small factor, typically less than 2X.</text:span></text:p>
      <text:p text:style-name="P126"><text:span text:style-name="T28">I</text:span> have written a pebbling application that <text:span text:style-name="T28">attempts</text:span> to pebble TigerKDF, Catena<text:span text:style-name="T26">-3</text:span>, and what <text:span text:style-name="T29">I</text:span> believe is similar to Escrypt<text:span text:style-name="T71">'s sliding power-of-two</text:span> <text:span text:style-name="T115">window</text:span>. <text:s/><text:span text:style-name="T38">In the pebbling </text:span><text:span text:style-name="T38">algorithm, I assume </text:span><text:span text:style-name="T116">an</text:span><text:span text:style-name="T38"> attacker </text:span><text:span text:style-name="T72">know</text:span><text:span text:style-name="T116">s</text:span><text:span text:style-name="T38"> every detail about the computation DAG ahead of </text:span><text:span text:style-name="T38">time, and </text:span><text:span text:style-name="T72">can</text:span><text:span text:style-name="T38"> plan his memory usage strategy carefully. <text:s/></text:span><text:span text:style-name="T72">Automated p</text:span>ebbling <text:span text:style-name="T72">confirms that all DAG types tested are easily pebbled with ¼ pebbles compared to number of nodes</text:span>.</text:p>
      <text:p text:style-name="P102">In summary, the cost for resistant KDFs versus unpredictable KDFs is typically about a 3-4X penalty in time*memory cost, though in some cases it may be in the 2-3X range.</text:p>
      <text:h text:style-name="P219" text:outline-level="2">SIMD Optimization</text:h>
      <text:p text:style-name="P170"><text:span text:style-name="T177">Having a parallelism parameter enables TigerKDF to be SIMD optimized. <text:s/>In particular, if parallelism is a multiple of 2 or 4, the inner hashing loop should be executable as 2 or 4 32-bit loops in parallel. <text:s/>Memory for first loop can be interleaved, enabling efficient 128-bit parallel operations. <text:s/>The second loop has each parallel task reading from a pseudo-unpredictable memory location (fromAddr), and will require more memory bandwidth as a result, but interleaving memory still enables reading from prevAddr and writing to toAddr 128-bits at a time for 4 parallel tasks.</text:span><text:span text:style-name="T178"> </text:span></text:p>
      <text:h text:style-name="P220" text:outline-level="2"><text:soft-page-break/>Computation DAGs</text:h>
      <text:p text:style-name="P103">The original Script algorithm writes a linear chain of hashed blocks to memory, each hashed block depending sequentially on the data computed for the previous. <text:s/>Its directed acyclic computation graph is a linear chain:</text:p>
      <text:p text:style-name="P106"/>
      <text:p text:style-name="P104"><draw:frame draw:style-name="fr2" draw:name="Frame2" text:anchor-type="as-char" svg:width="5.5201in" draw:z-index="7"><draw:text-box fo:min-height="1.6138in"><text:p text:style-name="P17"><text:span text:style-name="T33">Scrypt</text:span> Computation DAG:</text:p><text:p text:style-name="P18"><draw:frame draw:style-name="fr7" draw:name="Object4" text:anchor-type="as-char" svg:width="5.5201in" svg:height="2.0008in" draw:z-index="8"><draw:object xlink:href="./Object 4" xlink:type="simple" xlink:show="embed" xlink:actuate="onLoad"/><draw:image xlink:href="./ObjectReplacements/Object 4" xlink:type="simple" xlink:show="embed" xlink:actuate="onLoad"/><svg:desc>OLE-object</svg:desc></draw:frame></text:p></draw:text-box></draw:frame></text:p>
      <text:p text:style-name="P106"/>
      <text:p text:style-name="P107"><text:span text:style-name="T30">Script is vulnerab</text:span><text:span text:style-name="T184">le</text:span><text:span text:style-name="T30"> to TMTO attacks. <text:s/>An attacker covering nodes 3 and 7 sees an average recomputation of 1.5 nodes + second loop hashing, for a 2.5 </text:span><text:span text:style-name="T31">computations per node in the second loop. <text:s/>Adding first loop computations gets the total to 3.5 computations per node, </text:span><text:span text:style-name="T31">compared with 2 computations per node when keeping all nodes in memory. <text:s/>That's a 1.75X computation penalty, but the attacker only covered 1 in 4 nodes, so his time*memory is down </text:span><text:span text:style-name="T31">to 0.44X of his </text:span><text:span text:style-name="T34">original </text:span><text:span text:style-name="T31">cost. <text:s/></text:span><text:span text:style-name="T34">As an attacker reduces his memory coverage, his time*memory cost converges to ¼ of the original.</text:span></text:p>
      <text:p text:style-name="P108"><draw:frame draw:style-name="fr2" draw:name="Frame5" text:anchor-type="as-char" svg:width="5.5201in" draw:z-index="9"><draw:text-box fo:min-height="1.6138in"><text:p text:style-name="P17"><text:span text:style-name="T31">TigerKDF</text:span><text:span text:style-name="T72">'s “</text:span><text:span text:style-name="T73">resistant</text:span><text:span text:style-name="T72">” </text:span>Computation DAG:</text:p><text:p text:style-name="P18"><draw:frame draw:style-name="fr7" draw:name="Object3" text:anchor-type="as-char" svg:width="5.5201in" svg:height="2.0008in" draw:z-index="10"><draw:object xlink:href="./Object 3" xlink:type="simple" xlink:show="embed" xlink:actuate="onLoad"/><draw:image xlink:href="./ObjectReplacements/Object 3" xlink:type="simple" xlink:show="embed" xlink:actuate="onLoad"/></draw:frame></text:p></draw:text-box></draw:frame></text:p>
      <text:p text:style-name="P109">One visual give-away that this is a sliding-power-of-two bit-reversal DAG is that every power of 2 <text:span text:style-name="T185">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text:soft-page-break/>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116">(actually it follows 2 pebbles behind to avoid 1-long edges).</text:span></text:p>
      <text:p text:style-name="P109">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116">the other </text:span>DAG<text:span text:style-name="T116">s</text:span> tested.</text:p>
      <text:p text:style-name="P105"><draw:frame draw:style-name="fr2" draw:name="Frame3" text:anchor-type="as-char" svg:width="5.5201in" draw:z-index="1"><draw:text-box fo:min-height="1.6138in"><text:p text:style-name="P17"><text:span text:style-name="T31">TigerKDF</text:span><text:span text:style-name="T72">'s “unpredictable” </text:span>Computation DAG:</text:p><text:p text:style-name="P18"><draw:frame draw:style-name="fr7"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10">TigerKDF “<text:span text:style-name="T72">unpredictable” </text:span>computation DAGs have the same <text:span text:style-name="T34">linear</text:span> chain, but instead of waiting until all memory is written before doing password dependent pseudo-unpredictable reads, it reads and hashes while writing. <text:s/>This creates a unpredictable-ish looking graph where edges on average point back ¼ from their position, and there are lots of short edges. <text:s/>This keeps the midpoint cut size around 17% of the number of nodes. <text:s/>In this case, the cut size to the right of node 5 is 4.</text:p>
      <text:p text:style-name="P110"><text:span text:style-name="T35">If </text:span><text:span text:style-name="T72">an attacker</text:span><text:span text:style-name="T35"> has covered </text:span><text:span text:style-name="T72">only </text:span><text:span text:style-name="T35">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igerKDF graph recomputation penalty grows to a substantial portion of the </text:span><text:span text:style-name="T36">entire </text:span><text:span text:style-name="T35">graph </text:span><text:span text:style-name="T39">for each </text:span><text:span text:style-name="T72">missing </text:span><text:span text:style-name="T39">node </text:span><text:span text:style-name="T72">requiring recomputation </text:span><text:span text:style-name="T35">by the time an attacker has only 1/</text:span><text:span text:style-name="T116">8</text:span><text:span text:style-name="T35">th of the nodes in memory, </text:span><text:span text:style-name="T39">resulting in a runtime proportional to the square of the graph size</text:span><text:span text:style-name="T35">. <text:s/></text:span><text:span text:style-name="T37">While a ½ memory TMTO with every other memory block kept results in no </text:span><text:span text:style-name="T39">significant </text:span><text:span text:style-name="T37">change in memory*time cost, anything lower than ½ rapidly becomes too expensive to compute. <text:s/></text:span><text:span text:style-name="T39">An attacker keeping every </text:span><text:span text:style-name="T39">4</text:span><text:span text:style-name="T14">th</text:span><text:span text:style-name="T39"> node in memory suffers an additional computation factor of over 2000X for a 1M node </text:span><text:span text:style-name="T39">graph</text:span><text:span text:style-name="T37">. <text:s/>A reasonable attack against TigerKDF would be to save ½ of the last ½ of memory. <text:s/></text:span><text:span text:style-name="T40">For 1,000,000 node graphs the gain is &lt; 2% in the time*memory cost. <text:s/>If we increase spacing </text:span><text:soft-page-break/><text:span text:style-name="T40">to 3 in the last ¼, then to 4 in the last 8</text:span><text:span text:style-name="T15">th</text:span><text:span text:style-name="T40">, and so on, the memory*time cost drops 3% versus the normal algorithm.</text:span></text:p>
      <text:p text:style-name="P111"><draw:frame draw:style-name="fr3" draw:name="Frame4" text:anchor-type="as-char" svg:y="-2.7181in" svg:width="4.1283in" draw:z-index="3"><draw:text-box fo:min-height="3.2799in"><text:p text:style-name="P17"><text:span text:style-name="T40">Catena-3</text:span> Computation DAG:</text:p><text:p text:style-name="P18"><draw:frame draw:style-name="fr8" draw:name="Object5" text:anchor-type="as-char" svg:y="-1.8417in" svg:width="4.1283in" svg:height="2.9563in" draw:z-index="4"><draw:object xlink:href="./Object 5" xlink:type="simple" xlink:show="embed" xlink:actuate="onLoad"/><draw:image xlink:href="./ObjectReplacements/Object 5" xlink:type="simple" xlink:show="embed" xlink:actuate="onLoad"/><svg:desc>OLE-object</svg:desc></draw:frame></text:p></draw:text-box></draw:frame></text:p>
      <text:p text:style-name="P54"><text:span text:style-name="T41">The </text:span>Catena<text:span text:style-name="T26">-3</text:span> <text:span text:style-name="T41">DAG</text:span> <text:span text:style-name="T41">is computed using</text:span> ¼ of the memory requirement compared to the size of <text:span text:style-name="T41">it's</text:span> computation DAG. <text:s/><text:span text:style-name="T41">However,</text:span> an attacker is unlikely to succeed <text:span text:style-name="T74">at improving his time*memory cost </text:span>while using even one less memory location <text:span text:style-name="T46">than ¼</text:span>. <text:s/>Our algorithm pebbles Catena with 0 recomputation penalty for a ¼ pebble coverage just like TigerKDF and Escrypt. <text:s/><text:span text:style-name="T46">W</text:span><text:span text:style-name="T41">ith one fewer pebbles</text:span>, the Catena pebbling <text:span text:style-name="T41">penalty </text:span>jumps <text:span text:style-name="T46">to </text:span><text:span text:style-name="T74">1.8</text:span>X <text:span text:style-name="T41">for a</text:span> 1024 node graphs, <text:span text:style-name="T74">using fixed pebbles every 4. <text:s/>T</text:span>he penalty seems <text:span text:style-name="T75">independent of</text:span> graph size<text:span text:style-name="T41">. <text:s/></text:span><text:span text:style-name="T75">When a Catena-3 sub-DAG is embedded in the first row, the penalty jumps to 3X, when using fixed pebbles </text:span><text:span text:style-name="T75">every 4 and pebb</text:span><text:span text:style-name="T169">l</text:span><text:span text:style-name="T75">ing nodes pointed to by short edges, which improves the situation on the first row.</text:span></text:p>
      <text:p text:style-name="P101">Code for the pebbling application can be found at:</text:p>
      <text:p text:style-name="P127"><text:a xlink:type="simple" xlink:href="https://github.com/waywardgeek/noelkdf/tree/master/predict"><text:span text:style-name="T132">https://github.com/waywardgeek/TigerKDF/tree/master/predict</text:span></text:a></text:p>
      <text:h text:style-name="P234" text:outline-level="1"><text:span text:style-name="T289">Benchmar </text:span>Results</text:h>
      <text:p text:style-name="P112">The following benchmarks were run on <text:span text:style-name="T286">my</text:span> quad-core <text:span text:style-name="T286">3.4GHz </text:span>i7<text:span text:style-name="T286">-3660</text:span> <text:span text:style-name="T286">Ivy Bridge</text:span> development machine <text:span text:style-name="T286">with 2 banks of 4GB CORSAIR Vengeance RAM, </text:span>running <text:span text:style-name="T76">Manjaro (</text:span>Arch<text:span text:style-name="T76">)</text:span> Linux, using the default install package for <text:span text:style-name="T42">S</text:span>crypt, and the <text:span text:style-name="T46">version of Catena available on </text:span>1/24/14 <text:span text:style-name="T117">from github</text:span>, <text:s/>using the waywardgeek branch <text:span text:style-name="T46">I created.</text:span> <text:s/><text:span text:style-name="T195">For completeness, I also compiled Scrypt from source with --enable-sse2, and include this in the benchmarks. <text:s/>It is interesting to note, that although Scrypt was </text:span><text:span text:style-name="T196">hand </text:span><text:span text:style-name="T195">SSE optimized, the default Arch distribution does not enable it.</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62"/>
          </table:table-cell>
          <table:table-cell table:style-name="Table1.A1" office:value-type="string">
            <text:p text:style-name="P64">Memory</text:p>
          </table:table-cell>
          <table:table-cell table:style-name="Table1.A1" office:value-type="string">
            <text:p text:style-name="P64">CPU Time (s)</text:p>
          </table:table-cell>
          <table:table-cell table:style-name="Table1.A1" office:value-type="string">
            <text:p text:style-name="P82">Compute Hardness</text:p>
          </table:table-cell>
          <table:table-cell table:style-name="Table1.A1" office:value-type="string">
            <text:p text:style-name="P74">Bandwidth (GiB/s)</text:p>
          </table:table-cell>
          <table:table-cell table:style-name="Table1.F1" office:value-type="string">
            <text:p text:style-name="P80">Speedup</text:p>
          </table:table-cell>
        </table:table-row>
        <table:table-row>
          <table:table-cell table:style-name="Table1.A2" office:value-type="string">
            <text:p text:style-name="P64">Scrypt <text:span text:style-name="T194">(nosee)</text:span></text:p>
          </table:table-cell>
          <table:table-cell table:style-name="Table1.A2" office:value-type="string">
            <text:p text:style-name="P64">500 MiB</text:p>
          </table:table-cell>
          <table:table-cell table:style-name="Table1.A2" office:value-type="string">
            <text:p text:style-name="P64">1.8</text:p>
          </table:table-cell>
          <table:table-cell table:style-name="Table1.A2" office:value-type="string">
            <text:p text:style-name="P74"/>
          </table:table-cell>
          <table:table-cell table:style-name="Table1.A2" office:value-type="string">
            <text:p text:style-name="P74">0.56</text:p>
          </table:table-cell>
          <table:table-cell table:style-name="Table1.F2" office:value-type="string">
            <text:p text:style-name="P64">1.0X</text:p>
          </table:table-cell>
        </table:table-row>
        <table:table-row>
          <table:table-cell table:style-name="Table1.A2" office:value-type="string">
            <text:p text:style-name="P75">Scrypt (see)</text:p>
          </table:table-cell>
          <table:table-cell table:style-name="Table1.A2" office:value-type="string">
            <text:p text:style-name="P75">500 MiB</text:p>
          </table:table-cell>
          <table:table-cell table:style-name="Table1.A2" office:value-type="string">
            <text:p text:style-name="P75">1.0</text:p>
          </table:table-cell>
          <table:table-cell table:style-name="Table1.A2" office:value-type="string">
            <text:p text:style-name="P74"/>
          </table:table-cell>
          <table:table-cell table:style-name="Table1.A2" office:value-type="string">
            <text:p text:style-name="P74">1.0</text:p>
          </table:table-cell>
          <table:table-cell table:style-name="Table1.F2" office:value-type="string">
            <text:p text:style-name="P75">1.8X</text:p>
          </table:table-cell>
        </table:table-row>
        <table:table-row>
          <table:table-cell table:style-name="Table1.A2" office:value-type="string">
            <text:p text:style-name="P64">Catena-3</text:p>
          </table:table-cell>
          <table:table-cell table:style-name="Table1.A2" office:value-type="string">
            <text:p text:style-name="P64">1 GiB</text:p>
          </table:table-cell>
          <table:table-cell table:style-name="Table1.A2" office:value-type="string">
            <text:p text:style-name="P64">1.37</text:p>
          </table:table-cell>
          <table:table-cell table:style-name="Table1.A2" office:value-type="string">
            <text:p text:style-name="P74"/>
          </table:table-cell>
          <table:table-cell table:style-name="Table1.A2" office:value-type="string">
            <text:p text:style-name="P74">4.4</text:p>
          </table:table-cell>
          <table:table-cell table:style-name="Table1.F2" office:value-type="string">
            <text:p text:style-name="P64">2.6X</text:p>
          </table:table-cell>
        </table:table-row>
        <table:table-row>
          <table:table-cell table:style-name="Table1.A2" office:value-type="string">
            <text:p text:style-name="P68">Catena-2</text:p>
          </table:table-cell>
          <table:table-cell table:style-name="Table1.A2" office:value-type="string">
            <text:p text:style-name="P68">1 GiB</text:p>
          </table:table-cell>
          <table:table-cell table:style-name="Table1.A2" office:value-type="string">
            <text:p text:style-name="P68">1.06</text:p>
          </table:table-cell>
          <table:table-cell table:style-name="Table1.A2" office:value-type="string">
            <text:p text:style-name="P74"/>
          </table:table-cell>
          <table:table-cell table:style-name="Table1.A2" office:value-type="string">
            <text:p text:style-name="P74">5.7</text:p>
          </table:table-cell>
          <table:table-cell table:style-name="Table1.F2" office:value-type="string">
            <text:p text:style-name="P68">3.4X</text:p>
          </table:table-cell>
        </table:table-row>
        <table:table-row>
          <table:table-cell table:style-name="Table1.A2" office:value-type="string">
            <text:p text:style-name="P64">TigerKDF <text:span text:style-name="T203">(</text:span><text:span text:style-name="T238">1</text:span><text:span text:style-name="T203"> threads)</text:span></text:p>
          </table:table-cell>
          <table:table-cell table:style-name="Table1.A2" office:value-type="string">
            <text:p text:style-name="P64"><text:span text:style-name="T200">2 </text:span>GiB</text:p>
          </table:table-cell>
          <table:table-cell table:style-name="Table1.A2" office:value-type="string">
            <text:p text:style-name="P64">0.<text:span text:style-name="T206">4</text:span><text:span text:style-name="T239">5</text:span></text:p>
          </table:table-cell>
          <table:table-cell table:style-name="Table1.A2" office:value-type="string">
            <text:p text:style-name="P81"><text:span text:style-name="T239">52</text:span><text:span text:style-name="T212">% </text:span><text:span text:style-name="T240">(-M4)</text:span></text:p>
          </table:table-cell>
          <table:table-cell table:style-name="Table1.A2" office:value-type="string">
            <text:p text:style-name="P83">8.9</text:p>
          </table:table-cell>
          <table:table-cell table:style-name="Table1.F2" office:value-type="string">
            <text:p text:style-name="P64"><text:span text:style-name="T201">1</text:span><text:span text:style-name="T239">6</text:span>X</text:p>
          </table:table-cell>
        </table:table-row>
        <table:table-row>
          <table:table-cell table:style-name="Table1.A2" office:value-type="string">
            <text:p text:style-name="P74">TigerKDF (<text:span text:style-name="T238">2</text:span> threads)</text:p>
          </table:table-cell>
          <table:table-cell table:style-name="Table1.A2" office:value-type="string">
            <text:p text:style-name="P74">2 GiB</text:p>
          </table:table-cell>
          <table:table-cell table:style-name="Table1.A2" office:value-type="string">
            <text:p text:style-name="P67"><text:span text:style-name="T197">0.</text:span><text:span text:style-name="T203">3</text:span><text:span text:style-name="T239">2</text:span></text:p>
          </table:table-cell>
          <table:table-cell table:style-name="Table1.A2" office:value-type="string">
            <text:p text:style-name="P82"><text:span text:style-name="T239">46</text:span>% <text:span text:style-name="T240">(-M5)</text:span></text:p>
          </table:table-cell>
          <table:table-cell table:style-name="Table1.A2" office:value-type="string">
            <text:p text:style-name="P78">1<text:span text:style-name="T239">2.5</text:span></text:p>
          </table:table-cell>
          <table:table-cell table:style-name="Table1.F2" office:value-type="string">
            <text:p text:style-name="P74"><text:span text:style-name="T204">2</text:span><text:span text:style-name="T239">2</text:span>X</text:p>
          </table:table-cell>
        </table:table-row>
        <table:table-row>
          <table:table-cell table:style-name="Table1.A2" office:value-type="string">
            <text:p text:style-name="P76">Memmove</text:p>
          </table:table-cell>
          <table:table-cell table:style-name="Table1.A2" office:value-type="string">
            <text:p text:style-name="P66"><text:span text:style-name="T199">2 </text:span><text:span text:style-name="T193">GiB</text:span></text:p>
          </table:table-cell>
          <table:table-cell table:style-name="Table1.A2" office:value-type="string">
            <text:p text:style-name="P66"><text:span text:style-name="T193">0.</text:span><text:span text:style-name="T199">23</text:span></text:p>
          </table:table-cell>
          <table:table-cell table:style-name="Table1.A2" office:value-type="string">
            <text:p text:style-name="P77"/>
          </table:table-cell>
          <table:table-cell table:style-name="Table1.A2" office:value-type="string">
            <text:p text:style-name="P77">17</text:p>
          </table:table-cell>
          <table:table-cell table:style-name="Table1.F2" office:value-type="string">
            <text:p text:style-name="P76"/>
          </table:table-cell>
        </table:table-row>
        <table:table-row>
          <table:table-cell table:style-name="Table1.A2" office:value-type="string">
            <text:p text:style-name="P79">Memmove (2 threads)</text:p>
          </table:table-cell>
          <table:table-cell table:style-name="Table1.A2" office:value-type="string">
            <text:p text:style-name="P79">2 GiB</text:p>
          </table:table-cell>
          <table:table-cell table:style-name="Table1.A2" office:value-type="string">
            <text:p text:style-name="P79">0.18</text:p>
          </table:table-cell>
          <table:table-cell table:style-name="Table1.A2" office:value-type="string">
            <text:p text:style-name="P77"/>
          </table:table-cell>
          <table:table-cell table:style-name="Table1.A2" office:value-type="string">
            <text:p text:style-name="P79">22</text:p>
          </table:table-cell>
          <table:table-cell table:style-name="Table1.F2" office:value-type="string">
            <text:p text:style-name="P66"/>
          </table:table-cell>
        </table:table-row>
      </table:table>
      <text:p text:style-name="P113"/>
      <text:p text:style-name="P92"><text:span text:style-name="T213">Compute hardness is calculated as the time spent doing </text:span><text:span text:style-name="T215">serial</text:span><text:span text:style-name="T213"> multiplication</text:span><text:span text:style-name="T215">s</text:span><text:span text:style-name="T213"> compared to the total runtime. <text:s/>On the 3.4GHz quad-core i7 Ivy Bridge processor used in these benchmarks, multiplication takes 3 cycles, </text:span><text:span text:style-name="T214">or 0.88ns. <text:s/></text:span><text:span text:style-name="T241">An additional cycle is required for the XOR operation, making 75% the maximum possible compute time hardness. <text:s/>Memory allocation overhead is on the order of 15-20%, making it difficult to achieve compute time hardness over 50% </text:span><text:span text:style-name="T287">while hashing external RAM</text:span><text:span text:style-name="T241">. <text:s/></text:span><text:span text:style-name="T242">A dedicated authentication server which allocates memory once for many authentications would achieve closer to 75% compute time hardness, </text:span><text:span text:style-name="T243">compared to an ASIC attacker with a multiplier of the same speed.</text:span></text:p>
      <text:p text:style-name="P93"><text:span text:style-name="T27">The Catena</text:span><text:span text:style-name="T77">-</text:span><text:span text:style-name="T27">3 code used the same exact hash function as </text:span><text:span text:style-name="T204">my previous hashing algorithm, NoelKDF. <text:s/>I</text:span><text:span text:style-name="T46"> literally copied and pasted the </text:span><text:span text:style-name="T47">hashing </text:span><text:span text:style-name="T46">code from </text:span><text:span text:style-name="T47">TigerKDF-ref.c</text:span><text:span text:style-name="T46"> into catena-multhash.c.</text:span></text:p>
      <text:p text:style-name="P94"><text:span text:style-name="T287">For small memory in-cache hashing, TigerKDF runs very fast, especially with SSE or AVX2 enabled. <text:s/>The Haswell machine was provided by Solar Designer, and is an Intel quad-</text:span><text:span text:style-name="T287">core i7-4770. <text:s/></text:span><text:span text:style-name="T288">These numbers are for 1, 4, and 8 threads, with either 0 or 1 multiplication in the inner loop per 32 bytes hashed. <text:s/>Each hash requires 2 reads, doubling the bandwidth. <text:s/>All runs were made with the blocksize and subblocks size equal to 16KiB, meaning there were no small random reads. <text:s/>In general, this slows down L1 cache limited loops by about 2X. <text:s/>Each run was made hashing 64KiB repeated 2^20 times (about 1 million).</text:span></text:p>
      <text:p text:style-name="P121"/>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84"/>
          </table:table-cell>
          <table:table-cell table:style-name="CachePerformance.A1" office:value-type="string">
            <text:p text:style-name="P86">1T 0M</text:p>
          </table:table-cell>
          <table:table-cell table:style-name="CachePerformance.A1" office:value-type="string">
            <text:p text:style-name="P86">4T 0M</text:p>
          </table:table-cell>
          <table:table-cell table:style-name="CachePerformance.A1" office:value-type="string">
            <text:p text:style-name="P86">8T 0M</text:p>
          </table:table-cell>
          <table:table-cell table:style-name="CachePerformance.A1" office:value-type="string">
            <text:p text:style-name="P86">1T 1M</text:p>
          </table:table-cell>
          <table:table-cell table:style-name="CachePerformance.A1" office:value-type="string">
            <text:p text:style-name="P86">4T 1M</text:p>
          </table:table-cell>
          <table:table-cell table:style-name="CachePerformance.G1" office:value-type="string">
            <text:p text:style-name="P86">8T 1M</text:p>
          </table:table-cell>
        </table:table-row>
        <table:table-row>
          <table:table-cell table:style-name="CachePerformance.A2" office:value-type="string">
            <text:p text:style-name="P86">Haswell AVX2</text:p>
          </table:table-cell>
          <table:table-cell table:style-name="CachePerformance.A2" office:value-type="string">
            <text:p text:style-name="P86">109 GiB/s</text:p>
          </table:table-cell>
          <table:table-cell table:style-name="CachePerformance.A2" office:value-type="string">
            <text:p text:style-name="P86">404 GiB/s</text:p>
          </table:table-cell>
          <table:table-cell table:style-name="CachePerformance.A2" office:value-type="string">
            <text:p text:style-name="P86">701 GiB/s</text:p>
          </table:table-cell>
          <table:table-cell table:style-name="CachePerformance.A2" office:value-type="string">
            <text:p text:style-name="P86">82 GiB/s</text:p>
          </table:table-cell>
          <table:table-cell table:style-name="CachePerformance.A2" office:value-type="string">
            <text:p text:style-name="P85"><text:span text:style-name="T287">307 </text:span><text:span text:style-name="T288">GiB/s</text:span></text:p>
          </table:table-cell>
          <table:table-cell table:style-name="CachePerformance.G2" office:value-type="string">
            <text:p text:style-name="P87">547 GiB/s</text:p>
          </table:table-cell>
        </table:table-row>
        <table:table-row>
          <table:table-cell table:style-name="CachePerformance.A2" office:value-type="string">
            <text:p text:style-name="P85"><text:span text:style-name="T287">Ivy Bridge SSE</text:span><text:span text:style-name="T288">2</text:span></text:p>
          </table:table-cell>
          <table:table-cell table:style-name="CachePerformance.A2" office:value-type="string">
            <text:p text:style-name="P87">92 GiB/s</text:p>
          </table:table-cell>
          <table:table-cell table:style-name="CachePerformance.A2" office:value-type="string">
            <text:p text:style-name="P87">222 GiB/s</text:p>
          </table:table-cell>
          <table:table-cell table:style-name="CachePerformance.A2" office:value-type="string">
            <text:p text:style-name="P87">580 GiB/s</text:p>
          </table:table-cell>
          <table:table-cell table:style-name="CachePerformance.A2" office:value-type="string">
            <text:p text:style-name="P87">80 GiB/s</text:p>
          </table:table-cell>
          <table:table-cell table:style-name="CachePerformance.A2" office:value-type="string">
            <text:p text:style-name="P84"><text:s/><text:span text:style-name="T288">198 GiB/s</text:span></text:p>
          </table:table-cell>
          <table:table-cell table:style-name="CachePerformance.G2" office:value-type="string">
            <text:p text:style-name="P87">274 GiB/s</text:p>
          </table:table-cell>
        </table:table-row>
      </table:table>
      <text:p text:style-name="P122"/>
      <text:p text:style-name="P122">AVX2 showed the most improvement over SSE2 when running in L1 cache, and with 4 threads. <text:s/>Even a single multiplication in the inner loop results in a multiplication time limited loop when running in L1 cache.</text:p>
      <text:p text:style-name="P114"><text:soft-page-break/><text:span text:style-name="T79">Next, I compared resistance to cache timing attacks </text:span><text:span text:style-name="T117">with my automated pebbler</text:span><text:span text:style-name="T79">. <text:s/>Catena-3 seems to be the clear winner for a “resistant” KDF, as even reducing 1 pebble punishes an attacker. <text:s/>However “hybrid” KDFs fill memory with all the computed results, so users do not </text:span><text:span text:style-name="T79">benefit from the reduced memory consumption the way they do with Catena. <text:s/>For TigerKDF, I </text:span><text:span text:style-name="T79">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text:span><text:span text:style-name="T80">and the sliding-reverse DAGs needed a heuristic for fixing pebbles on nodes of high in degree.</text:span></text:p>
      <text:p text:style-name="P116"/>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3"/>
          </table:table-cell>
          <table:table-cell table:style-name="Table2.A1" office:value-type="string">
            <text:p text:style-name="P70">Spacing</text:p>
          </table:table-cell>
          <table:table-cell table:style-name="Table2.A1" office:value-type="string">
            <text:p text:style-name="P71">Max Degree</text:p>
          </table:table-cell>
          <table:table-cell table:style-name="Table2.A1" office:value-type="string">
            <text:p text:style-name="P70">Min Edge Length</text:p>
          </table:table-cell>
          <table:table-cell table:style-name="Table2.E1" office:value-type="string">
            <text:p text:style-name="P70">Recomputation Penalty</text:p>
          </table:table-cell>
        </table:table-row>
        <table:table-row>
          <table:table-cell table:style-name="Table2.A2" office:value-type="string">
            <text:p text:style-name="P65">Catena-3</text:p>
          </table:table-cell>
          <table:table-cell table:style-name="Table2.A2" office:value-type="string">
            <text:p text:style-name="P72">7</text:p>
          </table:table-cell>
          <table:table-cell table:style-name="Table2.A2" office:value-type="string">
            <text:p text:style-name="P71">0</text:p>
          </table:table-cell>
          <table:table-cell table:style-name="Table2.A2" office:value-type="string">
            <text:p text:style-name="P72">0</text:p>
          </table:table-cell>
          <table:table-cell table:style-name="Table2.E2" office:value-type="string">
            <text:p text:style-name="P65"><text:span text:style-name="T78">10</text:span>X</text:p>
          </table:table-cell>
        </table:table-row>
        <table:table-row>
          <table:table-cell table:style-name="Table2.A2" office:value-type="string">
            <text:p text:style-name="P69">Catena-2</text:p>
          </table:table-cell>
          <table:table-cell table:style-name="Table2.A2" office:value-type="string">
            <text:p text:style-name="P71">5</text:p>
          </table:table-cell>
          <table:table-cell table:style-name="Table2.A2" office:value-type="string">
            <text:p text:style-name="P71">0</text:p>
          </table:table-cell>
          <table:table-cell table:style-name="Table2.A2" office:value-type="string">
            <text:p text:style-name="P71">0</text:p>
          </table:table-cell>
          <table:table-cell table:style-name="Table2.E2" office:value-type="string">
            <text:p text:style-name="P71">2.6X</text:p>
          </table:table-cell>
        </table:table-row>
        <table:table-row>
          <table:table-cell table:style-name="Table2.A2" office:value-type="string">
            <text:p text:style-name="P70">Enhanced Catena-3</text:p>
          </table:table-cell>
          <table:table-cell table:style-name="Table2.A2" office:value-type="string">
            <text:p text:style-name="P70">8</text:p>
          </table:table-cell>
          <table:table-cell table:style-name="Table2.A2" office:value-type="string">
            <text:p text:style-name="P71">0</text:p>
          </table:table-cell>
          <table:table-cell table:style-name="Table2.A2" office:value-type="string">
            <text:p text:style-name="P70">25</text:p>
          </table:table-cell>
          <table:table-cell table:style-name="Table2.E2" office:value-type="string">
            <text:p text:style-name="P70">89X</text:p>
          </table:table-cell>
        </table:table-row>
        <table:table-row>
          <table:table-cell table:style-name="Table2.A2" office:value-type="string">
            <text:p text:style-name="P69"><text:span text:style-name="T78">Enhanced </text:span>Catena-2</text:p>
          </table:table-cell>
          <table:table-cell table:style-name="Table2.A2" office:value-type="string">
            <text:p text:style-name="P71">5</text:p>
          </table:table-cell>
          <table:table-cell table:style-name="Table2.A2" office:value-type="string">
            <text:p text:style-name="P71">0</text:p>
          </table:table-cell>
          <table:table-cell table:style-name="Table2.A2" office:value-type="string">
            <text:p text:style-name="P71">25</text:p>
          </table:table-cell>
          <table:table-cell table:style-name="Table2.E2" office:value-type="string">
            <text:p text:style-name="P71">6.5X</text:p>
          </table:table-cell>
        </table:table-row>
        <table:table-row>
          <table:table-cell table:style-name="Table2.A2" office:value-type="string">
            <text:p text:style-name="P71">Sliding-Reverse</text:p>
          </table:table-cell>
          <table:table-cell table:style-name="Table2.A2" office:value-type="string">
            <text:p text:style-name="P73">16</text:p>
          </table:table-cell>
          <table:table-cell table:style-name="Table2.A2" office:value-type="string">
            <text:p text:style-name="P71">3</text:p>
          </table:table-cell>
          <table:table-cell table:style-name="Table2.A2" office:value-type="string">
            <text:p text:style-name="P65">0</text:p>
          </table:table-cell>
          <table:table-cell table:style-name="Table2.E2" office:value-type="string">
            <text:p text:style-name="P71">1176X</text:p>
          </table:table-cell>
        </table:table-row>
      </table:table>
      <text:p text:style-name="P13"/>
      <text:p text:style-name="P55"><text:span text:style-name="T173">All of these runs pebbled </text:span><text:span text:style-name="T174">graphs </text:span><text:span text:style-name="T173">with 128 pebbles. <text:s/>The Catan-3 and sliding-reverse graphs had 1024 nodes, while the Catena-2 graphs had 768 nodes.</text:span></text:p>
      <text:p text:style-name="Normal-text">Not to<text:span text:style-name="T170">o</text:span> much should be read into these numbers as they are simply upper bounds. <text:s/>However, sliding-reverse was chosen for hybrid-TigerKDF based in part on these results. <text:s/>Also, the sliding-reverse DAG does a better job in the second loop at forcing attackers to keep results in memory.</text:p>
      <text:h text:style-name="P235" text:outline-level="1">Intellectual Property Statement</text:h>
      <text:p text:style-name="P169">I, Bill Cox, place TigerKDF-ref.c, the algorithm it contains, and all other files and <text:span text:style-name="T81">intellectual</text:span> property associated with this project into the public domain. <text:s/>I will file no patents on any idea used in this project. <text:s/>TigerKDF includes sha.c and sha.h which I copied from the scrypt source code, and which is released under <text:span text:style-name="T87">the</text:span> BSD license, <text:span text:style-name="T87">and TigerKDF-test.c was copied from Catena's catena_test_vectors.c and is released under the MIT license.</text:span></text:p>
      <text:p text:style-name="P115">TigerKDF is and will remain available worldwide on a royalty free basis, and I am unaware of any patent or patent application that covers the use or implementation of the TigerKDF algorithm. </text:p>
      <text:h text:style-name="P235" text:outline-level="1"><text:soft-page-break/>No Hidden Weaknesses</text:h>
      <text:p text:style-name="P169">I, Bill Cox, assert that TigerKDF has no deliberately hidden weakness such as back doors, and I know of no weaknesses other than those discussed in this document. <text:s/>No unusual constants <text:span text:style-name="T118">are </text:span>used in the code.</text:p>
      <text:h text:style-name="P236" text:outline-level="1">Bibliography</text:h>
      <text:list xml:id="list7048331813849706983" text:style-name="L7">
        <text:list-item>
          <text:p text:style-name="P256">Christian Forler, Stefan Lucks, and Jakob Wenzel, Catena: A Memory-Consuming Password-Scrambling Framework, http://eprint.iacr.org/2013/525.pdf</text:p>
        </text:list-item>
        <text:list-item>
          <text:p text:style-name="P242">Colin Percival. Stronger Key Derivation via Sequential Memory-Hard Functions. presented at BSDCan’ 09, May 2009, 2009.</text:p>
        </text:list-item>
        <text:list-item>
          <text:p text:style-name="P243">Secure Applications of Low-Entropy Keys, J. Kelsey, B. Schneier, C. Hall, and D. Wagner (1997)</text:p>
        </text:list-item>
        <text:list-item>
          <text:p text:style-name="P244">On time versus space and related problems, 16th FOCS - Hopcroft, Paul, et al. - 1975</text:p>
        </text:list-item>
        <text:list-item>
          <text:p text:style-name="P245"><text:span text:style-name="T202">New developments in password hashing: ROM-port-hard functions, Alexander Peslyak, ZeroNights 2012, </text:span><text:a xlink:type="simple" xlink:href="http://www.openwall.com/presentations/ZeroNights2012-New-In-Password-Hashing"><text:span text:style-name="T202">http://www.openwall.com/presentations/ZeroNights2012-New-In-Password-Hashing</text:span></text:a></text:p>
        </text:list-item>
        <text:list-item>
          <text:p text:style-name="P246"><text:span text:style-name="T205">Integer Hash Function, Thomas Wang, Jan 1997, updated Mar 2007 to Version 3.1,<text:line-break/></text:span><text:a xlink:type="simple" xlink:href="http://web.archive.org/web/20071223173210/http://www.concentric.net/~Ttwang/tech/inthash.htm"><text:span text:style-name="T205">http://web.archive.org/web/20071223173210/http://www.concentric.net/~Ttwang/tech</text:span></text:a><text:a xlink:type="simple" xlink:href="http://web.archive.org/web/20071223173210/http://www.concentric.net/~Ttwang/tech/inthash.htm"><text:span text:style-name="T205">/inthash.htm</text:span></text:a><text:span text:style-name="T205">, <text:line-break/></text:span><text:a xlink:type="simple" xlink:href="https://gist.github.com/aktau/6268616/raw/c3275bd0efc2f44ae3437282792ff0b2170624aa/inthash.md"><text:span text:style-name="T205">https://gist.github.com/aktau/6268616/raw/c3275bd0efc2f44ae3437282792ff0b2170624aa/inthash.md</text:span></text:a></text:p>
        </text:list-item>
        <text:list-item>
          <text:p text:style-name="P247">Khovratovich, Dmitry, and Ivica Nikolić. "Rotational cryptanalysis of ARX." Fast Software Encryption. Springer Berlin Heidelberg, 2010.</text:p>
        </text:list-item>
        <text:list-item>
          <text:p text:style-name="P248">Bryant, Randal E. "Graph-based algorithms for boolean function manipulation." Computers, IEEE Transactions on 100.8 (1986): 677-69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6560595105309632161" text:style-name="ML1">
          <text:list-header>
            <text:p text:style-name="MP2"><text:tab/><text:page-number style:num-format="1" text:select-page="current">24</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634</meta:editing-cycles>
    <meta:editing-duration>P17DT22H37M38S</meta:editing-duration>
    <dc:date>2014-03-06T18:27:40.19</dc:date>
    <meta:document-statistic meta:table-count="3" meta:image-count="1" meta:object-count="7" meta:page-count="26" meta:paragraph-count="455" meta:word-count="9001" meta:character-count="57061" meta:non-whitespace-character-count="47960"/>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math xmlns="http://www.w3.org/1998/Math/MathML">
  <semantics>
    <mrow>
      <mi>T</mi>
      <mi>≥</mi>
      <mrow>
        <msup>
          <mi>G</mi>
          <mn>3</mn>
        </msup>
        <mo stretchy="false">/</mo>
        <msup>
          <mn>128S</mn>
          <mn>2</mn>
        </msup>
      </mrow>
    </mrow>
    <annotation encoding="StarMath 5.0">T ≥ G^3/128S^2</annotation>
  </semantics>
</math>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